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951cm"/>
    </style:style>
    <style:style style:name="co2" style:family="table-column">
      <style:table-column-properties fo:break-before="auto" style:column-width="4.514cm"/>
    </style:style>
    <style:style style:name="co3" style:family="table-column">
      <style:table-column-properties fo:break-before="auto" style:column-width="9.423cm"/>
    </style:style>
    <style:style style:name="co4" style:family="table-column">
      <style:table-column-properties fo:break-before="auto" style:column-width="7.334cm"/>
    </style:style>
    <style:style style:name="co5" style:family="table-column">
      <style:table-column-properties fo:break-before="auto" style:column-width="5.64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1.931cm"/>
    </style:style>
    <style:style style:name="co8" style:family="table-column">
      <style:table-column-properties fo:break-before="auto" style:column-width="11.848cm"/>
    </style:style>
    <style:style style:name="co9" style:family="table-column">
      <style:table-column-properties fo:break-before="auto" style:column-width="16.009cm"/>
    </style:style>
    <style:style style:name="co10" style:family="table-column">
      <style:table-column-properties fo:break-before="auto" style:column-width="10.777cm"/>
    </style:style>
    <style:style style:name="co11" style:family="table-column">
      <style:table-column-properties fo:break-before="auto" style:column-width="9.705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</office:automatic-styles>
  <office:body>
    <office:spreadsheet>
      <table:table table:name="Summar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Total Execution Time [s]</text:p>
          </table:table-cell>
          <table:table-cell office:value-type="string">
            <text:p>Comment</text:p>
          </table:table-cell>
          <table:table-cell office:value-type="string">
            <text:p>Execution Time of UNOBSERVED_SET.has_object – query</text:p>
          </table:table-cell>
          <table:table-cell office:value-type="string">
            <text:p>Execution Time of ERL_CALLER</text:p>
          </table:table-cell>
          <table:table-cell office:value-type="string">
            <text:p>Execution time of cr_is_enabled query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capture_phase</text:p>
          </table:table-cell>
          <table:table-cell office:value-type="float" office:value="540">
            <text:p>540</text:p>
          </table:table-cell>
          <table:table-cell office:value-type="string">
            <text:p>hochgerechnet von UNOBSERVED_SET.has_object</text:p>
          </table:table-cell>
          <table:table-cell office:value-type="float" office:value="260">
            <text:p>260</text:p>
          </table:table-cell>
          <table:table-cell table:number-columns-repeated="2"/>
        </table:table-row>
        <table:table-row table:style-name="ro1">
          <table:table-cell office:value-type="string">
            <text:p>capture_all_observed</text:p>
          </table:table-cell>
          <table:table-cell office:value-type="float" office:value="265">
            <text:p>265</text:p>
          </table:table-cell>
          <table:table-cell office:value-type="string">
            <text:p>ROOT_CLASS.make</text:p>
          </table:table-cell>
          <table:table-cell office:value-type="float" office:value="227">
            <text:p>227</text:p>
          </table:table-cell>
          <table:table-cell table:number-columns-repeated="2"/>
        </table:table-row>
        <table:table-row table:style-name="ro1">
          <table:table-cell office:value-type="string">
            <text:p>replay_phase</text:p>
          </table:table-cell>
          <table:table-cell office:value-type="float" office:value="1670">
            <text:p>1670</text:p>
          </table:table-cell>
          <table:table-cell office:value-type="string">
            <text:p>PLAYER.play</text:p>
          </table:table-cell>
          <table:table-cell office:value-type="float" office:value="295">
            <text:p>295</text:p>
          </table:table-cell>
          <table:table-cell office:value-type="float" office:value="1650">
            <text:p>1650</text:p>
          </table:table-cell>
          <table:table-cell/>
        </table:table-row>
        <table:table-row table:style-name="ro1">
          <table:table-cell office:value-type="string">
            <text:p>cr_disabled</text:p>
          </table:table-cell>
          <table:table-cell office:value-type="float" office:value="4">
            <text:p>4</text:p>
          </table:table-cell>
          <table:table-cell office:value-type="string">
            <text:p>ROOT_CLASS.make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uninstrumented</text:p>
          </table:table-cell>
          <table:table-cell office:value-type="float" office:value="0.5">
            <text:p>0.5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</table:table>
      <table:table table:name="capture phase" table:style-name="ta1" table:print="false">
        <office:forms form:automatic-focus="false" form:apply-design-mode="false"/>
        <table:table-column table:style-name="co7" table:default-cell-style-name="Default"/>
        <table:table-column table:style-name="co6" table:number-columns-repeated="255" table:default-cell-style-name="Default"/>
        <table:table-row table:style-name="ro1">
          <table:table-cell table:style-name="ce1" office:value-type="string">
            <text:p>Function</text:p>
          </table:table-cell>
          <table:table-cell table:style-name="ce1" office:value-type="string">
            <text:p>calls</text:p>
          </table:table-cell>
          <table:table-cell table:style-name="ce1" office:value-type="string">
            <text:p>self</text:p>
          </table:table-cell>
          <table:table-cell table:style-name="ce1" office:value-type="string">
            <text:p>descendant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ercentage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additional_base_classes.RECORDER.enter</text:p>
          </table:table-cell>
          <table:table-cell office:value-type="float" office:value="1890359">
            <text:p>1890359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0.88">
            <text:p>0.88</text:p>
          </table:table-cell>
          <table:table-cell office:value-type="float" office:value="0.16">
            <text:p>0.16</text:p>
          </table:table-cell>
          <table:table-cell table:number-columns-repeated="250"/>
        </table:table-row>
        <table:table-row table:style-name="ro1">
          <table:table-cell office:value-type="string">
            <text:p>additional_base_classes.RECORDER.leave</text:p>
          </table:table-cell>
          <table:table-cell office:value-type="float" office:value="760147">
            <text:p>760147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0.38">
            <text:p>0.38</text:p>
          </table:table-cell>
          <table:table-cell office:value-type="float" office:value="0.07">
            <text:p>0.07</text:p>
          </table:table-cell>
          <table:table-cell table:number-columns-repeated="250"/>
        </table:table-row>
        <table:table-row table:style-name="ro1">
          <table:table-cell office:value-type="string">
            <text:p>additional_base_classes.RECORDER.observed_stack_item</text:p>
          </table:table-cell>
          <table:table-cell office:value-type="float" office:value="760146">
            <text:p>760146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float" office:value="0.24">
            <text:p>0.24</text:p>
          </table:table-cell>
          <table:table-cell table:number-columns-repeated="250"/>
        </table:table-row>
        <table:table-row table:style-name="ro1">
          <table:table-cell office:value-type="string">
            <text:p>additional_base_classes.RECORDER.put_feature_exit</text:p>
          </table:table-cell>
          <table:table-cell office:value-type="float" office:value="80019">
            <text:p>80019</text:p>
          </table:table-cell>
          <table:table-cell office:value-type="float" office:value="0.34">
            <text:p>0.34</text:p>
          </table:table-cell>
          <table:table-cell office:value-type="float" office:value="51.98">
            <text:p>51.98</text:p>
          </table:table-cell>
          <table:table-cell office:value-type="float" office:value="52.32">
            <text:p>52.32</text:p>
          </table:table-cell>
          <table:table-cell office:value-type="float" office:value="9.74">
            <text:p>9.74</text:p>
          </table:table-cell>
          <table:table-cell table:number-columns-repeated="250"/>
        </table:table-row>
        <table:table-row table:style-name="ro1">
          <table:table-cell office:value-type="string">
            <text:p>additional_base_classes.RECORDER.put_feature_invocation</text:p>
          </table:table-cell>
          <table:table-cell office:value-type="float" office:value="80019">
            <text:p>80019</text:p>
          </table:table-cell>
          <table:table-cell office:value-type="float" office:value="0.49">
            <text:p>0.49</text:p>
          </table:table-cell>
          <table:table-cell office:value-type="float" office:value="198.46">
            <text:p>198.46</text:p>
          </table:table-cell>
          <table:table-cell office:value-type="float" office:value="198.95">
            <text:p>198.95</text:p>
          </table:table-cell>
          <table:table-cell office:value-type="float" office:value="37.05">
            <text:p>37.05</text:p>
          </table:table-cell>
          <table:table-cell table:number-columns-repeated="250"/>
        </table:table-row>
        <table:table-row table:style-name="ro1">
          <table:table-cell office:value-type="string">
            <text:p>additional_base_classes.RECORDER.put_to_observed_stack</text:p>
          </table:table-cell>
          <table:table-cell office:value-type="float" office:value="380073">
            <text:p>380073</text:p>
          </table:table-cell>
          <table:table-cell office:value-type="float" office:value="0.76">
            <text:p>0.76</text:p>
          </table:table-cell>
          <table:table-cell office:value-type="float" office:value="0">
            <text:p>0</text:p>
          </table:table-cell>
          <table:table-cell office:value-type="float" office:value="0.76">
            <text:p>0.76</text:p>
          </table:table-cell>
          <table:table-cell office:value-type="float" office:value="0.14">
            <text:p>0.14</text:p>
          </table:table-cell>
          <table:table-cell table:number-columns-repeated="250"/>
        </table:table-row>
        <table:table-row table:style-name="ro1">
          <table:table-cell office:value-type="string">
            <text:p>additional_base_classes.RECORDER.remove_from_observed_stack</text:p>
          </table:table-cell>
          <table:table-cell office:value-type="float" office:value="380074">
            <text:p>380074</text:p>
          </table:table-cell>
          <table:table-cell office:value-type="float" office:value="0.71">
            <text:p>0.71</text:p>
          </table:table-cell>
          <table:table-cell office:value-type="float" office:value="0">
            <text:p>0</text:p>
          </table:table-cell>
          <table:table-cell office:value-type="float" office:value="0.71">
            <text:p>0.71</text:p>
          </table:table-cell>
          <table:table-cell office:value-type="float" office:value="0.13">
            <text:p>0.13</text:p>
          </table:table-cell>
          <table:table-cell table:number-columns-repeated="250"/>
        </table:table-row>
        <table:table-row table:style-name="ro1">
          <table:table-cell office:value-type="string">
            <text:p>additional_base_classes.TEXT_SERIALIZER.basic_types</text:p>
          </table:table-cell>
          <table:table-cell office:value-type="float" office:value="210041">
            <text:p>210041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table:number-columns-repeated="250"/>
        </table:table-row>
        <table:table-row table:style-name="ro1">
          <table:table-cell office:value-type="string">
            <text:p>additional_base_classes.TEXT_SERIALIZER.is_basic_type</text:p>
          </table:table-cell>
          <table:table-cell office:value-type="float" office:value="210041">
            <text:p>210041</text:p>
          </table:table-cell>
          <table:table-cell office:value-type="float" office:value="12.69">
            <text:p>12.69</text:p>
          </table:table-cell>
          <table:table-cell office:value-type="float" office:value="49.02">
            <text:p>49.02</text:p>
          </table:table-cell>
          <table:table-cell office:value-type="float" office:value="61.71">
            <text:p>61.71</text:p>
          </table:table-cell>
          <table:table-cell office:value-type="float" office:value="11.49">
            <text:p>11.49</text:p>
          </table:table-cell>
          <table:table-cell table:number-columns-repeated="250"/>
        </table:table-row>
        <table:table-row table:style-name="ro1">
          <table:table-cell office:value-type="string">
            <text:p>additional_base_classes.TEXT_SERIALIZER.print_debug</text:p>
          </table:table-cell>
          <table:table-cell office:value-type="float" office:value="770172">
            <text:p>770172</text:p>
          </table:table-cell>
          <table:table-cell office:value-type="float" office:value="5.59">
            <text:p>5.59</text:p>
          </table:table-cell>
          <table:table-cell office:value-type="float" office:value="0.87">
            <text:p>0.87</text:p>
          </table:table-cell>
          <table:table-cell office:value-type="float" office:value="6.46">
            <text:p>6.46</text:p>
          </table:table-cell>
          <table:table-cell office:value-type="float" office:value="1.2">
            <text:p>1.2</text:p>
          </table:table-cell>
          <table:table-cell table:number-columns-repeated="250"/>
        </table:table-row>
        <table:table-row table:style-name="ro1">
          <table:table-cell office:value-type="string">
            <text:p>additional_base_classes.TEXT_SERIALIZER.program_flow_sink</text:p>
          </table:table-cell>
          <table:table-cell office:value-type="float" office:value="7711689">
            <text:p>7711689</text:p>
          </table:table-cell>
          <table:table-cell office:value-type="float" office:value="3.14">
            <text:p>3.14</text:p>
          </table:table-cell>
          <table:table-cell office:value-type="float" office:value="0">
            <text:p>0</text:p>
          </table:table-cell>
          <table:table-cell office:value-type="float" office:value="3.14">
            <text:p>3.14</text:p>
          </table:table-cell>
          <table:table-cell office:value-type="float" office:value="0.58">
            <text:p>0.58</text:p>
          </table:table-cell>
          <table:table-cell table:number-columns-repeated="250"/>
        </table:table-row>
        <table:table-row table:style-name="ro1">
          <table:table-cell office:value-type="string">
            <text:p>additional_base_classes.TEXT_SERIALIZER.write</text:p>
          </table:table-cell>
          <table:table-cell office:value-type="float" office:value="610134">
            <text:p>610134</text:p>
          </table:table-cell>
          <table:table-cell office:value-type="float" office:value="7.86">
            <text:p>7.86</text:p>
          </table:table-cell>
          <table:table-cell office:value-type="float" office:value="5.92">
            <text:p>5.92</text:p>
          </table:table-cell>
          <table:table-cell office:value-type="float" office:value="13.78">
            <text:p>13.78</text:p>
          </table:table-cell>
          <table:table-cell office:value-type="float" office:value="2.57">
            <text:p>2.57</text:p>
          </table:table-cell>
          <table:table-cell table:number-columns-repeated="250"/>
        </table:table-row>
        <table:table-row table:style-name="ro1">
          <table:table-cell office:value-type="string">
            <text:p>additional_base_classes.TEXT_SERIALIZER.write_arguments</text:p>
          </table:table-cell>
          <table:table-cell office:value-type="float" office:value="80019">
            <text:p>80019</text:p>
          </table:table-cell>
          <table:table-cell office:value-type="float" office:value="1.29">
            <text:p>1.29</text:p>
          </table:table-cell>
          <table:table-cell office:value-type="float" office:value="72.49">
            <text:p>72.49</text:p>
          </table:table-cell>
          <table:table-cell office:value-type="float" office:value="73.78">
            <text:p>73.78</text:p>
          </table:table-cell>
          <table:table-cell office:value-type="float" office:value="13.74">
            <text:p>13.74</text:p>
          </table:table-cell>
          <table:table-cell table:number-columns-repeated="250"/>
        </table:table-row>
        <table:table-row table:style-name="ro1">
          <table:table-cell office:value-type="string">
            <text:p>additional_base_classes.TEXT_SERIALIZER.write_basic</text:p>
          </table:table-cell>
          <table:table-cell office:value-type="float" office:value="40009">
            <text:p>40009</text:p>
          </table:table-cell>
          <table:table-cell office:value-type="float" office:value="1.86">
            <text:p>1.86</text:p>
          </table:table-cell>
          <table:table-cell office:value-type="float" office:value="10.81">
            <text:p>10.81</text:p>
          </table:table-cell>
          <table:table-cell office:value-type="float" office:value="12.67">
            <text:p>12.67</text:p>
          </table:table-cell>
          <table:table-cell office:value-type="float" office:value="2.36">
            <text:p>2.36</text:p>
          </table:table-cell>
          <table:table-cell table:number-columns-repeated="250"/>
        </table:table-row>
        <table:table-row table:style-name="ro1">
          <table:table-cell office:value-type="string">
            <text:p>additional_base_classes.TEXT_SERIALIZER.write_call</text:p>
          </table:table-cell>
          <table:table-cell office:value-type="float" office:value="80019">
            <text:p>80019</text:p>
          </table:table-cell>
          <table:table-cell office:value-type="float" office:value="2.09">
            <text:p>2.09</text:p>
          </table:table-cell>
          <table:table-cell office:value-type="float" office:value="175.01">
            <text:p>175.01</text:p>
          </table:table-cell>
          <table:table-cell office:value-type="float" office:value="177.1">
            <text:p>177.1</text:p>
          </table:table-cell>
          <table:table-cell office:value-type="float" office:value="32.98">
            <text:p>32.98</text:p>
          </table:table-cell>
          <table:table-cell table:number-columns-repeated="250"/>
        </table:table-row>
        <table:table-row table:style-name="ro1">
          <table:table-cell office:value-type="string">
            <text:p>additional_base_classes.TEXT_SERIALIZER.write_endline</text:p>
          </table:table-cell>
          <table:table-cell office:value-type="float" office:value="160038">
            <text:p>160038</text:p>
          </table:table-cell>
          <table:table-cell office:value-type="float" office:value="2.6">
            <text:p>2.6</text:p>
          </table:table-cell>
          <table:table-cell office:value-type="float" office:value="6.04">
            <text:p>6.04</text:p>
          </table:table-cell>
          <table:table-cell office:value-type="float" office:value="8.64">
            <text:p>8.64</text:p>
          </table:table-cell>
          <table:table-cell office:value-type="float" office:value="1.61">
            <text:p>1.61</text:p>
          </table:table-cell>
          <table:table-cell table:number-columns-repeated="250"/>
        </table:table-row>
        <table:table-row table:style-name="ro1">
          <table:table-cell office:value-type="string">
            <text:p>additional_base_classes.TEXT_SERIALIZER.write_incall</text:p>
          </table:table-cell>
          <table:table-cell office:value-type="float" office:value="80018">
            <text:p>80018</text:p>
          </table:table-cell>
          <table:table-cell office:value-type="float" office:value="1.21">
            <text:p>1.21</text:p>
          </table:table-cell>
          <table:table-cell office:value-type="float" office:value="179.43">
            <text:p>179.43</text:p>
          </table:table-cell>
          <table:table-cell office:value-type="float" office:value="180.64">
            <text:p>180.64</text:p>
          </table:table-cell>
          <table:table-cell office:value-type="float" office:value="33.64">
            <text:p>33.64</text:p>
          </table:table-cell>
          <table:table-cell table:number-columns-repeated="250"/>
        </table:table-row>
        <table:table-row table:style-name="ro1">
          <table:table-cell office:value-type="string">
            <text:p>additional_base_classes.TEXT_SERIALIZER.write_incallret</text:p>
          </table:table-cell>
          <table:table-cell office:value-type="float" office:value="80018">
            <text:p>80018</text:p>
          </table:table-cell>
          <table:table-cell office:value-type="float" office:value="1.3">
            <text:p>1.3</text:p>
          </table:table-cell>
          <table:table-cell office:value-type="float" office:value="50.68">
            <text:p>50.68</text:p>
          </table:table-cell>
          <table:table-cell office:value-type="float" office:value="51.98">
            <text:p>51.98</text:p>
          </table:table-cell>
          <table:table-cell office:value-type="float" office:value="9.68">
            <text:p>9.68</text:p>
          </table:table-cell>
          <table:table-cell table:number-columns-repeated="250"/>
        </table:table-row>
        <table:table-row table:style-name="ro1">
          <table:table-cell office:value-type="string">
            <text:p>additional_base_classes.TEXT_SERIALIZER.write_non_basic</text:p>
          </table:table-cell>
          <table:table-cell office:value-type="float" office:value="170032">
            <text:p>170032</text:p>
          </table:table-cell>
          <table:table-cell office:value-type="float" office:value="7.48">
            <text:p>7.48</text:p>
          </table:table-cell>
          <table:table-cell office:value-type="float" office:value="110.19">
            <text:p>110.19</text:p>
          </table:table-cell>
          <table:table-cell office:value-type="float" office:value="117.67">
            <text:p>117.67</text:p>
          </table:table-cell>
          <table:table-cell office:value-type="float" office:value="21.91">
            <text:p>21.91</text:p>
          </table:table-cell>
          <table:table-cell table:number-columns-repeated="250"/>
        </table:table-row>
        <table:table-row table:style-name="ro1">
          <table:table-cell office:value-type="string">
            <text:p>additional_base_classes.TEXT_SERIALIZER.write_object</text:p>
          </table:table-cell>
          <table:table-cell office:value-type="float" office:value="210041">
            <text:p>210041</text:p>
          </table:table-cell>
          <table:table-cell office:value-type="float" office:value="2.71">
            <text:p>2.71</text:p>
          </table:table-cell>
          <table:table-cell office:value-type="float" office:value="192.31">
            <text:p>192.31</text:p>
          </table:table-cell>
          <table:table-cell office:value-type="float" office:value="195.02">
            <text:p>195.02</text:p>
          </table:table-cell>
          <table:table-cell office:value-type="float" office:value="36.31">
            <text:p>36.31</text:p>
          </table:table-cell>
          <table:table-cell table:number-columns-repeated="250"/>
        </table:table-row>
        <table:table-row table:style-name="ro1">
          <table:table-cell office:value-type="string">
            <text:p>additional_base_classes.TEXT_SERIALIZER.write_return</text:p>
          </table:table-cell>
          <table:table-cell office:value-type="float" office:value="80019">
            <text:p>80019</text:p>
          </table:table-cell>
          <table:table-cell office:value-type="float" office:value="1.09">
            <text:p>1.09</text:p>
          </table:table-cell>
          <table:table-cell office:value-type="float" office:value="47.17">
            <text:p>47.17</text:p>
          </table:table-cell>
          <table:table-cell office:value-type="float" office:value="48.26">
            <text:p>48.26</text:p>
          </table:table-cell>
          <table:table-cell office:value-type="float" office:value="8.99">
            <text:p>8.99</text:p>
          </table:table-cell>
          <table:table-cell table:number-columns-repeated="250"/>
        </table:table-row>
        <table:table-row table:style-name="ro1">
          <table:table-cell office:value-type="string">
            <text:p>additional_base_classes.UNOBSERVED_SET.has_class_name</text:p>
          </table:table-cell>
          <table:table-cell office:value-type="float" office:value="1130212">
            <text:p>1130212</text:p>
          </table:table-cell>
          <table:table-cell office:value-type="float" office:value="33.19">
            <text:p>33.19</text:p>
          </table:table-cell>
          <table:table-cell office:value-type="float" office:value="158.13">
            <text:p>158.13</text:p>
          </table:table-cell>
          <table:table-cell office:value-type="float" office:value="191.32">
            <text:p>191.32</text:p>
          </table:table-cell>
          <table:table-cell office:value-type="float" office:value="35.63">
            <text:p>35.63</text:p>
          </table:table-cell>
          <table:table-cell table:number-columns-repeated="250"/>
        </table:table-row>
        <table:table-row table:style-name="ro1">
          <table:table-cell office:value-type="string">
            <text:p>additional_base_classes.UNOBSERVED_SET.has_object</text:p>
          </table:table-cell>
          <table:table-cell office:value-type="float" office:value="1130212">
            <text:p>1130212</text:p>
          </table:table-cell>
          <table:table-cell office:value-type="float" office:value="17.27">
            <text:p>17.27</text:p>
          </table:table-cell>
          <table:table-cell office:value-type="float" office:value="243.6">
            <text:p>243.6</text:p>
          </table:table-cell>
          <table:table-cell office:value-type="float" office:value="260.87">
            <text:p>260.87</text:p>
          </table:table-cell>
          <table:table-cell office:value-type="float" office:value="48.58">
            <text:p>48.58</text:p>
          </table:table-cell>
          <table:table-cell table:number-columns-repeated="250"/>
        </table:table-row>
        <table:table-row table:style-name="ro1">
          <table:table-cell office:value-type="string">
            <text:p>additional_base_classes.UNOBSERVED_SET.program_flow_sink</text:p>
          </table:table-cell>
          <table:table-cell office:value-type="float" office:value="6781275">
            <text:p>6781275</text:p>
          </table:table-cell>
          <table:table-cell office:value-type="float" office:value="2.78">
            <text:p>2.78</text:p>
          </table:table-cell>
          <table:table-cell office:value-type="float" office:value="0">
            <text:p>0</text:p>
          </table:table-cell>
          <table:table-cell office:value-type="float" office:value="2.78">
            <text:p>2.78</text:p>
          </table:table-cell>
          <table:table-cell office:value-type="float" office:value="0.52">
            <text:p>0.52</text:p>
          </table:table-cell>
          <table:table-cell table:number-columns-repeated="250"/>
        </table:table-row>
        <table:table-row table:style-name="ro1">
          <table:table-cell office:value-type="string">
            <text:p>elks_overrides.SPECIAL.copy_data</text:p>
          </table:table-cell>
          <table:table-cell office:value-type="float" office:value="2690533">
            <text:p>2690533</text:p>
          </table:table-cell>
          <table:table-cell office:value-type="float" office:value="23.61">
            <text:p>23.61</text:p>
          </table:table-cell>
          <table:table-cell office:value-type="float" office:value="12.01">
            <text:p>12.01</text:p>
          </table:table-cell>
          <table:table-cell office:value-type="float" office:value="35.62">
            <text:p>35.62</text:p>
          </table:table-cell>
          <table:table-cell office:value-type="float" office:value="6.63">
            <text:p>6.63</text:p>
          </table:table-cell>
          <table:table-cell table:number-columns-repeated="250"/>
        </table:table-row>
        <table:table-row table:style-name="ro1">
          <table:table-cell office:value-type="string">
            <text:p>elks_overrides.SPECIAL.count</text:p>
          </table:table-cell>
          <table:table-cell office:value-type="float" office:value="1550328">
            <text:p>1550328</text:p>
          </table:table-cell>
          <table:table-cell office:value-type="float" office:value="0.57">
            <text:p>0.57</text:p>
          </table:table-cell>
          <table:table-cell office:value-type="float" office:value="0">
            <text:p>0</text:p>
          </table:table-cell>
          <table:table-cell office:value-type="float" office:value="0.57">
            <text:p>0.57</text:p>
          </table:table-cell>
          <table:table-cell office:value-type="float" office:value="0.11">
            <text:p>0.11</text:p>
          </table:table-cell>
          <table:table-cell table:number-columns-repeated="250"/>
        </table:table-row>
        <table:table-row table:style-name="ro1">
          <table:table-cell office:value-type="string">
            <text:p>elks_overrides.SPECIAL.cr_unobserved_set</text:p>
          </table:table-cell>
          <table:table-cell office:value-type="float" office:value="30009">
            <text:p>30009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elks_overrides.SPECIAL.generating_type</text:p>
          </table:table-cell>
          <table:table-cell office:value-type="float" office:value="30013">
            <text:p>30013</text:p>
          </table:table-cell>
          <table:table-cell office:value-type="float" office:value="0.14">
            <text:p>0.14</text:p>
          </table:table-cell>
          <table:table-cell office:value-type="float" office:value="0.77">
            <text:p>0.77</text:p>
          </table:table-cell>
          <table:table-cell office:value-type="float" office:value="0.91">
            <text:p>0.91</text:p>
          </table:table-cell>
          <table:table-cell office:value-type="float" office:value="0.17">
            <text:p>0.17</text:p>
          </table:table-cell>
          <table:table-cell table:number-columns-repeated="250"/>
        </table:table-row>
        <table:table-row table:style-name="ro1">
          <table:table-cell office:value-type="string">
            <text:p>elks_overrides.SPECIAL.is_observed</text:p>
          </table:table-cell>
          <table:table-cell office:value-type="float" office:value="30009">
            <text:p>30009</text:p>
          </table:table-cell>
          <table:table-cell office:value-type="float" office:value="0.34">
            <text:p>0.34</text:p>
          </table:table-cell>
          <table:table-cell office:value-type="float" office:value="8.34">
            <text:p>8.34</text:p>
          </table:table-cell>
          <table:table-cell office:value-type="float" office:value="8.68">
            <text:p>8.68</text:p>
          </table:table-cell>
          <table:table-cell office:value-type="float" office:value="1.62">
            <text:p>1.62</text:p>
          </table:table-cell>
          <table:table-cell table:number-columns-repeated="250"/>
        </table:table-row>
        <table:table-row table:style-name="ro1">
          <table:table-cell office:value-type="string">
            <text:p>elks_overrides.SPECIAL.program_flow_sink</text:p>
          </table:table-cell>
          <table:table-cell office:value-type="float" office:value="8211681">
            <text:p>8211681</text:p>
          </table:table-cell>
          <table:table-cell office:value-type="float" office:value="3.22">
            <text:p>3.22</text:p>
          </table:table-cell>
          <table:table-cell office:value-type="float" office:value="0">
            <text:p>0</text:p>
          </table:table-cell>
          <table:table-cell office:value-type="float" office:value="3.22">
            <text:p>3.22</text:p>
          </table:table-cell>
          <table:table-cell office:value-type="float" office:value="0.6">
            <text:p>0.6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append</text:p>
          </table:table-cell>
          <table:table-cell office:value-type="float" office:value="1530306">
            <text:p>1530306</text:p>
          </table:table-cell>
          <table:table-cell office:value-type="float" office:value="19.35">
            <text:p>19.35</text:p>
          </table:table-cell>
          <table:table-cell office:value-type="float" office:value="58.14">
            <text:p>58.14</text:p>
          </table:table-cell>
          <table:table-cell office:value-type="float" office:value="77.49">
            <text:p>77.49</text:p>
          </table:table-cell>
          <table:table-cell office:value-type="float" office:value="14.43">
            <text:p>14.43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append_character</text:p>
          </table:table-cell>
          <table:table-cell office:value-type="float" office:value="20008">
            <text:p>20008</text:p>
          </table:table-cell>
          <table:table-cell office:value-type="float" office:value="0.37">
            <text:p>0.37</text:p>
          </table:table-cell>
          <table:table-cell office:value-type="float" office:value="0.3">
            <text:p>0.3</text:p>
          </table:table-cell>
          <table:table-cell office:value-type="float" office:value="0.67">
            <text:p>0.67</text:p>
          </table:table-cell>
          <table:table-cell office:value-type="float" office:value="0.12">
            <text:p>0.12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append_integer</text:p>
          </table:table-cell>
          <table:table-cell office:value-type="float" office:value="20006">
            <text:p>20006</text:p>
          </table:table-cell>
          <table:table-cell office:value-type="float" office:value="0.2">
            <text:p>0.2</text:p>
          </table:table-cell>
          <table:table-cell office:value-type="float" office:value="0.69">
            <text:p>0.69</text:p>
          </table:table-cell>
          <table:table-cell office:value-type="float" office:value="0.89">
            <text:p>0.89</text:p>
          </table:table-cell>
          <table:table-cell office:value-type="float" office:value="0.17">
            <text:p>0.17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c_object_id</text:p>
          </table:table-cell>
          <table:table-cell office:value-type="float" office:value="70014">
            <text:p>70014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c_set_object_id</text:p>
          </table:table-cell>
          <table:table-cell office:value-type="float" office:value="20005">
            <text:p>2000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capacity</text:p>
          </table:table-cell>
          <table:table-cell office:value-type="float" office:value="1550320">
            <text:p>1550320</text:p>
          </table:table-cell>
          <table:table-cell office:value-type="float" office:value="15.79">
            <text:p>15.79</text:p>
          </table:table-cell>
          <table:table-cell office:value-type="float" office:value="9.29">
            <text:p>9.29</text:p>
          </table:table-cell>
          <table:table-cell office:value-type="float" office:value="25.08">
            <text:p>25.08</text:p>
          </table:table-cell>
          <table:table-cell office:value-type="float" office:value="4.67">
            <text:p>4.67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cr_global_object_id</text:p>
          </table:table-cell>
          <table:table-cell office:value-type="float" office:value="60015">
            <text:p>6001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cr_object_id</text:p>
          </table:table-cell>
          <table:table-cell office:value-type="float" office:value="70014">
            <text:p>70014</text:p>
          </table:table-cell>
          <table:table-cell office:value-type="float" office:value="0.36">
            <text:p>0.36</text:p>
          </table:table-cell>
          <table:table-cell office:value-type="float" office:value="0.13">
            <text:p>0.13</text:p>
          </table:table-cell>
          <table:table-cell office:value-type="float" office:value="0.49">
            <text:p>0.49</text:p>
          </table:table-cell>
          <table:table-cell office:value-type="float" office:value="0.09">
            <text:p>0.09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cr_set_object_id</text:p>
          </table:table-cell>
          <table:table-cell office:value-type="float" office:value="20005">
            <text:p>20005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cr_unobserved_set</text:p>
          </table:table-cell>
          <table:table-cell office:value-type="float" office:value="720132">
            <text:p>720132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office:value-type="float" office:value="0.05">
            <text:p>0.05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generating_type</text:p>
          </table:table-cell>
          <table:table-cell office:value-type="float" office:value="860160">
            <text:p>860160</text:p>
          </table:table-cell>
          <table:table-cell office:value-type="float" office:value="4.55">
            <text:p>4.55</text:p>
          </table:table-cell>
          <table:table-cell office:value-type="float" office:value="24.78">
            <text:p>24.78</text:p>
          </table:table-cell>
          <table:table-cell office:value-type="float" office:value="29.33">
            <text:p>29.33</text:p>
          </table:table-cell>
          <table:table-cell office:value-type="float" office:value="5.46">
            <text:p>5.46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hash_code</text:p>
          </table:table-cell>
          <table:table-cell office:value-type="float" office:value="1040203">
            <text:p>1040203</text:p>
          </table:table-cell>
          <table:table-cell office:value-type="float" office:value="8.97">
            <text:p>8.97</text:p>
          </table:table-cell>
          <table:table-cell office:value-type="float" office:value="1.27">
            <text:p>1.27</text:p>
          </table:table-cell>
          <table:table-cell office:value-type="float" office:value="10.24">
            <text:p>10.24</text:p>
          </table:table-cell>
          <table:table-cell office:value-type="float" office:value="1.91">
            <text:p>1.91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index_of</text:p>
          </table:table-cell>
          <table:table-cell office:value-type="float" office:value="1130212">
            <text:p>1130212</text:p>
          </table:table-cell>
          <table:table-cell office:value-type="float" office:value="9.55">
            <text:p>9.55</text:p>
          </table:table-cell>
          <table:table-cell office:value-type="float" office:value="1.38">
            <text:p>1.38</text:p>
          </table:table-cell>
          <table:table-cell office:value-type="float" office:value="10.93">
            <text:p>10.93</text:p>
          </table:table-cell>
          <table:table-cell office:value-type="float" office:value="2.04">
            <text:p>2.04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is_equal</text:p>
          </table:table-cell>
          <table:table-cell office:value-type="float" office:value="4650889">
            <text:p>4650889</text:p>
          </table:table-cell>
          <table:table-cell office:value-type="float" office:value="39.16">
            <text:p>39.16</text:p>
          </table:table-cell>
          <table:table-cell office:value-type="float" office:value="62.73">
            <text:p>62.73</text:p>
          </table:table-cell>
          <table:table-cell office:value-type="float" office:value="101.89">
            <text:p>101.89</text:p>
          </table:table-cell>
          <table:table-cell office:value-type="float" office:value="18.97">
            <text:p>18.97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is_observed</text:p>
          </table:table-cell>
          <table:table-cell office:value-type="float" office:value="720132">
            <text:p>720132</text:p>
          </table:table-cell>
          <table:table-cell office:value-type="float" office:value="8.84">
            <text:p>8.84</text:p>
          </table:table-cell>
          <table:table-cell office:value-type="float" office:value="153.3">
            <text:p>153.3</text:p>
          </table:table-cell>
          <table:table-cell office:value-type="float" office:value="162.14">
            <text:p>162.14</text:p>
          </table:table-cell>
          <table:table-cell office:value-type="float" office:value="30.19">
            <text:p>30.19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item_code</text:p>
          </table:table-cell>
          <table:table-cell office:value-type="float" office:value="2040408">
            <text:p>2040408</text:p>
          </table:table-cell>
          <table:table-cell office:value-type="float" office:value="15.11">
            <text:p>15.11</text:p>
          </table:table-cell>
          <table:table-cell office:value-type="float" office:value="2.42">
            <text:p>2.42</text:p>
          </table:table-cell>
          <table:table-cell office:value-type="float" office:value="17.53">
            <text:p>17.53</text:p>
          </table:table-cell>
          <table:table-cell office:value-type="float" office:value="3.26">
            <text:p>3.26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make</text:p>
          </table:table-cell>
          <table:table-cell office:value-type="float" office:value="6181255">
            <text:p>6181255</text:p>
          </table:table-cell>
          <table:table-cell office:value-type="float" office:value="63.6">
            <text:p>63.6</text:p>
          </table:table-cell>
          <table:table-cell office:value-type="float" office:value="154.27">
            <text:p>154.27</text:p>
          </table:table-cell>
          <table:table-cell office:value-type="float" office:value="217.87">
            <text:p>217.87</text:p>
          </table:table-cell>
          <table:table-cell office:value-type="float" office:value="40.57">
            <text:p>40.57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make_area</text:p>
          </table:table-cell>
          <table:table-cell office:value-type="float" office:value="6181257">
            <text:p>6181257</text:p>
          </table:table-cell>
          <table:table-cell office:value-type="float" office:value="49.86">
            <text:p>49.86</text:p>
          </table:table-cell>
          <table:table-cell office:value-type="float" office:value="41.35">
            <text:p>41.35</text:p>
          </table:table-cell>
          <table:table-cell office:value-type="float" office:value="91.21">
            <text:p>91.21</text:p>
          </table:table-cell>
          <table:table-cell office:value-type="float" office:value="16.98">
            <text:p>16.98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new_string</text:p>
          </table:table-cell>
          <table:table-cell office:value-type="float" office:value="1920374">
            <text:p>1920374</text:p>
          </table:table-cell>
          <table:table-cell office:value-type="float" office:value="18.61">
            <text:p>18.61</text:p>
          </table:table-cell>
          <table:table-cell office:value-type="float" office:value="41.05">
            <text:p>41.05</text:p>
          </table:table-cell>
          <table:table-cell office:value-type="float" office:value="59.66">
            <text:p>59.66</text:p>
          </table:table-cell>
          <table:table-cell office:value-type="float" office:value="11.11">
            <text:p>11.11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out</text:p>
          </table:table-cell>
          <table:table-cell office:value-type="float" office:value="10003">
            <text:p>10003</text:p>
          </table:table-cell>
          <table:table-cell office:value-type="float" office:value="0.71">
            <text:p>0.71</text:p>
          </table:table-cell>
          <table:table-cell office:value-type="float" office:value="73.6">
            <text:p>73.6</text:p>
          </table:table-cell>
          <table:table-cell office:value-type="float" office:value="74.31">
            <text:p>74.31</text:p>
          </table:table-cell>
          <table:table-cell office:value-type="float" office:value="13.84">
            <text:p>13.84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program_flow_sink</text:p>
          </table:table-cell>
          <table:table-cell office:value-type="float" office:value="109032030">
            <text:p>109032030</text:p>
          </table:table-cell>
          <table:table-cell office:value-type="float" office:value="43.24">
            <text:p>43.24</text:p>
          </table:table-cell>
          <table:table-cell office:value-type="float" office:value="0">
            <text:p>0</text:p>
          </table:table-cell>
          <table:table-cell office:value-type="float" office:value="43.24">
            <text:p>43.24</text:p>
          </table:table-cell>
          <table:table-cell office:value-type="float" office:value="8.05">
            <text:p>8.05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set_count</text:p>
          </table:table-cell>
          <table:table-cell office:value-type="float" office:value="5391093">
            <text:p>5391093</text:p>
          </table:table-cell>
          <table:table-cell office:value-type="float" office:value="42.45">
            <text:p>42.45</text:p>
          </table:table-cell>
          <table:table-cell office:value-type="float" office:value="55.37">
            <text:p>55.37</text:p>
          </table:table-cell>
          <table:table-cell office:value-type="float" office:value="97.82">
            <text:p>97.82</text:p>
          </table:table-cell>
          <table:table-cell office:value-type="float" office:value="18.22">
            <text:p>18.22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str_strict_cmp</text:p>
          </table:table-cell>
          <table:table-cell office:value-type="float" office:value="1410252">
            <text:p>1410252</text:p>
          </table:table-cell>
          <table:table-cell office:value-type="float" office:value="12.32">
            <text:p>12.32</text:p>
          </table:table-cell>
          <table:table-cell office:value-type="float" office:value="23.83">
            <text:p>23.83</text:p>
          </table:table-cell>
          <table:table-cell office:value-type="float" office:value="36.15">
            <text:p>36.15</text:p>
          </table:table-cell>
          <table:table-cell office:value-type="float" office:value="6.73">
            <text:p>6.73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string_searcher</text:p>
          </table:table-cell>
          <table:table-cell office:value-type="float" office:value="210041">
            <text:p>210041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substring</text:p>
          </table:table-cell>
          <table:table-cell office:value-type="float" office:value="1160227">
            <text:p>1160227</text:p>
          </table:table-cell>
          <table:table-cell office:value-type="float" office:value="17.75">
            <text:p>17.75</text:p>
          </table:table-cell>
          <table:table-cell office:value-type="float" office:value="58.49">
            <text:p>58.49</text:p>
          </table:table-cell>
          <table:table-cell office:value-type="float" office:value="76.24">
            <text:p>76.24</text:p>
          </table:table-cell>
          <table:table-cell office:value-type="float" office:value="14.2">
            <text:p>14.2</text:p>
          </table:table-cell>
          <table:table-cell table:number-columns-repeated="250"/>
        </table:table-row>
        <table:table-row table:style-name="ro1">
          <table:table-cell office:value-type="string">
            <text:p>elks_overrides.STRING_8.substring_index</text:p>
          </table:table-cell>
          <table:table-cell office:value-type="float" office:value="210041">
            <text:p>210041</text:p>
          </table:table-cell>
          <table:table-cell office:value-type="float" office:value="2.54">
            <text:p>2.54</text:p>
          </table:table-cell>
          <table:table-cell office:value-type="float" office:value="0.3">
            <text:p>0.3</text:p>
          </table:table-cell>
          <table:table-cell office:value-type="float" office:value="2.84">
            <text:p>2.84</text:p>
          </table:table-cell>
          <table:table-cell office:value-type="float" office:value="0.53">
            <text:p>0.53</text:p>
          </table:table-cell>
          <table:table-cell table:number-columns-repeated="250"/>
        </table:table-row>
        <table:table-row table:style-name="ro1">
          <table:table-cell office:value-type="string">
            <text:p>root_cluster.ATM.account_exists</text:p>
          </table:table-cell>
          <table:table-cell office:value-type="float" office:value="10001">
            <text:p>10001</text:p>
          </table:table-cell>
          <table:table-cell office:value-type="float" office:value="0.54">
            <text:p>0.54</text:p>
          </table:table-cell>
          <table:table-cell office:value-type="float" office:value="83.41">
            <text:p>83.41</text:p>
          </table:table-cell>
          <table:table-cell office:value-type="float" office:value="83.95">
            <text:p>83.95</text:p>
          </table:table-cell>
          <table:table-cell office:value-type="float" office:value="15.63">
            <text:p>15.63</text:p>
          </table:table-cell>
          <table:table-cell table:number-columns-repeated="250"/>
        </table:table-row>
        <table:table-row table:style-name="ro1">
          <table:table-cell office:value-type="string">
            <text:p>root_cluster.ATM.deposit</text:p>
          </table:table-cell>
          <table:table-cell office:value-type="float" office:value="10001">
            <text:p>10001</text:p>
          </table:table-cell>
          <table:table-cell office:value-type="float" office:value="0.43">
            <text:p>0.43</text:p>
          </table:table-cell>
          <table:table-cell office:value-type="float" office:value="130.53">
            <text:p>130.53</text:p>
          </table:table-cell>
          <table:table-cell office:value-type="float" office:value="130.96">
            <text:p>130.96</text:p>
          </table:table-cell>
          <table:table-cell office:value-type="float" office:value="24.39">
            <text:p>24.39</text:p>
          </table:table-cell>
          <table:table-cell table:number-columns-repeated="250"/>
        </table:table-row>
        <table:table-row table:style-name="ro1">
          <table:table-cell office:value-type="string">
            <text:p>root_cluster.ATM.program_flow_sink</text:p>
          </table:table-cell>
          <table:table-cell office:value-type="float" office:value="330057">
            <text:p>330057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table:number-columns-repeated="250"/>
        </table:table-row>
        <table:table-row table:style-name="ro1">
          <table:table-cell office:value-type="string">
            <text:p>root_cluster.ATM.withdraw</text:p>
          </table:table-cell>
          <table:table-cell office:value-type="float" office:value="10001">
            <text:p>10001</text:p>
          </table:table-cell>
          <table:table-cell office:value-type="float" office:value="0.59">
            <text:p>0.59</text:p>
          </table:table-cell>
          <table:table-cell office:value-type="float" office:value="131.92">
            <text:p>131.92</text:p>
          </table:table-cell>
          <table:table-cell office:value-type="float" office:value="132.51">
            <text:p>132.51</text:p>
          </table:table-cell>
          <table:table-cell office:value-type="float" office:value="24.67">
            <text:p>24.67</text:p>
          </table:table-cell>
          <table:table-cell table:number-columns-repeated="250"/>
        </table:table-row>
        <table:table-row table:style-name="ro1">
          <table:table-cell office:value-type="string">
            <text:p>root_cluster.BANK_ACCOUNT.c_object_id</text:p>
          </table:table-cell>
          <table:table-cell office:value-type="float" office:value="50005">
            <text:p>50005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table:number-columns-repeated="250"/>
        </table:table-row>
        <table:table-row table:style-name="ro1">
          <table:table-cell office:value-type="string">
            <text:p>root_cluster.BANK_ACCOUNT.cr_object_id</text:p>
          </table:table-cell>
          <table:table-cell office:value-type="float" office:value="50005">
            <text:p>50005</text:p>
          </table:table-cell>
          <table:table-cell office:value-type="float" office:value="0.12">
            <text:p>0.12</text:p>
          </table:table-cell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.03">
            <text:p>0.03</text:p>
          </table:table-cell>
          <table:table-cell table:number-columns-repeated="250"/>
        </table:table-row>
        <table:table-row table:style-name="ro1">
          <table:table-cell office:value-type="string">
            <text:p>root_cluster.BANK_ACCOUNT.cr_unobserved_set</text:p>
          </table:table-cell>
          <table:table-cell office:value-type="float" office:value="60009">
            <text:p>60009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table:number-columns-repeated="250"/>
        </table:table-row>
        <table:table-row table:style-name="ro1">
          <table:table-cell office:value-type="string">
            <text:p>root_cluster.BANK_ACCOUNT.deposit</text:p>
          </table:table-cell>
          <table:table-cell office:value-type="float" office:value="10001">
            <text:p>10001</text:p>
          </table:table-cell>
          <table:table-cell office:value-type="float" office:value="0.46">
            <text:p>0.46</text:p>
          </table:table-cell>
          <table:table-cell office:value-type="float" office:value="6.62">
            <text:p>6.62</text:p>
          </table:table-cell>
          <table:table-cell office:value-type="float" office:value="7.08">
            <text:p>7.08</text:p>
          </table:table-cell>
          <table:table-cell office:value-type="float" office:value="1.32">
            <text:p>1.32</text:p>
          </table:table-cell>
          <table:table-cell table:number-columns-repeated="250"/>
        </table:table-row>
        <table:table-row table:style-name="ro1">
          <table:table-cell office:value-type="string">
            <text:p>root_cluster.BANK_ACCOUNT.generating_type</text:p>
          </table:table-cell>
          <table:table-cell office:value-type="float" office:value="160019">
            <text:p>160019</text:p>
          </table:table-cell>
          <table:table-cell office:value-type="float" office:value="0.9">
            <text:p>0.9</text:p>
          </table:table-cell>
          <table:table-cell office:value-type="float" office:value="4.64">
            <text:p>4.64</text:p>
          </table:table-cell>
          <table:table-cell office:value-type="float" office:value="5.54">
            <text:p>5.54</text:p>
          </table:table-cell>
          <table:table-cell office:value-type="float" office:value="1.03">
            <text:p>1.03</text:p>
          </table:table-cell>
          <table:table-cell table:number-columns-repeated="250"/>
        </table:table-row>
        <table:table-row table:style-name="ro1">
          <table:table-cell office:value-type="string">
            <text:p>root_cluster.BANK_ACCOUNT.is_observed</text:p>
          </table:table-cell>
          <table:table-cell office:value-type="float" office:value="60009">
            <text:p>60009</text:p>
          </table:table-cell>
          <table:table-cell office:value-type="float" office:value="0.67">
            <text:p>0.67</text:p>
          </table:table-cell>
          <table:table-cell office:value-type="float" office:value="12.6">
            <text:p>12.6</text:p>
          </table:table-cell>
          <table:table-cell office:value-type="float" office:value="13.27">
            <text:p>13.27</text:p>
          </table:table-cell>
          <table:table-cell office:value-type="float" office:value="2.47">
            <text:p>2.47</text:p>
          </table:table-cell>
          <table:table-cell table:number-columns-repeated="250"/>
        </table:table-row>
        <table:table-row table:style-name="ro1">
          <table:table-cell office:value-type="string">
            <text:p>root_cluster.BANK_ACCOUNT.program_flow_sink</text:p>
          </table:table-cell>
          <table:table-cell office:value-type="float" office:value="340051">
            <text:p>340051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table:number-columns-repeated="250"/>
        </table:table-row>
        <table:table-row table:style-name="ro1">
          <table:table-cell office:value-type="string">
            <text:p>root_cluster.BANK_ACCOUNT.withdraw</text:p>
          </table:table-cell>
          <table:table-cell office:value-type="float" office:value="10001">
            <text:p>10001</text:p>
          </table:table-cell>
          <table:table-cell office:value-type="float" office:value="0.5">
            <text:p>0.5</text:p>
          </table:table-cell>
          <table:table-cell office:value-type="float" office:value="6.86">
            <text:p>6.86</text:p>
          </table:table-cell>
          <table:table-cell office:value-type="float" office:value="7.36">
            <text:p>7.36</text:p>
          </table:table-cell>
          <table:table-cell office:value-type="float" office:value="1.37">
            <text:p>1.37</text:p>
          </table:table-cell>
          <table:table-cell table:number-columns-repeated="250"/>
        </table:table-row>
        <table:table-row table:style-name="ro1">
          <table:table-cell office:value-type="string">
            <text:p>root_cluster.BANK.account_for_name</text:p>
          </table:table-cell>
          <table:table-cell office:value-type="float" office:value="30003">
            <text:p>30003</text:p>
          </table:table-cell>
          <table:table-cell office:value-type="float" office:value="2.42">
            <text:p>2.42</text:p>
          </table:table-cell>
          <table:table-cell office:value-type="float" office:value="246.71">
            <text:p>246.71</text:p>
          </table:table-cell>
          <table:table-cell office:value-type="float" office:value="249.13">
            <text:p>249.13</text:p>
          </table:table-cell>
          <table:table-cell office:value-type="float" office:value="46.39">
            <text:p>46.39</text:p>
          </table:table-cell>
          <table:table-cell table:number-columns-repeated="250"/>
        </table:table-row>
        <table:table-row table:style-name="ro1">
          <table:table-cell office:value-type="string">
            <text:p>root_cluster.BANK.c_object_id</text:p>
          </table:table-cell>
          <table:table-cell office:value-type="float" office:value="50008">
            <text:p>50008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table:number-columns-repeated="250"/>
        </table:table-row>
        <table:table-row table:style-name="ro1">
          <table:table-cell office:value-type="string">
            <text:p>root_cluster.BANK.cr_object_id</text:p>
          </table:table-cell>
          <table:table-cell office:value-type="float" office:value="50008">
            <text:p>50008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table:number-columns-repeated="250"/>
        </table:table-row>
        <table:table-row table:style-name="ro1">
          <table:table-cell office:value-type="string">
            <text:p>root_cluster.BANK.cr_unobserved_set</text:p>
          </table:table-cell>
          <table:table-cell office:value-type="float" office:value="200028">
            <text:p>200028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table:number-columns-repeated="250"/>
        </table:table-row>
        <table:table-row table:style-name="ro1">
          <table:table-cell office:value-type="string">
            <text:p>root_cluster.BANK.deposit</text:p>
          </table:table-cell>
          <table:table-cell office:value-type="float" office:value="10001">
            <text:p>10001</text:p>
          </table:table-cell>
          <table:table-cell office:value-type="float" office:value="0.74">
            <text:p>0.74</text:p>
          </table:table-cell>
          <table:table-cell office:value-type="float" office:value="47.25">
            <text:p>47.25</text:p>
          </table:table-cell>
          <table:table-cell office:value-type="float" office:value="47.99">
            <text:p>47.99</text:p>
          </table:table-cell>
          <table:table-cell office:value-type="float" office:value="8.94">
            <text:p>8.94</text:p>
          </table:table-cell>
          <table:table-cell table:number-columns-repeated="250"/>
        </table:table-row>
        <table:table-row table:style-name="ro1">
          <table:table-cell office:value-type="string">
            <text:p>root_cluster.BANK.generating_type</text:p>
          </table:table-cell>
          <table:table-cell office:value-type="float" office:value="300044">
            <text:p>300044</text:p>
          </table:table-cell>
          <table:table-cell office:value-type="float" office:value="1.51">
            <text:p>1.51</text:p>
          </table:table-cell>
          <table:table-cell office:value-type="float" office:value="8.68">
            <text:p>8.68</text:p>
          </table:table-cell>
          <table:table-cell office:value-type="float" office:value="10.19">
            <text:p>10.19</text:p>
          </table:table-cell>
          <table:table-cell office:value-type="float" office:value="1.9">
            <text:p>1.9</text:p>
          </table:table-cell>
          <table:table-cell table:number-columns-repeated="250"/>
        </table:table-row>
        <table:table-row table:style-name="ro1">
          <table:table-cell office:value-type="string">
            <text:p>root_cluster.BANK.is_observed</text:p>
          </table:table-cell>
          <table:table-cell office:value-type="float" office:value="200028">
            <text:p>200028</text:p>
          </table:table-cell>
          <table:table-cell office:value-type="float" office:value="2.39">
            <text:p>2.39</text:p>
          </table:table-cell>
          <table:table-cell office:value-type="float" office:value="42.01">
            <text:p>42.01</text:p>
          </table:table-cell>
          <table:table-cell office:value-type="float" office:value="44.4">
            <text:p>44.4</text:p>
          </table:table-cell>
          <table:table-cell office:value-type="float" office:value="8.27">
            <text:p>8.27</text:p>
          </table:table-cell>
          <table:table-cell table:number-columns-repeated="250"/>
        </table:table-row>
        <table:table-row table:style-name="ro1">
          <table:table-cell office:value-type="string">
            <text:p>root_cluster.BANK.program_flow_sink</text:p>
          </table:table-cell>
          <table:table-cell office:value-type="float" office:value="1080151">
            <text:p>1080151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08">
            <text:p>0.08</text:p>
          </table:table-cell>
          <table:table-cell table:number-columns-repeated="250"/>
        </table:table-row>
        <table:table-row table:style-name="ro1">
          <table:table-cell office:value-type="string">
            <text:p>root_cluster.BANK.withdraw</text:p>
          </table:table-cell>
          <table:table-cell office:value-type="float" office:value="10001">
            <text:p>10001</text:p>
          </table:table-cell>
          <table:table-cell office:value-type="float" office:value="0.66">
            <text:p>0.66</text:p>
          </table:table-cell>
          <table:table-cell office:value-type="float" office:value="47.76">
            <text:p>47.76</text:p>
          </table:table-cell>
          <table:table-cell office:value-type="float" office:value="48.42">
            <text:p>48.42</text:p>
          </table:table-cell>
          <table:table-cell office:value-type="float" office:value="9.02">
            <text:p>9.02</text:p>
          </table:table-cell>
          <table:table-cell table:number-columns-repeated="250"/>
        </table:table-row>
        <table:table-row table:style-name="ro1">
          <table:table-cell office:value-type="string">
            <text:p>root_cluster.PERFORMANCE_TESTER_ATM_UI.io</text:p>
          </table:table-cell>
          <table:table-cell office:value-type="float" office:value="10002">
            <text:p>10002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root_cluster.PERFORMANCE_TESTER_ATM_UI.print</text:p>
          </table:table-cell>
          <table:table-cell office:value-type="float" office:value="10002">
            <text:p>10002</text:p>
          </table:table-cell>
          <table:table-cell office:value-type="float" office:value="1.72">
            <text:p>1.72</text:p>
          </table:table-cell>
          <table:table-cell office:value-type="float" office:value="121.1">
            <text:p>121.1</text:p>
          </table:table-cell>
          <table:table-cell office:value-type="float" office:value="122.82">
            <text:p>122.82</text:p>
          </table:table-cell>
          <table:table-cell office:value-type="float" office:value="22.87">
            <text:p>22.87</text:p>
          </table:table-cell>
          <table:table-cell table:number-columns-repeated="250"/>
        </table:table-row>
      </table:table>
      <table:table table:name="capture_all_observed" table:style-name="ta1" table:print="false">
        <office:forms form:automatic-focus="false" form:apply-design-mode="false"/>
        <table:table-column table:style-name="co8" table:default-cell-style-name="Default"/>
        <table:table-column table:style-name="co6" table:number-columns-repeated="5" table:default-cell-style-name="Default"/>
        <table:table-row table:style-name="ro1">
          <table:table-cell table:style-name="ce1" office:value-type="string">
            <text:p>Function</text:p>
          </table:table-cell>
          <table:table-cell table:style-name="ce1" office:value-type="string">
            <text:p>calls</text:p>
          </table:table-cell>
          <table:table-cell table:style-name="ce1" office:value-type="string">
            <text:p>self</text:p>
          </table:table-cell>
          <table:table-cell table:style-name="ce1" office:value-type="string">
            <text:p>descendant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ercentage</text:p>
          </table:table-cell>
        </table:table-row>
        <table:table-row table:style-name="ro1">
          <table:table-cell office:value-type="string">
            <text:p>additional_base_classes.CONFIGURATION_HELPER.configure_program_flow_sink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CONFIGURATION_HELPER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CONFIGURATION_HELPER.visit_recorder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RECORDER.accept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RECORDER.enter</text:p>
          </table:table-cell>
          <table:table-cell office:value-type="float" office:value="1900381">
            <text:p>1900381</text:p>
          </table:table-cell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additional_base_classes.RECORDER.leave</text:p>
          </table:table-cell>
          <table:table-cell office:value-type="float" office:value="760152">
            <text:p>760152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office:value-type="float" office:value="0.34">
            <text:p>0.34</text:p>
          </table:table-cell>
          <table:table-cell office:value-type="float" office:value="0.13">
            <text:p>0.13</text:p>
          </table:table-cell>
        </table:table-row>
        <table:table-row table:style-name="ro1">
          <table:table-cell office:value-type="string">
            <text:p>additional_base_classes.RECORDER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RECORDER.observed_stack_item</text:p>
          </table:table-cell>
          <table:table-cell office:value-type="float" office:value="760150">
            <text:p>760150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string">
            <text:p>additional_base_classes.RECORDER.put_feature_exit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RECORDER.put_feature_invocatio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additional_base_classes.RECORDER.put_to_observed_stack</text:p>
          </table:table-cell>
          <table:table-cell office:value-type="float" office:value="380075">
            <text:p>380075</text:p>
          </table:table-cell>
          <table:table-cell office:value-type="float" office:value="0.74">
            <text:p>0.74</text:p>
          </table:table-cell>
          <table:table-cell office:value-type="float" office:value="0">
            <text:p>0</text:p>
          </table:table-cell>
          <table:table-cell office:value-type="float" office:value="0.74">
            <text:p>0.74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additional_base_classes.RECORDER.remove_from_observed_stack</text:p>
          </table:table-cell>
          <table:table-cell office:value-type="float" office:value="380076">
            <text:p>380076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string">
            <text:p>additional_base_classes.RECORDER.set_capture_replay_enable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RECORDER.setup_on_text_serializer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TEXT_SERIALIZER.basic_types</text:p>
          </table:table-cell>
          <table:table-cell office:value-type="float" office:value="8">
            <text:p>8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TEXT_SERIALIZER.is_basic_type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additional_base_classes.TEXT_SERIALIZER.make_on_textfil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TEXT_SERIALIZER.print_debug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TEXT_SERIALIZER.program_flow_sink</text:p>
          </table:table-cell>
          <table:table-cell office:value-type="float" office:value="366">
            <text:p>36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TEXT_SERIALIZER.write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TEXT_SERIALIZER.write_arguments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TEXT_SERIALIZER.write_call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additional_base_classes.TEXT_SERIALIZER.write_endline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TEXT_SERIALIZER.write_incall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additional_base_classes.TEXT_SERIALIZER.write_incallret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TEXT_SERIALIZER.write_non_basic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TEXT_SERIALIZER.write_object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additional_base_classes.TEXT_SERIALIZER.write_outcallret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TEXT_SERIALIZER.write_return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UNOBSERVED_SET.has_class_name</text:p>
          </table:table-cell>
          <table:table-cell office:value-type="float" office:value="1140229">
            <text:p>1140229</text:p>
          </table:table-cell>
          <table:table-cell office:value-type="float" office:value="27.5">
            <text:p>27.5</text:p>
          </table:table-cell>
          <table:table-cell office:value-type="float" office:value="133.02">
            <text:p>133.02</text:p>
          </table:table-cell>
          <table:table-cell office:value-type="float" office:value="160.52">
            <text:p>160.52</text:p>
          </table:table-cell>
          <table:table-cell office:value-type="float" office:value="60.84">
            <text:p>60.84</text:p>
          </table:table-cell>
        </table:table-row>
        <table:table-row table:style-name="ro1">
          <table:table-cell office:value-type="string">
            <text:p>additional_base_classes.UNOBSERVED_SET.has_object</text:p>
          </table:table-cell>
          <table:table-cell office:value-type="float" office:value="1140229">
            <text:p>1140229</text:p>
          </table:table-cell>
          <table:table-cell office:value-type="float" office:value="16.23">
            <text:p>16.23</text:p>
          </table:table-cell>
          <table:table-cell office:value-type="float" office:value="210.79">
            <text:p>210.79</text:p>
          </table:table-cell>
          <table:table-cell office:value-type="float" office:value="227.02">
            <text:p>227.02</text:p>
          </table:table-cell>
          <table:table-cell office:value-type="float" office:value="86.04">
            <text:p>86.04</text:p>
          </table:table-cell>
        </table:table-row>
        <table:table-row table:style-name="ro1">
          <table:table-cell office:value-type="string">
            <text:p>additional_base_classes.UNOBSERVED_SET.make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UNOBSERVED_SET.program_flow_sink</text:p>
          </table:table-cell>
          <table:table-cell office:value-type="float" office:value="6841377">
            <text:p>6841377</text:p>
          </table:table-cell>
          <table:table-cell office:value-type="float" office:value="2.8">
            <text:p>2.8</text:p>
          </table:table-cell>
          <table:table-cell office:value-type="float" office:value="0">
            <text:p>0</text:p>
          </table:table-cell>
          <table:table-cell office:value-type="float" office:value="2.8">
            <text:p>2.8</text:p>
          </table:table-cell>
          <table:table-cell office:value-type="float" office:value="1.06">
            <text:p>1.06</text:p>
          </table:table-cell>
        </table:table-row>
        <table:table-row table:style-name="ro1">
          <table:table-cell office:value-type="string">
            <text:p>elks_overrides.SPECIAL.copy_data</text:p>
          </table:table-cell>
          <table:table-cell office:value-type="float" office:value="1180320">
            <text:p>1180320</text:p>
          </table:table-cell>
          <table:table-cell office:value-type="float" office:value="9.28">
            <text:p>9.28</text:p>
          </table:table-cell>
          <table:table-cell office:value-type="float" office:value="9.47">
            <text:p>9.47</text:p>
          </table:table-cell>
          <table:table-cell office:value-type="float" office:value="18.75">
            <text:p>18.75</text:p>
          </table:table-cell>
          <table:table-cell office:value-type="float" office:value="7.11">
            <text:p>7.11</text:p>
          </table:table-cell>
        </table:table-row>
        <table:table-row table:style-name="ro1">
          <table:table-cell office:value-type="string">
            <text:p>elks_overrides.SPECIAL.count</text:p>
          </table:table-cell>
          <table:table-cell office:value-type="float" office:value="10077">
            <text:p>1007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lks_overrides.SPECIAL.cr_unobserved_set</text:p>
          </table:table-cell>
          <table:table-cell office:value-type="float" office:value="30008">
            <text:p>3000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elks_overrides.SPECIAL.fill_with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PECIAL.generating_type</text:p>
          </table:table-cell>
          <table:table-cell office:value-type="float" office:value="30008">
            <text:p>30008</text:p>
          </table:table-cell>
          <table:table-cell office:value-type="float" office:value="0.2">
            <text:p>0.2</text:p>
          </table:table-cell>
          <table:table-cell office:value-type="float" office:value="0.77">
            <text:p>0.77</text:p>
          </table:table-cell>
          <table:table-cell office:value-type="float" office:value="0.97">
            <text:p>0.97</text:p>
          </table:table-cell>
          <table:table-cell office:value-type="float" office:value="0.37">
            <text:p>0.37</text:p>
          </table:table-cell>
        </table:table-row>
        <table:table-row table:style-name="ro1">
          <table:table-cell office:value-type="string">
            <text:p>elks_overrides.SPECIAL.is_observed</text:p>
          </table:table-cell>
          <table:table-cell office:value-type="float" office:value="30008">
            <text:p>30008</text:p>
          </table:table-cell>
          <table:table-cell office:value-type="float" office:value="0.36">
            <text:p>0.36</text:p>
          </table:table-cell>
          <table:table-cell office:value-type="float" office:value="7.62">
            <text:p>7.62</text:p>
          </table:table-cell>
          <table:table-cell office:value-type="float" office:value="7.98">
            <text:p>7.98</text:p>
          </table:table-cell>
          <table:table-cell office:value-type="float" office:value="3.03">
            <text:p>3.03</text:p>
          </table:table-cell>
        </table:table-row>
        <table:table-row table:style-name="ro1">
          <table:table-cell office:value-type="string">
            <text:p>elks_overrides.SPECIAL.note_direct_manipulatio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PECIAL.program_flow_sink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PECIAL.program_flow_sink</text:p>
          </table:table-cell>
          <table:table-cell office:value-type="float" office:value="3681003">
            <text:p>3681003</text:p>
          </table:table-cell>
          <table:table-cell office:value-type="float" office:value="1.42">
            <text:p>1.42</text:p>
          </table:table-cell>
          <table:table-cell office:value-type="float" office:value="0">
            <text:p>0</text:p>
          </table:table-cell>
          <table:table-cell office:value-type="float" office:value="1.42">
            <text:p>1.42</text:p>
          </table:table-cell>
          <table:table-cell office:value-type="float" office:value="0.54">
            <text:p>0.54</text:p>
          </table:table-cell>
        </table:table-row>
        <table:table-row table:style-name="ro1">
          <table:table-cell office:value-type="string">
            <text:p>elks_overrides.STRING_8.append</text:p>
          </table:table-cell>
          <table:table-cell office:value-type="float" office:value="10077">
            <text:p>10077</text:p>
          </table:table-cell>
          <table:table-cell office:value-type="float" office:value="0.55">
            <text:p>0.55</text:p>
          </table:table-cell>
          <table:table-cell office:value-type="float" office:value="22.44">
            <text:p>22.44</text:p>
          </table:table-cell>
          <table:table-cell office:value-type="float" office:value="22.99">
            <text:p>22.99</text:p>
          </table:table-cell>
          <table:table-cell office:value-type="float" office:value="8.71">
            <text:p>8.71</text:p>
          </table:table-cell>
        </table:table-row>
        <table:table-row table:style-name="ro1">
          <table:table-cell office:value-type="string">
            <text:p>elks_overrides.STRING_8.c_string_provider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capacity</text:p>
          </table:table-cell>
          <table:table-cell office:value-type="float" office:value="10077">
            <text:p>10077</text:p>
          </table:table-cell>
          <table:table-cell office:value-type="float" office:value="0.53">
            <text:p>0.53</text:p>
          </table:table-cell>
          <table:table-cell office:value-type="float" office:value="6.5">
            <text:p>6.5</text:p>
          </table:table-cell>
          <table:table-cell office:value-type="float" office:value="7.03">
            <text:p>7.03</text:p>
          </table:table-cell>
          <table:table-cell office:value-type="float" office:value="2.66">
            <text:p>2.66</text:p>
          </table:table-cell>
        </table:table-row>
        <table:table-row table:style-name="ro1">
          <table:table-cell office:value-type="string">
            <text:p>elks_overrides.STRING_8.code</text:p>
          </table:table-cell>
          <table:table-cell office:value-type="float" office:value="66">
            <text:p>6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cr_unobserved_set</text:p>
          </table:table-cell>
          <table:table-cell office:value-type="float" office:value="690123">
            <text:p>690123</text:p>
          </table:table-cell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string">
            <text:p>elks_overrides.STRING_8.generating_type</text:p>
          </table:table-cell>
          <table:table-cell office:value-type="float" office:value="690123">
            <text:p>690123</text:p>
          </table:table-cell>
          <table:table-cell office:value-type="float" office:value="3.37">
            <text:p>3.37</text:p>
          </table:table-cell>
          <table:table-cell office:value-type="float" office:value="19.25">
            <text:p>19.25</text:p>
          </table:table-cell>
          <table:table-cell office:value-type="float" office:value="22.62">
            <text:p>22.62</text:p>
          </table:table-cell>
          <table:table-cell office:value-type="float" office:value="8.57">
            <text:p>8.57</text:p>
          </table:table-cell>
        </table:table-row>
        <table:table-row table:style-name="ro1">
          <table:table-cell office:value-type="string">
            <text:p>elks_overrides.STRING_8.get_area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hash_code</text:p>
          </table:table-cell>
          <table:table-cell office:value-type="float" office:value="1140229">
            <text:p>1140229</text:p>
          </table:table-cell>
          <table:table-cell office:value-type="float" office:value="9.24">
            <text:p>9.24</text:p>
          </table:table-cell>
          <table:table-cell office:value-type="float" office:value="1.31">
            <text:p>1.31</text:p>
          </table:table-cell>
          <table:table-cell office:value-type="float" office:value="10.55">
            <text:p>10.5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lks_overrides.STRING_8.index_of</text:p>
          </table:table-cell>
          <table:table-cell office:value-type="float" office:value="1140229">
            <text:p>1140229</text:p>
          </table:table-cell>
          <table:table-cell office:value-type="float" office:value="8.96">
            <text:p>8.96</text:p>
          </table:table-cell>
          <table:table-cell office:value-type="float" office:value="1.36">
            <text:p>1.36</text:p>
          </table:table-cell>
          <table:table-cell office:value-type="float" office:value="10.32">
            <text:p>10.32</text:p>
          </table:table-cell>
          <table:table-cell office:value-type="float" office:value="3.91">
            <text:p>3.91</text:p>
          </table:table-cell>
        </table:table-row>
        <table:table-row table:style-name="ro1">
          <table:table-cell office:value-type="string">
            <text:p>elks_overrides.STRING_8.is_case_insensitive_equal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is_equal</text:p>
          </table:table-cell>
          <table:table-cell office:value-type="float" office:value="1170385">
            <text:p>1170385</text:p>
          </table:table-cell>
          <table:table-cell office:value-type="float" office:value="12.35">
            <text:p>12.35</text:p>
          </table:table-cell>
          <table:table-cell office:value-type="float" office:value="50.84">
            <text:p>50.84</text:p>
          </table:table-cell>
          <table:table-cell office:value-type="float" office:value="63.19">
            <text:p>63.19</text:p>
          </table:table-cell>
          <table:table-cell office:value-type="float" office:value="23.95">
            <text:p>23.95</text:p>
          </table:table-cell>
        </table:table-row>
        <table:table-row table:style-name="ro1">
          <table:table-cell office:value-type="string">
            <text:p>elks_overrides.STRING_8.is_observed</text:p>
          </table:table-cell>
          <table:table-cell office:value-type="float" office:value="690123">
            <text:p>690123</text:p>
          </table:table-cell>
          <table:table-cell office:value-type="float" office:value="7.73">
            <text:p>7.73</text:p>
          </table:table-cell>
          <table:table-cell office:value-type="float" office:value="137.5">
            <text:p>137.5</text:p>
          </table:table-cell>
          <table:table-cell office:value-type="float" office:value="145.23">
            <text:p>145.23</text:p>
          </table:table-cell>
          <table:table-cell office:value-type="float" office:value="55.04">
            <text:p>55.04</text:p>
          </table:table-cell>
        </table:table-row>
        <table:table-row table:style-name="ro1">
          <table:table-cell office:value-type="string">
            <text:p>elks_overrides.STRING_8.make</text:p>
          </table:table-cell>
          <table:table-cell office:value-type="float" office:value="3500864">
            <text:p>3500864</text:p>
          </table:table-cell>
          <table:table-cell office:value-type="float" office:value="34.42">
            <text:p>34.42</text:p>
          </table:table-cell>
          <table:table-cell office:value-type="float" office:value="99.6">
            <text:p>99.6</text:p>
          </table:table-cell>
          <table:table-cell office:value-type="float" office:value="134.02">
            <text:p>134.02</text:p>
          </table:table-cell>
          <table:table-cell office:value-type="float" office:value="50.79">
            <text:p>50.79</text:p>
          </table:table-cell>
        </table:table-row>
        <table:table-row table:style-name="ro1">
          <table:table-cell office:value-type="string">
            <text:p>elks_overrides.STRING_8.make_area</text:p>
          </table:table-cell>
          <table:table-cell office:value-type="float" office:value="3500866">
            <text:p>3500866</text:p>
          </table:table-cell>
          <table:table-cell office:value-type="float" office:value="27.41">
            <text:p>27.41</text:p>
          </table:table-cell>
          <table:table-cell office:value-type="float" office:value="35.87">
            <text:p>35.87</text:p>
          </table:table-cell>
          <table:table-cell office:value-type="float" office:value="63.28">
            <text:p>63.28</text:p>
          </table:table-cell>
          <table:table-cell office:value-type="float" office:value="23.98">
            <text:p>23.98</text:p>
          </table:table-cell>
        </table:table-row>
        <table:table-row table:style-name="ro1">
          <table:table-cell office:value-type="string">
            <text:p>elks_overrides.STRING_8.make_from_c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new_string</text:p>
          </table:table-cell>
          <table:table-cell office:value-type="float" office:value="1170280">
            <text:p>1170280</text:p>
          </table:table-cell>
          <table:table-cell office:value-type="float" office:value="10.65">
            <text:p>10.65</text:p>
          </table:table-cell>
          <table:table-cell office:value-type="float" office:value="23.61">
            <text:p>23.61</text:p>
          </table:table-cell>
          <table:table-cell office:value-type="float" office:value="34.26">
            <text:p>34.26</text:p>
          </table:table-cell>
          <table:table-cell office:value-type="float" office:value="12.98">
            <text:p>12.98</text:p>
          </table:table-cell>
        </table:table-row>
        <table:table-row table:style-name="ro1">
          <table:table-cell office:value-type="string">
            <text:p>elks_overrides.STRING_8.out</text:p>
          </table:table-cell>
          <table:table-cell office:value-type="float" office:value="10003">
            <text:p>10003</text:p>
          </table:table-cell>
          <table:table-cell office:value-type="float" office:value="0.57">
            <text:p>0.57</text:p>
          </table:table-cell>
          <table:table-cell office:value-type="float" office:value="43.47">
            <text:p>43.47</text:p>
          </table:table-cell>
          <table:table-cell office:value-type="float" office:value="44.04">
            <text:p>44.04</text:p>
          </table:table-cell>
          <table:table-cell office:value-type="float" office:value="16.69">
            <text:p>16.69</text:p>
          </table:table-cell>
        </table:table-row>
        <table:table-row table:style-name="ro1">
          <table:table-cell office:value-type="string">
            <text:p>elks_overrides.STRING_8.program_flow_sink</text:p>
          </table:table-cell>
          <table:table-cell office:value-type="float" office:value="55673933">
            <text:p>55673933</text:p>
          </table:table-cell>
          <table:table-cell office:value-type="float" office:value="22.01">
            <text:p>22.01</text:p>
          </table:table-cell>
          <table:table-cell office:value-type="float" office:value="0">
            <text:p>0</text:p>
          </table:table-cell>
          <table:table-cell office:value-type="float" office:value="22.01">
            <text:p>22.01</text:p>
          </table:table-cell>
          <table:table-cell office:value-type="float" office:value="8.34">
            <text:p>8.34</text:p>
          </table:table-cell>
        </table:table-row>
        <table:table-row table:style-name="ro1">
          <table:table-cell office:value-type="string">
            <text:p>elks_overrides.STRING_8.put_code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set_count</text:p>
          </table:table-cell>
          <table:table-cell office:value-type="float" office:value="3490824">
            <text:p>3490824</text:p>
          </table:table-cell>
          <table:table-cell office:value-type="float" office:value="26.29">
            <text:p>26.29</text:p>
          </table:table-cell>
          <table:table-cell office:value-type="float" office:value="29.66">
            <text:p>29.66</text:p>
          </table:table-cell>
          <table:table-cell office:value-type="float" office:value="55.95">
            <text:p>55.95</text:p>
          </table:table-cell>
          <table:table-cell office:value-type="float" office:value="21.2">
            <text:p>21.2</text:p>
          </table:table-cell>
        </table:table-row>
        <table:table-row table:style-name="ro1">
          <table:table-cell office:value-type="string">
            <text:p>elks_overrides.STRING_8.str_strict_cmp</text:p>
          </table:table-cell>
          <table:table-cell office:value-type="float" office:value="1170237">
            <text:p>1170237</text:p>
          </table:table-cell>
          <table:table-cell office:value-type="float" office:value="9.3">
            <text:p>9.3</text:p>
          </table:table-cell>
          <table:table-cell office:value-type="float" office:value="20.73">
            <text:p>20.73</text:p>
          </table:table-cell>
          <table:table-cell office:value-type="float" office:value="30.03">
            <text:p>30.03</text:p>
          </table:table-cell>
          <table:table-cell office:value-type="float" office:value="11.38">
            <text:p>11.38</text:p>
          </table:table-cell>
        </table:table-row>
        <table:table-row table:style-name="ro1">
          <table:table-cell office:value-type="string">
            <text:p>elks_overrides.STRING_8.string_searcher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substring</text:p>
          </table:table-cell>
          <table:table-cell office:value-type="float" office:value="1170243">
            <text:p>1170243</text:p>
          </table:table-cell>
          <table:table-cell office:value-type="float" office:value="15.89">
            <text:p>15.89</text:p>
          </table:table-cell>
          <table:table-cell office:value-type="float" office:value="55.36">
            <text:p>55.36</text:p>
          </table:table-cell>
          <table:table-cell office:value-type="float" office:value="71.25">
            <text:p>71.2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elks_overrides.STRING_8.substring_index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to_c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_JOURNAL.cr_unobserved_set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_JOURNAL.generating_type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_JOURNAL.is_observed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_JOURNAL.mak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ATM_JOURNAL.program_flow_sink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_UI_TEXTUAL.cr_unobserved_set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_UI_TEXTUAL.generating_type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_UI_TEXTUAL.is_observed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_UI_TEXTUAL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_UI_TEXTUAL.program_flow_sink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.account_exists</text:p>
          </table:table-cell>
          <table:table-cell office:value-type="float" office:value="10001">
            <text:p>10001</text:p>
          </table:table-cell>
          <table:table-cell office:value-type="float" office:value="0.47">
            <text:p>0.47</text:p>
          </table:table-cell>
          <table:table-cell office:value-type="float" office:value="47.89">
            <text:p>47.89</text:p>
          </table:table-cell>
          <table:table-cell office:value-type="float" office:value="48.36">
            <text:p>48.36</text:p>
          </table:table-cell>
          <table:table-cell office:value-type="float" office:value="18.33">
            <text:p>18.33</text:p>
          </table:table-cell>
        </table:table-row>
        <table:table-row table:style-name="ro1">
          <table:table-cell office:value-type="string">
            <text:p>root_cluster.ATM.c_object_id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.c_set_object_i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.cr_global_object_id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.cr_object_id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.cr_set_object_i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.cr_unobserved_set</text:p>
          </table:table-cell>
          <table:table-cell office:value-type="float" office:value="90016">
            <text:p>90016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string">
            <text:p>root_cluster.ATM.deposit</text:p>
          </table:table-cell>
          <table:table-cell office:value-type="float" office:value="10001">
            <text:p>10001</text:p>
          </table:table-cell>
          <table:table-cell office:value-type="float" office:value="0.61">
            <text:p>0.61</text:p>
          </table:table-cell>
          <table:table-cell office:value-type="float" office:value="61.67">
            <text:p>61.67</text:p>
          </table:table-cell>
          <table:table-cell office:value-type="float" office:value="62.28">
            <text:p>62.28</text:p>
          </table:table-cell>
          <table:table-cell office:value-type="float" office:value="23.6">
            <text:p>23.6</text:p>
          </table:table-cell>
        </table:table-row>
        <table:table-row table:style-name="ro1">
          <table:table-cell office:value-type="string">
            <text:p>root_cluster.ATM.generating_type</text:p>
          </table:table-cell>
          <table:table-cell office:value-type="float" office:value="90022">
            <text:p>90022</text:p>
          </table:table-cell>
          <table:table-cell office:value-type="float" office:value="0.47">
            <text:p>0.47</text:p>
          </table:table-cell>
          <table:table-cell office:value-type="float" office:value="2.38">
            <text:p>2.38</text:p>
          </table:table-cell>
          <table:table-cell office:value-type="float" office:value="2.85">
            <text:p>2.85</text:p>
          </table:table-cell>
          <table:table-cell office:value-type="float" office:value="1.08">
            <text:p>1.08</text:p>
          </table:table-cell>
        </table:table-row>
        <table:table-row table:style-name="ro1">
          <table:table-cell office:value-type="string">
            <text:p>root_cluster.ATM.is_observed</text:p>
          </table:table-cell>
          <table:table-cell office:value-type="float" office:value="90016">
            <text:p>90016</text:p>
          </table:table-cell>
          <table:table-cell office:value-type="float" office:value="1.04">
            <text:p>1.04</text:p>
          </table:table-cell>
          <table:table-cell office:value-type="float" office:value="18.26">
            <text:p>18.26</text:p>
          </table:table-cell>
          <table:table-cell office:value-type="float" office:value="19.3">
            <text:p>19.3</text:p>
          </table:table-cell>
          <table:table-cell office:value-type="float" office:value="7.31">
            <text:p>7.31</text:p>
          </table:table-cell>
        </table:table-row>
        <table:table-row table:style-name="ro1">
          <table:table-cell office:value-type="string">
            <text:p>root_cluster.ATM.mak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root_cluster.ATM.program_flow_sink</text:p>
          </table:table-cell>
          <table:table-cell office:value-type="float" office:value="510089">
            <text:p>510089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string">
            <text:p>root_cluster.ATM.set_ui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.withdraw</text:p>
          </table:table-cell>
          <table:table-cell office:value-type="float" office:value="10001">
            <text:p>10001</text:p>
          </table:table-cell>
          <table:table-cell office:value-type="float" office:value="0.62">
            <text:p>0.62</text:p>
          </table:table-cell>
          <table:table-cell office:value-type="float" office:value="62.26">
            <text:p>62.26</text:p>
          </table:table-cell>
          <table:table-cell office:value-type="float" office:value="62.88">
            <text:p>62.88</text:p>
          </table:table-cell>
          <table:table-cell office:value-type="float" office:value="23.83">
            <text:p>23.83</text:p>
          </table:table-cell>
        </table:table-row>
        <table:table-row table:style-name="ro1">
          <table:table-cell office:value-type="string">
            <text:p>root_cluster.BANK_ACCOUNT.cr_unobserved_set</text:p>
          </table:table-cell>
          <table:table-cell office:value-type="float" office:value="60009">
            <text:p>60009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BANK_ACCOUNT.deposit</text:p>
          </table:table-cell>
          <table:table-cell office:value-type="float" office:value="10001">
            <text:p>10001</text:p>
          </table:table-cell>
          <table:table-cell office:value-type="float" office:value="0.49">
            <text:p>0.49</text:p>
          </table:table-cell>
          <table:table-cell office:value-type="float" office:value="6.62">
            <text:p>6.62</text:p>
          </table:table-cell>
          <table:table-cell office:value-type="float" office:value="7.11">
            <text:p>7.11</text:p>
          </table:table-cell>
          <table:table-cell office:value-type="float" office:value="2.69">
            <text:p>2.69</text:p>
          </table:table-cell>
        </table:table-row>
        <table:table-row table:style-name="ro1">
          <table:table-cell office:value-type="string">
            <text:p>root_cluster.BANK_ACCOUNT.generating_type</text:p>
          </table:table-cell>
          <table:table-cell office:value-type="float" office:value="60009">
            <text:p>60009</text:p>
          </table:table-cell>
          <table:table-cell office:value-type="float" office:value="0.3">
            <text:p>0.3</text:p>
          </table:table-cell>
          <table:table-cell office:value-type="float" office:value="1.66">
            <text:p>1.66</text:p>
          </table:table-cell>
          <table:table-cell office:value-type="float" office:value="1.96">
            <text:p>1.96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office:value-type="string">
            <text:p>root_cluster.BANK_ACCOUNT.is_observed</text:p>
          </table:table-cell>
          <table:table-cell office:value-type="float" office:value="60009">
            <text:p>60009</text:p>
          </table:table-cell>
          <table:table-cell office:value-type="float" office:value="0.68">
            <text:p>0.68</text:p>
          </table:table-cell>
          <table:table-cell office:value-type="float" office:value="12.14">
            <text:p>12.14</text:p>
          </table:table-cell>
          <table:table-cell office:value-type="float" office:value="12.82">
            <text:p>12.82</text:p>
          </table:table-cell>
          <table:table-cell office:value-type="float" office:value="4.86">
            <text:p>4.86</text:p>
          </table:table-cell>
        </table:table-row>
        <table:table-row table:style-name="ro1">
          <table:table-cell office:value-type="string">
            <text:p>root_cluster.BANK_ACCOUNT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BANK_ACCOUNT.program_flow_sink</text:p>
          </table:table-cell>
          <table:table-cell office:value-type="float" office:value="340051">
            <text:p>340051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string">
            <text:p>root_cluster.BANK_ACCOUNT.withdraw</text:p>
          </table:table-cell>
          <table:table-cell office:value-type="float" office:value="10001">
            <text:p>10001</text:p>
          </table:table-cell>
          <table:table-cell office:value-type="float" office:value="0.49">
            <text:p>0.49</text:p>
          </table:table-cell>
          <table:table-cell office:value-type="float" office:value="6.44">
            <text:p>6.44</text:p>
          </table:table-cell>
          <table:table-cell office:value-type="float" office:value="6.93">
            <text:p>6.93</text:p>
          </table:table-cell>
          <table:table-cell office:value-type="float" office:value="2.63">
            <text:p>2.63</text:p>
          </table:table-cell>
        </table:table-row>
        <table:table-row table:style-name="ro1">
          <table:table-cell office:value-type="string">
            <text:p>root_cluster.BANK.account_for_name</text:p>
          </table:table-cell>
          <table:table-cell office:value-type="float" office:value="30003">
            <text:p>30003</text:p>
          </table:table-cell>
          <table:table-cell office:value-type="float" office:value="1.57">
            <text:p>1.57</text:p>
          </table:table-cell>
          <table:table-cell office:value-type="float" office:value="122.84">
            <text:p>122.84</text:p>
          </table:table-cell>
          <table:table-cell office:value-type="float" office:value="124.41">
            <text:p>124.41</text:p>
          </table:table-cell>
          <table:table-cell office:value-type="float" office:value="47.15">
            <text:p>47.15</text:p>
          </table:table-cell>
        </table:table-row>
        <table:table-row table:style-name="ro1">
          <table:table-cell office:value-type="string">
            <text:p>root_cluster.BANK.at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BANK.c_object_id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BANK.c_set_object_i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BANK.cr_global_object_id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BANK.cr_object_id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BANK.cr_set_object_i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BANK.cr_unobserved_set</text:p>
          </table:table-cell>
          <table:table-cell office:value-type="float" office:value="150023">
            <text:p>150023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string">
            <text:p>root_cluster.BANK.deposit</text:p>
          </table:table-cell>
          <table:table-cell office:value-type="float" office:value="10001">
            <text:p>10001</text:p>
          </table:table-cell>
          <table:table-cell office:value-type="float" office:value="0.46">
            <text:p>0.46</text:p>
          </table:table-cell>
          <table:table-cell office:value-type="float" office:value="13.41">
            <text:p>13.41</text:p>
          </table:table-cell>
          <table:table-cell office:value-type="float" office:value="13.87">
            <text:p>13.87</text:p>
          </table:table-cell>
          <table:table-cell office:value-type="float" office:value="5.26">
            <text:p>5.26</text:p>
          </table:table-cell>
        </table:table-row>
        <table:table-row table:style-name="ro1">
          <table:table-cell office:value-type="string">
            <text:p>root_cluster.BANK.generating_type</text:p>
          </table:table-cell>
          <table:table-cell office:value-type="float" office:value="150027">
            <text:p>150027</text:p>
          </table:table-cell>
          <table:table-cell office:value-type="float" office:value="0.75">
            <text:p>0.75</text:p>
          </table:table-cell>
          <table:table-cell office:value-type="float" office:value="4.06">
            <text:p>4.06</text:p>
          </table:table-cell>
          <table:table-cell office:value-type="float" office:value="4.81">
            <text:p>4.81</text:p>
          </table:table-cell>
          <table:table-cell office:value-type="float" office:value="1.82">
            <text:p>1.82</text:p>
          </table:table-cell>
        </table:table-row>
        <table:table-row table:style-name="ro1">
          <table:table-cell office:value-type="string">
            <text:p>root_cluster.BANK.is_observed</text:p>
          </table:table-cell>
          <table:table-cell office:value-type="float" office:value="150023">
            <text:p>150023</text:p>
          </table:table-cell>
          <table:table-cell office:value-type="float" office:value="1.81">
            <text:p>1.81</text:p>
          </table:table-cell>
          <table:table-cell office:value-type="float" office:value="29.75">
            <text:p>29.75</text:p>
          </table:table-cell>
          <table:table-cell office:value-type="float" office:value="31.56">
            <text:p>31.56</text:p>
          </table:table-cell>
          <table:table-cell office:value-type="float" office:value="11.96">
            <text:p>11.96</text:p>
          </table:table-cell>
        </table:table-row>
        <table:table-row table:style-name="ro1">
          <table:table-cell office:value-type="string">
            <text:p>root_cluster.BANK.mak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string">
            <text:p>root_cluster.BANK.program_flow_sink</text:p>
          </table:table-cell>
          <table:table-cell office:value-type="float" office:value="850128">
            <text:p>850128</text:p>
          </table:table-cell>
          <table:table-cell office:value-type="float" office:value="0.36">
            <text:p>0.36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string">
            <text:p>root_cluster.BANK.withdraw</text:p>
          </table:table-cell>
          <table:table-cell office:value-type="float" office:value="10001">
            <text:p>10001</text:p>
          </table:table-cell>
          <table:table-cell office:value-type="float" office:value="0.45">
            <text:p>0.45</text:p>
          </table:table-cell>
          <table:table-cell office:value-type="float" office:value="13.42">
            <text:p>13.42</text:p>
          </table:table-cell>
          <table:table-cell office:value-type="float" office:value="13.87">
            <text:p>13.87</text:p>
          </table:table-cell>
          <table:table-cell office:value-type="float" office:value="5.26">
            <text:p>5.26</text:p>
          </table:table-cell>
        </table:table-row>
        <table:table-row table:style-name="ro1">
          <table:table-cell office:value-type="string">
            <text:p>root_cluster.PERFORMANCE_TESTER_ATM_UI.c_object_id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PERFORMANCE_TESTER_ATM_UI.c_set_object_i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PERFORMANCE_TESTER_ATM_UI.cr_global_object_id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PERFORMANCE_TESTER_ATM_UI.cr_object_id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PERFORMANCE_TESTER_ATM_UI.cr_set_object_i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PERFORMANCE_TESTER_ATM_UI.cr_unobserved_set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PERFORMANCE_TESTER_ATM_UI.generating_type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PERFORMANCE_TESTER_ATM_UI.io</text:p>
          </table:table-cell>
          <table:table-cell office:value-type="float" office:value="10002">
            <text:p>100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PERFORMANCE_TESTER_ATM_UI.is_observed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PERFORMANCE_TESTER_ATM_UI.mak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PERFORMANCE_TESTER_ATM_UI.print</text:p>
          </table:table-cell>
          <table:table-cell office:value-type="float" office:value="10002">
            <text:p>10002</text:p>
          </table:table-cell>
          <table:table-cell office:value-type="float" office:value="1.59">
            <text:p>1.59</text:p>
          </table:table-cell>
          <table:table-cell office:value-type="float" office:value="67.88">
            <text:p>67.88</text:p>
          </table:table-cell>
          <table:table-cell office:value-type="float" office:value="69.47">
            <text:p>69.47</text:p>
          </table:table-cell>
          <table:table-cell office:value-type="float" office:value="26.33">
            <text:p>26.33</text:p>
          </table:table-cell>
        </table:table-row>
        <table:table-row table:style-name="ro1">
          <table:table-cell office:value-type="string">
            <text:p>root_cluster.PERFORMANCE_TESTER_ATM_UI.program_flow_sink</text:p>
          </table:table-cell>
          <table:table-cell office:value-type="float" office:value="76">
            <text:p>7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PERFORMANCE_TESTER_ATM_UI.run</text:p>
          </table:table-cell>
          <table:table-cell office:value-type="float" office:value="1">
            <text:p>1</text:p>
          </table:table-cell>
          <table:table-cell office:value-type="float" office:value="0.14">
            <text:p>0.14</text:p>
          </table:table-cell>
          <table:table-cell office:value-type="float" office:value="263.63">
            <text:p>263.63</text:p>
          </table:table-cell>
          <table:table-cell office:value-type="float" office:value="263.77">
            <text:p>263.77</text:p>
          </table:table-cell>
          <table:table-cell office:value-type="float" office:value="99.97">
            <text:p>99.97</text:p>
          </table:table-cell>
        </table:table-row>
        <table:table-row table:style-name="ro1">
          <table:table-cell office:value-type="string">
            <text:p>root_cluster.ROOT_CLASS.io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ROOT_CLASS.mak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63.86">
            <text:p>263.8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root_cluster.ROOT_CLASS.print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ROOT_CLASS.program_flow_sink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</table:table-row>
      </table:table>
      <table:table table:name="replay_phase" table:style-name="ta1" table:print="false">
        <office:forms form:automatic-focus="false" form:apply-design-mode="false"/>
        <table:table-column table:style-name="co9" table:default-cell-style-name="Default"/>
        <table:table-column table:style-name="co6" table:number-columns-repeated="5" table:default-cell-style-name="Default"/>
        <table:table-row table:style-name="ro1">
          <table:table-cell table:style-name="ce1" office:value-type="string">
            <text:p>Function</text:p>
          </table:table-cell>
          <table:table-cell table:style-name="ce1" office:value-type="string">
            <text:p>calls</text:p>
          </table:table-cell>
          <table:table-cell table:style-name="ce1" office:value-type="string">
            <text:p>self</text:p>
          </table:table-cell>
          <table:table-cell table:style-name="ce1" office:value-type="string">
            <text:p>descendant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ercentage</text:p>
          </table:table-cell>
        </table:table-row>
        <table:table-row table:style-name="ro1">
          <table:table-cell office:value-type="string">
            <text:p>additional_base_classes.BASIC_ENTITY.make</text:p>
          </table:table-cell>
          <table:table-cell office:value-type="float" office:value="40009">
            <text:p>40009</text:p>
          </table:table-cell>
          <table:table-cell office:value-type="float" office:value="0.4">
            <text:p>0.4</text:p>
          </table:table-cell>
          <table:table-cell office:value-type="float" office:value="0.04">
            <text:p>0.04</text:p>
          </table:table-cell>
          <table:table-cell office:value-type="float" office:value="0.44">
            <text:p>0.44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string">
            <text:p>additional_base_classes.BASIC_ENTITY.program_flow_sink</text:p>
          </table:table-cell>
          <table:table-cell office:value-type="float" office:value="240054">
            <text:p>240054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additional_base_classes.BASIC_ENTITY.resolve</text:p>
          </table:table-cell>
          <table:table-cell office:value-type="float" office:value="40009">
            <text:p>40009</text:p>
          </table:table-cell>
          <table:table-cell office:value-type="float" office:value="0.48">
            <text:p>0.48</text:p>
          </table:table-cell>
          <table:table-cell office:value-type="float" office:value="6.25">
            <text:p>6.25</text:p>
          </table:table-cell>
          <table:table-cell office:value-type="float" office:value="6.73">
            <text:p>6.73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additional_base_classes.CONFIGURATION_HELPER.configure_program_flow_sink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CONFIGURATION_HELPER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CONFIGURATION_HELPER.visit_player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ENTITY_RESOLVER.associate_object_to_entity</text:p>
          </table:table-cell>
          <table:table-cell office:value-type="float" office:value="50014">
            <text:p>50014</text:p>
          </table:table-cell>
          <table:table-cell office:value-type="float" office:value="0.65">
            <text:p>0.65</text:p>
          </table:table-cell>
          <table:table-cell office:value-type="float" office:value="0.71">
            <text:p>0.71</text:p>
          </table:table-cell>
          <table:table-cell office:value-type="float" office:value="1.36">
            <text:p>1.36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string">
            <text:p>additional_base_classes.ENTITY_RESOLVER.associate_object_to_object_id</text:p>
          </table:table-cell>
          <table:table-cell office:value-type="float" office:value="50014">
            <text:p>50014</text:p>
          </table:table-cell>
          <table:table-cell office:value-type="float" office:value="0.56">
            <text:p>0.56</text:p>
          </table:table-cell>
          <table:table-cell office:value-type="float" office:value="0.08">
            <text:p>0.08</text:p>
          </table:table-cell>
          <table:table-cell office:value-type="float" office:value="0.64">
            <text:p>0.64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string">
            <text:p>additional_base_classes.ENTITY_RESOLVER.c_eif_is_special_type</text:p>
          </table:table-cell>
          <table:table-cell office:value-type="float" office:value="10005">
            <text:p>1000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ENTITY_RESOLVER.c_new_instance_of</text:p>
          </table:table-cell>
          <table:table-cell office:value-type="float" office:value="10006">
            <text:p>100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ENTITY_RESOLVER.create_and_register_entity</text:p>
          </table:table-cell>
          <table:table-cell office:value-type="float" office:value="10005">
            <text:p>10005</text:p>
          </table:table-cell>
          <table:table-cell office:value-type="float" office:value="0.26">
            <text:p>0.26</text:p>
          </table:table-cell>
          <table:table-cell office:value-type="float" office:value="1.37">
            <text:p>1.37</text:p>
          </table:table-cell>
          <table:table-cell office:value-type="float" office:value="1.63">
            <text:p>1.63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additional_base_classes.ENTITY_RESOLVER.dynamic_type_from_string</text:p>
          </table:table-cell>
          <table:table-cell office:value-type="float" office:value="10006">
            <text:p>10006</text:p>
          </table:table-cell>
          <table:table-cell office:value-type="float" office:value="0.43">
            <text:p>0.43</text:p>
          </table:table-cell>
          <table:table-cell office:value-type="float" office:value="0.34">
            <text:p>0.34</text:p>
          </table:table-cell>
          <table:table-cell office:value-type="float" office:value="0.77">
            <text:p>0.77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string">
            <text:p>additional_base_classes.ENTITY_RESOLVER.internal_dynamic_type_string_table</text:p>
          </table:table-cell>
          <table:table-cell office:value-type="float" office:value="10006">
            <text:p>1000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ENTITY_RESOLVER.is_pre_ecma_mapping_disabled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ENTITY_RESOLVER.is_special_type</text:p>
          </table:table-cell>
          <table:table-cell office:value-type="float" office:value="10005">
            <text:p>10005</text:p>
          </table:table-cell>
          <table:table-cell office:value-type="float" office:value="0.12">
            <text:p>0.12</text:p>
          </table:table-cell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additional_base_classes.ENTITY_RESOLVER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ENTITY_RESOLVER.new_instance_of</text:p>
          </table:table-cell>
          <table:table-cell office:value-type="float" office:value="10006">
            <text:p>10006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additional_base_classes.ENTITY_RESOLVER.program_flow_sink</text:p>
          </table:table-cell>
          <table:table-cell office:value-type="float" office:value="1680411">
            <text:p>1680411</text:p>
          </table:table-cell>
          <table:table-cell office:value-type="float" office:value="0.61">
            <text:p>0.61</text:p>
          </table:table-cell>
          <table:table-cell office:value-type="float" office:value="0">
            <text:p>0</text:p>
          </table:table-cell>
          <table:table-cell office:value-type="float" office:value="0.61">
            <text:p>0.61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string">
            <text:p>additional_base_classes.ENTITY_RESOLVER.Renamed feature `pre_ecma_mapping_status'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ENTITY_RESOLVER.Renamed feature `set_pre_ecma_mapping'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ENTITY_RESOLVER.Renamed feature `type_id_from_name'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ENTITY_RESOLVER.resolve_entities</text:p>
          </table:table-cell>
          <table:table-cell office:value-type="float" office:value="80018">
            <text:p>80018</text:p>
          </table:table-cell>
          <table:table-cell office:value-type="float" office:value="2.06">
            <text:p>2.06</text:p>
          </table:table-cell>
          <table:table-cell office:value-type="float" office:value="8.81">
            <text:p>8.81</text:p>
          </table:table-cell>
          <table:table-cell office:value-type="float" office:value="10.87">
            <text:p>10.87</text:p>
          </table:table-cell>
          <table:table-cell office:value-type="float" office:value="0.65">
            <text:p>0.65</text:p>
          </table:table-cell>
        </table:table-row>
        <table:table-row table:style-name="ro1">
          <table:table-cell office:value-type="string">
            <text:p>additional_base_classes.ENTITY_RESOLVER.resolve_entity</text:p>
          </table:table-cell>
          <table:table-cell office:value-type="float" office:value="170032">
            <text:p>170032</text:p>
          </table:table-cell>
          <table:table-cell office:value-type="float" office:value="1.12">
            <text:p>1.12</text:p>
          </table:table-cell>
          <table:table-cell office:value-type="float" office:value="11.61">
            <text:p>11.61</text:p>
          </table:table-cell>
          <table:table-cell office:value-type="float" office:value="12.73">
            <text:p>12.73</text:p>
          </table:table-cell>
          <table:table-cell office:value-type="float" office:value="0.76">
            <text:p>0.76</text:p>
          </table:table-cell>
        </table:table-row>
        <table:table-row table:style-name="ro1">
          <table:table-cell office:value-type="string">
            <text:p>additional_base_classes.ENTITY_RESOLVER.visit_basic_entity</text:p>
          </table:table-cell>
          <table:table-cell office:value-type="float" office:value="40009">
            <text:p>40009</text:p>
          </table:table-cell>
          <table:table-cell office:value-type="float" office:value="0.95">
            <text:p>0.95</text:p>
          </table:table-cell>
          <table:table-cell office:value-type="float" office:value="5.26">
            <text:p>5.26</text:p>
          </table:table-cell>
          <table:table-cell office:value-type="float" office:value="6.21">
            <text:p>6.21</text:p>
          </table:table-cell>
          <table:table-cell office:value-type="float" office:value="0.37">
            <text:p>0.37</text:p>
          </table:table-cell>
        </table:table-row>
        <table:table-row table:style-name="ro1">
          <table:table-cell office:value-type="string">
            <text:p>additional_base_classes.ENTITY_RESOLVER.visit_non_basic_entity</text:p>
          </table:table-cell>
          <table:table-cell office:value-type="float" office:value="130023">
            <text:p>130023</text:p>
          </table:table-cell>
          <table:table-cell office:value-type="float" office:value="1.59">
            <text:p>1.59</text:p>
          </table:table-cell>
          <table:table-cell office:value-type="float" office:value="1.8">
            <text:p>1.8</text:p>
          </table:table-cell>
          <table:table-cell office:value-type="float" office:value="3.39">
            <text:p>3.39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additional_base_classes.ERL_CALLER.call</text:p>
          </table:table-cell>
          <table:table-cell office:value-type="float" office:value="80018">
            <text:p>80018</text:p>
          </table:table-cell>
          <table:table-cell office:value-type="float" office:value="6.26">
            <text:p>6.26</text:p>
          </table:table-cell>
          <table:table-cell office:value-type="float" office:value="1643.94">
            <text:p>1643.94</text:p>
          </table:table-cell>
          <table:table-cell office:value-type="float" office:value="1650.2">
            <text:p>1650.2</text:p>
          </table:table-cell>
          <table:table-cell office:value-type="float" office:value="98.92">
            <text:p>98.92</text:p>
          </table:table-cell>
        </table:table-row>
        <table:table-row table:style-name="ro1">
          <table:table-cell office:value-type="string">
            <text:p>additional_base_classes.ERL_CALLER.program_flow_sink</text:p>
          </table:table-cell>
          <table:table-cell office:value-type="float" office:value="240054">
            <text:p>240054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additional_base_classes.ERL_CALLER.universe</text:p>
          </table:table-cell>
          <table:table-cell office:value-type="float" office:value="80018">
            <text:p>80018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EVENT_INPUT.end_of_input</text:p>
          </table:table-cell>
          <table:table-cell office:value-type="float" office:value="240057">
            <text:p>240057</text:p>
          </table:table-cell>
          <table:table-cell office:value-type="float" office:value="2.21">
            <text:p>2.21</text:p>
          </table:table-cell>
          <table:table-cell office:value-type="float" office:value="2.7">
            <text:p>2.7</text:p>
          </table:table-cell>
          <table:table-cell office:value-type="float" office:value="4.91">
            <text:p>4.91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additional_base_classes.EVENT_INPUT.handle_incall_event</text:p>
          </table:table-cell>
          <table:table-cell office:value-type="float" office:value="80018">
            <text:p>80018</text:p>
          </table:table-cell>
          <table:table-cell office:value-type="float" office:value="0.99">
            <text:p>0.99</text:p>
          </table:table-cell>
          <table:table-cell office:value-type="float" office:value="0.87">
            <text:p>0.87</text:p>
          </table:table-cell>
          <table:table-cell office:value-type="float" office:value="1.86">
            <text:p>1.86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string">
            <text:p>additional_base_classes.EVENT_INPUT.handle_incallret_event</text:p>
          </table:table-cell>
          <table:table-cell office:value-type="float" office:value="80018">
            <text:p>80018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1.86">
            <text:p>1.86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string">
            <text:p>additional_base_classes.EVENT_INPUT.handle_outcall_event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EVENT_INPUT.handle_outcallret_event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EVENT_INPUT.has_error</text:p>
          </table:table-cell>
          <table:table-cell office:value-type="float" office:value="160039">
            <text:p>160039</text:p>
          </table:table-cell>
          <table:table-cell office:value-type="float" office:value="1.27">
            <text:p>1.27</text:p>
          </table:table-cell>
          <table:table-cell office:value-type="float" office:value="0.16">
            <text:p>0.16</text:p>
          </table:table-cell>
          <table:table-cell office:value-type="float" office:value="1.43">
            <text:p>1.43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string">
            <text:p>additional_base_classes.EVENT_INPUT.last_event</text:p>
          </table:table-cell>
          <table:table-cell office:value-type="float" office:value="320077">
            <text:p>320077</text:p>
          </table:table-cell>
          <table:table-cell office:value-type="float" office:value="2.28">
            <text:p>2.28</text:p>
          </table:table-cell>
          <table:table-cell office:value-type="float" office:value="0.34">
            <text:p>0.34</text:p>
          </table:table-cell>
          <table:table-cell office:value-type="float" office:value="2.62">
            <text:p>2.62</text:p>
          </table:table-cell>
          <table:table-cell office:value-type="float" office:value="0.16">
            <text:p>0.16</text:p>
          </table:table-cell>
        </table:table-row>
        <table:table-row table:style-name="ro1">
          <table:table-cell office:value-type="string">
            <text:p>additional_base_classes.EVENT_INPUT.program_flow_sink</text:p>
          </table:table-cell>
          <table:table-cell office:value-type="float" office:value="3120753">
            <text:p>3120753</text:p>
          </table:table-cell>
          <table:table-cell office:value-type="float" office:value="1.21">
            <text:p>1.21</text:p>
          </table:table-cell>
          <table:table-cell office:value-type="float" office:value="0">
            <text:p>0</text:p>
          </table:table-cell>
          <table:table-cell office:value-type="float" office:value="1.21">
            <text:p>1.21</text:p>
          </table:table-cell>
          <table:table-cell office:value-type="float" office:value="0.07">
            <text:p>0.07</text:p>
          </table:table-cell>
        </table:table-row>
        <table:table-row table:style-name="ro1">
          <table:table-cell office:value-type="string">
            <text:p>additional_base_classes.EVENT_INPUT.read_next_event</text:p>
          </table:table-cell>
          <table:table-cell office:value-type="float" office:value="160039">
            <text:p>160039</text:p>
          </table:table-cell>
          <table:table-cell office:value-type="float" office:value="1.56">
            <text:p>1.56</text:p>
          </table:table-cell>
          <table:table-cell office:value-type="float" office:value="1062.44">
            <text:p>1062.44</text:p>
          </table:table-cell>
          <table:table-cell office:value-type="float" office:value="1064">
            <text:p>1064</text:p>
          </table:table-cell>
          <table:table-cell office:value-type="float" office:value="63.78">
            <text:p>63.78</text:p>
          </table:table-cell>
        </table:table-row>
        <table:table-row table:style-name="ro1">
          <table:table-cell office:value-type="string">
            <text:p>additional_base_classes.EVENT_INPUT.set_parser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INCALL_EVENT.make</text:p>
          </table:table-cell>
          <table:table-cell office:value-type="float" office:value="80018">
            <text:p>80018</text:p>
          </table:table-cell>
          <table:table-cell office:value-type="float" office:value="0.68">
            <text:p>0.68</text:p>
          </table:table-cell>
          <table:table-cell office:value-type="float" office:value="0.08">
            <text:p>0.08</text:p>
          </table:table-cell>
          <table:table-cell office:value-type="float" office:value="0.76">
            <text:p>0.76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string">
            <text:p>additional_base_classes.INCALL_EVENT.program_flow_sink</text:p>
          </table:table-cell>
          <table:table-cell office:value-type="float" office:value="240054">
            <text:p>240054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additional_base_classes.INCALLRET_EVENT.make</text:p>
          </table:table-cell>
          <table:table-cell office:value-type="float" office:value="80018">
            <text:p>80018</text:p>
          </table:table-cell>
          <table:table-cell office:value-type="float" office:value="0.75">
            <text:p>0.75</text:p>
          </table:table-cell>
          <table:table-cell office:value-type="float" office:value="0.09">
            <text:p>0.09</text:p>
          </table:table-cell>
          <table:table-cell office:value-type="float" office:value="0.84">
            <text:p>0.84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string">
            <text:p>additional_base_classes.INCALLRET_EVENT.program_flow_sink</text:p>
          </table:table-cell>
          <table:table-cell office:value-type="float" office:value="240054">
            <text:p>240054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additional_base_classes.MANIFEST_SPECIAL.character_from_escaped_string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MANIFEST_SPECIAL.generating_typ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MANIFEST_SPECIAL.load_value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MANIFEST_SPECIAL.load_values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MANIFEST_SPECIAL.make_empty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MANIFEST_SPECIAL.program_flow_sink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MANIFEST_SPECIAL.restor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MANIFEST_SPECIAL.set_item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NON_BASIC_ENTITY.accept</text:p>
          </table:table-cell>
          <table:table-cell office:value-type="float" office:value="130023">
            <text:p>130023</text:p>
          </table:table-cell>
          <table:table-cell office:value-type="float" office:value="1.1">
            <text:p>1.1</text:p>
          </table:table-cell>
          <table:table-cell office:value-type="float" office:value="3.58">
            <text:p>3.58</text:p>
          </table:table-cell>
          <table:table-cell office:value-type="float" office:value="4.68">
            <text:p>4.68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additional_base_classes.NON_BASIC_ENTITY.make</text:p>
          </table:table-cell>
          <table:table-cell office:value-type="float" office:value="170032">
            <text:p>170032</text:p>
          </table:table-cell>
          <table:table-cell office:value-type="float" office:value="1.34">
            <text:p>1.34</text:p>
          </table:table-cell>
          <table:table-cell office:value-type="float" office:value="0.15">
            <text:p>0.15</text:p>
          </table:table-cell>
          <table:table-cell office:value-type="float" office:value="1.49">
            <text:p>1.49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string">
            <text:p>additional_base_classes.NON_BASIC_ENTITY.program_flow_sink</text:p>
          </table:table-cell>
          <table:table-cell office:value-type="float" office:value="900165">
            <text:p>900165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office:value-type="float" office:value="0.34">
            <text:p>0.34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string">
            <text:p>additional_base_classes.OUTCALL_EVENT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OUTCALL_EVENT.program_flow_sink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OUTCALLRET_EVENT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OUTCALLRET_EVENT.program_flow_sink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PLAYER.accept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PLAYER.consume_event</text:p>
          </table:table-cell>
          <table:table-cell office:value-type="float" office:value="160039">
            <text:p>160039</text:p>
          </table:table-cell>
          <table:table-cell office:value-type="float" office:value="0.95">
            <text:p>0.95</text:p>
          </table:table-cell>
          <table:table-cell office:value-type="float" office:value="1065.43">
            <text:p>1065.43</text:p>
          </table:table-cell>
          <table:table-cell office:value-type="float" office:value="1066.38">
            <text:p>1066.38</text:p>
          </table:table-cell>
          <table:table-cell office:value-type="float" office:value="63.92">
            <text:p>63.92</text:p>
          </table:table-cell>
        </table:table-row>
        <table:table-row table:style-name="ro1">
          <table:table-cell office:value-type="string">
            <text:p>additional_base_classes.PLAYER.enter</text:p>
          </table:table-cell>
          <table:table-cell office:value-type="float" office:value="2100400">
            <text:p>2100400</text:p>
          </table:table-cell>
          <table:table-cell office:value-type="float" office:value="1.04">
            <text:p>1.04</text:p>
          </table:table-cell>
          <table:table-cell office:value-type="float" office:value="0">
            <text:p>0</text:p>
          </table:table-cell>
          <table:table-cell office:value-type="float" office:value="1.04">
            <text:p>1.04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string">
            <text:p>additional_base_classes.PLAYER.handle_incall_event</text:p>
          </table:table-cell>
          <table:table-cell office:value-type="float" office:value="80018">
            <text:p>80018</text:p>
          </table:table-cell>
          <table:table-cell office:value-type="float" office:value="0.93">
            <text:p>0.93</text:p>
          </table:table-cell>
          <table:table-cell office:value-type="float" office:value="1665.16">
            <text:p>1665.16</text:p>
          </table:table-cell>
          <table:table-cell office:value-type="float" office:value="1666.09">
            <text:p>1666.09</text:p>
          </table:table-cell>
          <table:table-cell office:value-type="float" office:value="99.87">
            <text:p>99.87</text:p>
          </table:table-cell>
        </table:table-row>
        <table:table-row table:style-name="ro1">
          <table:table-cell office:value-type="string">
            <text:p>additional_base_classes.PLAYER.index_arguments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PLAYER.leave</text:p>
          </table:table-cell>
          <table:table-cell office:value-type="float" office:value="1010192">
            <text:p>101019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string">
            <text:p>additional_base_classes.PLAYER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PLAYER.observed_stack_item</text:p>
          </table:table-cell>
          <table:table-cell office:value-type="float" office:value="620115">
            <text:p>620115</text:p>
          </table:table-cell>
          <table:table-cell office:value-type="float" office:value="1.18">
            <text:p>1.18</text:p>
          </table:table-cell>
          <table:table-cell office:value-type="float" office:value="0">
            <text:p>0</text:p>
          </table:table-cell>
          <table:table-cell office:value-type="float" office:value="1.18">
            <text:p>1.18</text:p>
          </table:table-cell>
          <table:table-cell office:value-type="float" office:value="0.07">
            <text:p>0.07</text:p>
          </table:table-cell>
        </table:table-row>
        <table:table-row table:style-name="ro1">
          <table:table-cell office:value-type="string">
            <text:p>additional_base_classes.PLAYER.pla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668.26">
            <text:p>1668.2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additional_base_classes.PLAYER.put_feature_exit</text:p>
          </table:table-cell>
          <table:table-cell office:value-type="float" office:value="80019">
            <text:p>80019</text:p>
          </table:table-cell>
          <table:table-cell office:value-type="float" office:value="1.48">
            <text:p>1.48</text:p>
          </table:table-cell>
          <table:table-cell office:value-type="float" office:value="855.89">
            <text:p>855.89</text:p>
          </table:table-cell>
          <table:table-cell office:value-type="float" office:value="857.37">
            <text:p>857.37</text:p>
          </table:table-cell>
          <table:table-cell office:value-type="float" office:value="51.39">
            <text:p>51.39</text:p>
          </table:table-cell>
        </table:table-row>
        <table:table-row table:style-name="ro1">
          <table:table-cell office:value-type="string">
            <text:p>additional_base_classes.PLAYER.put_feature_invocation</text:p>
          </table:table-cell>
          <table:table-cell office:value-type="float" office:value="80019">
            <text:p>80019</text:p>
          </table:table-cell>
          <table:table-cell office:value-type="float" office:value="1.15">
            <text:p>1.15</text:p>
          </table:table-cell>
          <table:table-cell office:value-type="float" office:value="264.73">
            <text:p>264.73</text:p>
          </table:table-cell>
          <table:table-cell office:value-type="float" office:value="265.88">
            <text:p>265.88</text:p>
          </table:table-cell>
          <table:table-cell office:value-type="float" office:value="15.94">
            <text:p>15.94</text:p>
          </table:table-cell>
        </table:table-row>
        <table:table-row table:style-name="ro1">
          <table:table-cell office:value-type="string">
            <text:p>additional_base_classes.PLAYER.put_to_observed_stack</text:p>
          </table:table-cell>
          <table:table-cell office:value-type="float" office:value="310058">
            <text:p>310058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string">
            <text:p>additional_base_classes.PLAYER.remove_from_observed_stack</text:p>
          </table:table-cell>
          <table:table-cell office:value-type="float" office:value="310058">
            <text:p>310058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0.64">
            <text:p>0.64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string">
            <text:p>additional_base_classes.PLAYER.set_capture_replay_enable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PLAYER.set_error_status_for_arguments</text:p>
          </table:table-cell>
          <table:table-cell office:value-type="float" office:value="80019">
            <text:p>80019</text:p>
          </table:table-cell>
          <table:table-cell office:value-type="float" office:value="0.86">
            <text:p>0.86</text:p>
          </table:table-cell>
          <table:table-cell office:value-type="float" office:value="5.23">
            <text:p>5.23</text:p>
          </table:table-cell>
          <table:table-cell office:value-type="float" office:value="6.09">
            <text:p>6.09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additional_base_classes.PLAYER.set_error_status_for_call</text:p>
          </table:table-cell>
          <table:table-cell office:value-type="float" office:value="80019">
            <text:p>80019</text:p>
          </table:table-cell>
          <table:table-cell office:value-type="float" office:value="0.74">
            <text:p>0.74</text:p>
          </table:table-cell>
          <table:table-cell office:value-type="float" office:value="25.82">
            <text:p>25.82</text:p>
          </table:table-cell>
          <table:table-cell office:value-type="float" office:value="26.56">
            <text:p>26.56</text:p>
          </table:table-cell>
          <table:table-cell office:value-type="float" office:value="1.59">
            <text:p>1.59</text:p>
          </table:table-cell>
        </table:table-row>
        <table:table-row table:style-name="ro1">
          <table:table-cell office:value-type="string">
            <text:p>additional_base_classes.PLAYER.set_error_status_for_callret</text:p>
          </table:table-cell>
          <table:table-cell office:value-type="float" office:value="80019">
            <text:p>80019</text:p>
          </table:table-cell>
          <table:table-cell office:value-type="float" office:value="0.23">
            <text:p>0.23</text:p>
          </table:table-cell>
          <table:table-cell office:value-type="float" office:value="2.58">
            <text:p>2.58</text:p>
          </table:table-cell>
          <table:table-cell office:value-type="float" office:value="2.81">
            <text:p>2.81</text:p>
          </table:table-cell>
          <table:table-cell office:value-type="float" office:value="0.17">
            <text:p>0.17</text:p>
          </table:table-cell>
        </table:table-row>
        <table:table-row table:style-name="ro1">
          <table:table-cell office:value-type="string">
            <text:p>additional_base_classes.PLAYER.set_error_status_for_object</text:p>
          </table:table-cell>
          <table:table-cell office:value-type="float" office:value="130022">
            <text:p>130022</text:p>
          </table:table-cell>
          <table:table-cell office:value-type="float" office:value="0.92">
            <text:p>0.92</text:p>
          </table:table-cell>
          <table:table-cell office:value-type="float" office:value="6.89">
            <text:p>6.89</text:p>
          </table:table-cell>
          <table:table-cell office:value-type="float" office:value="7.81">
            <text:p>7.81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string">
            <text:p>additional_base_classes.PLAYER.set_error_status_for_resolver</text:p>
          </table:table-cell>
          <table:table-cell office:value-type="float" office:value="160036">
            <text:p>160036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additional_base_classes.PLAYER.set_replay_phas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PLAYER.setup_on_input_stream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PLAYER.setup_on_text_fil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PLAYER.simulate_unobserved_body</text:p>
          </table:table-cell>
          <table:table-cell office:value-type="float" office:value="2">
            <text:p>2</text:p>
          </table:table-cell>
          <table:table-cell office:value-type="float" office:value="0.39">
            <text:p>0.39</text:p>
          </table:table-cell>
          <table:table-cell office:value-type="float" office:value="1667.87">
            <text:p>1667.87</text:p>
          </table:table-cell>
          <table:table-cell office:value-type="float" office:value="1668.26">
            <text:p>1668.2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additional_base_classes.TEXT_EVENT_PARSER.consume</text:p>
          </table:table-cell>
          <table:table-cell office:value-type="float" office:value="790161">
            <text:p>790161</text:p>
          </table:table-cell>
          <table:table-cell office:value-type="float" office:value="8.03">
            <text:p>8.03</text:p>
          </table:table-cell>
          <table:table-cell office:value-type="float" office:value="62.93">
            <text:p>62.93</text:p>
          </table:table-cell>
          <table:table-cell office:value-type="float" office:value="70.96">
            <text:p>70.96</text:p>
          </table:table-cell>
          <table:table-cell office:value-type="float" office:value="4.25">
            <text:p>4.25</text:p>
          </table:table-cell>
        </table:table-row>
        <table:table-row table:style-name="ro1">
          <table:table-cell office:value-type="string">
            <text:p>additional_base_classes.TEXT_EVENT_PARSER.consume_whitespaces</text:p>
          </table:table-cell>
          <table:table-cell office:value-type="float" office:value="1790369">
            <text:p>1790369</text:p>
          </table:table-cell>
          <table:table-cell office:value-type="float" office:value="29.25">
            <text:p>29.25</text:p>
          </table:table-cell>
          <table:table-cell office:value-type="float" office:value="107.22">
            <text:p>107.22</text:p>
          </table:table-cell>
          <table:table-cell office:value-type="float" office:value="136.47">
            <text:p>136.47</text:p>
          </table:table-cell>
          <table:table-cell office:value-type="float" office:value="8.18">
            <text:p>8.18</text:p>
          </table:table-cell>
        </table:table-row>
        <table:table-row table:style-name="ro1">
          <table:table-cell office:value-type="string">
            <text:p>additional_base_classes.TEXT_EVENT_PARSER.end_of_input</text:p>
          </table:table-cell>
          <table:table-cell office:value-type="float" office:value="400096">
            <text:p>400096</text:p>
          </table:table-cell>
          <table:table-cell office:value-type="float" office:value="3.45">
            <text:p>3.45</text:p>
          </table:table-cell>
          <table:table-cell office:value-type="float" office:value="0.46">
            <text:p>0.46</text:p>
          </table:table-cell>
          <table:table-cell office:value-type="float" office:value="3.91">
            <text:p>3.91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string">
            <text:p>additional_base_classes.TEXT_EVENT_PARSER.end_of_line</text:p>
          </table:table-cell>
          <table:table-cell office:value-type="float" office:value="2750567">
            <text:p>2750567</text:p>
          </table:table-cell>
          <table:table-cell office:value-type="float" office:value="20.46">
            <text:p>20.46</text:p>
          </table:table-cell>
          <table:table-cell office:value-type="float" office:value="3.3">
            <text:p>3.3</text:p>
          </table:table-cell>
          <table:table-cell office:value-type="float" office:value="23.76">
            <text:p>23.76</text:p>
          </table:table-cell>
          <table:table-cell office:value-type="float" office:value="1.42">
            <text:p>1.42</text:p>
          </table:table-cell>
        </table:table-row>
        <table:table-row table:style-name="ro1">
          <table:table-cell office:value-type="string">
            <text:p>additional_base_classes.TEXT_EVENT_PARSER.forth</text:p>
          </table:table-cell>
          <table:table-cell office:value-type="float" office:value="710151">
            <text:p>710151</text:p>
          </table:table-cell>
          <table:table-cell office:value-type="float" office:value="5.4">
            <text:p>5.4</text:p>
          </table:table-cell>
          <table:table-cell office:value-type="float" office:value="0.91">
            <text:p>0.91</text:p>
          </table:table-cell>
          <table:table-cell office:value-type="float" office:value="6.31">
            <text:p>6.31</text:p>
          </table:table-cell>
          <table:table-cell office:value-type="float" office:value="0.38">
            <text:p>0.38</text:p>
          </table:table-cell>
        </table:table-row>
        <table:table-row table:style-name="ro1">
          <table:table-cell office:value-type="string">
            <text:p>additional_base_classes.TEXT_EVENT_PARSER.item</text:p>
          </table:table-cell>
          <table:table-cell office:value-type="float" office:value="4600939">
            <text:p>4600939</text:p>
          </table:table-cell>
          <table:table-cell office:value-type="float" office:value="44.08">
            <text:p>44.08</text:p>
          </table:table-cell>
          <table:table-cell office:value-type="float" office:value="45.43">
            <text:p>45.43</text:p>
          </table:table-cell>
          <table:table-cell office:value-type="float" office:value="89.51">
            <text:p>89.51</text:p>
          </table:table-cell>
          <table:table-cell office:value-type="float" office:value="5.37">
            <text:p>5.37</text:p>
          </table:table-cell>
        </table:table-row>
        <table:table-row table:style-name="ro1">
          <table:table-cell office:value-type="string">
            <text:p>additional_base_classes.TEXT_EVENT_PARSER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TEXT_EVENT_PARSER.matches</text:p>
          </table:table-cell>
          <table:table-cell office:value-type="float" office:value="700151">
            <text:p>700151</text:p>
          </table:table-cell>
          <table:table-cell office:value-type="float" office:value="8.64">
            <text:p>8.64</text:p>
          </table:table-cell>
          <table:table-cell office:value-type="float" office:value="53.24">
            <text:p>53.24</text:p>
          </table:table-cell>
          <table:table-cell office:value-type="float" office:value="61.88">
            <text:p>61.88</text:p>
          </table:table-cell>
          <table:table-cell office:value-type="float" office:value="3.71">
            <text:p>3.71</text:p>
          </table:table-cell>
        </table:table-row>
        <table:table-row table:style-name="ro1">
          <table:table-cell office:value-type="string">
            <text:p>additional_base_classes.TEXT_EVENT_PARSER.parse_basic</text:p>
          </table:table-cell>
          <table:table-cell office:value-type="float" office:value="40009">
            <text:p>40009</text:p>
          </table:table-cell>
          <table:table-cell office:value-type="float" office:value="0.95">
            <text:p>0.95</text:p>
          </table:table-cell>
          <table:table-cell office:value-type="float" office:value="99.96">
            <text:p>99.96</text:p>
          </table:table-cell>
          <table:table-cell office:value-type="float" office:value="100.91">
            <text:p>100.91</text:p>
          </table:table-cell>
          <table:table-cell office:value-type="float" office:value="6.05">
            <text:p>6.05</text:p>
          </table:table-cell>
        </table:table-row>
        <table:table-row table:style-name="ro1">
          <table:table-cell office:value-type="string">
            <text:p>additional_base_classes.TEXT_EVENT_PARSER.parse_call</text:p>
          </table:table-cell>
          <table:table-cell office:value-type="float" office:value="80019">
            <text:p>80019</text:p>
          </table:table-cell>
          <table:table-cell office:value-type="float" office:value="3.35">
            <text:p>3.35</text:p>
          </table:table-cell>
          <table:table-cell office:value-type="float" office:value="607.43">
            <text:p>607.43</text:p>
          </table:table-cell>
          <table:table-cell office:value-type="float" office:value="610.78">
            <text:p>610.78</text:p>
          </table:table-cell>
          <table:table-cell office:value-type="float" office:value="36.61">
            <text:p>36.61</text:p>
          </table:table-cell>
        </table:table-row>
        <table:table-row table:style-name="ro1">
          <table:table-cell office:value-type="string">
            <text:p>additional_base_classes.TEXT_EVENT_PARSER.parse_entity</text:p>
          </table:table-cell>
          <table:table-cell office:value-type="float" office:value="210041">
            <text:p>210041</text:p>
          </table:table-cell>
          <table:table-cell office:value-type="float" office:value="5.61">
            <text:p>5.61</text:p>
          </table:table-cell>
          <table:table-cell office:value-type="float" office:value="615.55">
            <text:p>615.55</text:p>
          </table:table-cell>
          <table:table-cell office:value-type="float" office:value="621.16">
            <text:p>621.16</text:p>
          </table:table-cell>
          <table:table-cell office:value-type="float" office:value="37.23">
            <text:p>37.23</text:p>
          </table:table-cell>
        </table:table-row>
        <table:table-row table:style-name="ro1">
          <table:table-cell office:value-type="string">
            <text:p>additional_base_classes.TEXT_EVENT_PARSER.parse_event</text:p>
          </table:table-cell>
          <table:table-cell office:value-type="float" office:value="160039">
            <text:p>160039</text:p>
          </table:table-cell>
          <table:table-cell office:value-type="float" office:value="55.87">
            <text:p>55.87</text:p>
          </table:table-cell>
          <table:table-cell office:value-type="float" office:value="1006.35">
            <text:p>1006.35</text:p>
          </table:table-cell>
          <table:table-cell office:value-type="float" office:value="1062.22">
            <text:p>1062.22</text:p>
          </table:table-cell>
          <table:table-cell office:value-type="float" office:value="63.67">
            <text:p>63.67</text:p>
          </table:table-cell>
        </table:table-row>
        <table:table-row table:style-name="ro1">
          <table:table-cell office:value-type="string">
            <text:p>additional_base_classes.TEXT_EVENT_PARSER.parse_identifier</text:p>
          </table:table-cell>
          <table:table-cell office:value-type="float" office:value="290063">
            <text:p>290063</text:p>
          </table:table-cell>
          <table:table-cell office:value-type="float" office:value="5.15">
            <text:p>5.15</text:p>
          </table:table-cell>
          <table:table-cell office:value-type="float" office:value="364.24">
            <text:p>364.24</text:p>
          </table:table-cell>
          <table:table-cell office:value-type="float" office:value="369.39">
            <text:p>369.39</text:p>
          </table:table-cell>
          <table:table-cell office:value-type="float" office:value="22.14">
            <text:p>22.14</text:p>
          </table:table-cell>
        </table:table-row>
        <table:table-row table:style-name="ro1">
          <table:table-cell office:value-type="string">
            <text:p>additional_base_classes.TEXT_EVENT_PARSER.parse_incall</text:p>
          </table:table-cell>
          <table:table-cell office:value-type="float" office:value="80018">
            <text:p>80018</text:p>
          </table:table-cell>
          <table:table-cell office:value-type="float" office:value="1.73">
            <text:p>1.73</text:p>
          </table:table-cell>
          <table:table-cell office:value-type="float" office:value="621.84">
            <text:p>621.84</text:p>
          </table:table-cell>
          <table:table-cell office:value-type="float" office:value="623.57">
            <text:p>623.57</text:p>
          </table:table-cell>
          <table:table-cell office:value-type="float" office:value="37.38">
            <text:p>37.38</text:p>
          </table:table-cell>
        </table:table-row>
        <table:table-row table:style-name="ro1">
          <table:table-cell office:value-type="string">
            <text:p>additional_base_classes.TEXT_EVENT_PARSER.parse_incallret</text:p>
          </table:table-cell>
          <table:table-cell office:value-type="float" office:value="80018">
            <text:p>80018</text:p>
          </table:table-cell>
          <table:table-cell office:value-type="float" office:value="1.57">
            <text:p>1.57</text:p>
          </table:table-cell>
          <table:table-cell office:value-type="float" office:value="132.85">
            <text:p>132.85</text:p>
          </table:table-cell>
          <table:table-cell office:value-type="float" office:value="134.42">
            <text:p>134.42</text:p>
          </table:table-cell>
          <table:table-cell office:value-type="float" office:value="8.06">
            <text:p>8.06</text:p>
          </table:table-cell>
        </table:table-row>
        <table:table-row table:style-name="ro1">
          <table:table-cell office:value-type="string">
            <text:p>additional_base_classes.TEXT_EVENT_PARSER.parse_integer</text:p>
          </table:table-cell>
          <table:table-cell office:value-type="float" office:value="170032">
            <text:p>170032</text:p>
          </table:table-cell>
          <table:table-cell office:value-type="float" office:value="3.35">
            <text:p>3.35</text:p>
          </table:table-cell>
          <table:table-cell office:value-type="float" office:value="174.87">
            <text:p>174.87</text:p>
          </table:table-cell>
          <table:table-cell office:value-type="float" office:value="178.22">
            <text:p>178.22</text:p>
          </table:table-cell>
          <table:table-cell office:value-type="float" office:value="10.68">
            <text:p>10.68</text:p>
          </table:table-cell>
        </table:table-row>
        <table:table-row table:style-name="ro1">
          <table:table-cell office:value-type="string">
            <text:p>additional_base_classes.TEXT_EVENT_PARSER.parse_line</text:p>
          </table:table-cell>
          <table:table-cell office:value-type="float" office:value="160038">
            <text:p>160038</text:p>
          </table:table-cell>
          <table:table-cell office:value-type="float" office:value="2.52">
            <text:p>2.52</text:p>
          </table:table-cell>
          <table:table-cell office:value-type="float" office:value="786.64">
            <text:p>786.64</text:p>
          </table:table-cell>
          <table:table-cell office:value-type="float" office:value="789.16">
            <text:p>789.16</text:p>
          </table:table-cell>
          <table:table-cell office:value-type="float" office:value="47.3">
            <text:p>47.3</text:p>
          </table:table-cell>
        </table:table-row>
        <table:table-row table:style-name="ro1">
          <table:table-cell office:value-type="string">
            <text:p>additional_base_classes.TEXT_EVENT_PARSER.parse_non_basic</text:p>
          </table:table-cell>
          <table:table-cell office:value-type="float" office:value="170032">
            <text:p>170032</text:p>
          </table:table-cell>
          <table:table-cell office:value-type="float" office:value="4.4">
            <text:p>4.4</text:p>
          </table:table-cell>
          <table:table-cell office:value-type="float" office:value="425.5">
            <text:p>425.5</text:p>
          </table:table-cell>
          <table:table-cell office:value-type="float" office:value="429.9">
            <text:p>429.9</text:p>
          </table:table-cell>
          <table:table-cell office:value-type="float" office:value="25.77">
            <text:p>25.77</text:p>
          </table:table-cell>
        </table:table-row>
        <table:table-row table:style-name="ro1">
          <table:table-cell office:value-type="string">
            <text:p>additional_base_classes.TEXT_EVENT_PARSER.parse_outcall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TEXT_EVENT_PARSER.parse_outcallret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TEXT_EVENT_PARSER.parse_regex</text:p>
          </table:table-cell>
          <table:table-cell office:value-type="float" office:value="500104">
            <text:p>500104</text:p>
          </table:table-cell>
          <table:table-cell office:value-type="float" office:value="203.88">
            <text:p>203.88</text:p>
          </table:table-cell>
          <table:table-cell office:value-type="float" office:value="320.26">
            <text:p>320.26</text:p>
          </table:table-cell>
          <table:table-cell office:value-type="float" office:value="524.14">
            <text:p>524.14</text:p>
          </table:table-cell>
          <table:table-cell office:value-type="float" office:value="31.42">
            <text:p>31.42</text:p>
          </table:table-cell>
        </table:table-row>
        <table:table-row table:style-name="ro1">
          <table:table-cell office:value-type="string">
            <text:p>additional_base_classes.TEXT_EVENT_PARSER.parse_ret</text:p>
          </table:table-cell>
          <table:table-cell office:value-type="float" office:value="80019">
            <text:p>80019</text:p>
          </table:table-cell>
          <table:table-cell office:value-type="float" office:value="1.18">
            <text:p>1.18</text:p>
          </table:table-cell>
          <table:table-cell office:value-type="float" office:value="123.91">
            <text:p>123.91</text:p>
          </table:table-cell>
          <table:table-cell office:value-type="float" office:value="125.09">
            <text:p>125.09</text:p>
          </table:table-cell>
          <table:table-cell office:value-type="float" office:value="7.5">
            <text:p>7.5</text:p>
          </table:table-cell>
        </table:table-row>
        <table:table-row table:style-name="ro1">
          <table:table-cell office:value-type="string">
            <text:p>additional_base_classes.TEXT_EVENT_PARSER.parse_type</text:p>
          </table:table-cell>
          <table:table-cell office:value-type="float" office:value="210044">
            <text:p>210044</text:p>
          </table:table-cell>
          <table:table-cell office:value-type="float" office:value="2.61">
            <text:p>2.61</text:p>
          </table:table-cell>
          <table:table-cell office:value-type="float" office:value="272.16">
            <text:p>272.16</text:p>
          </table:table-cell>
          <table:table-cell office:value-type="float" office:value="274.77">
            <text:p>274.77</text:p>
          </table:table-cell>
          <table:table-cell office:value-type="float" office:value="16.47">
            <text:p>16.47</text:p>
          </table:table-cell>
        </table:table-row>
        <table:table-row table:style-name="ro1">
          <table:table-cell office:value-type="string">
            <text:p>additional_base_classes.TEXT_EVENT_PARSER.parse_value</text:p>
          </table:table-cell>
          <table:table-cell office:value-type="float" office:value="40009">
            <text:p>40009</text:p>
          </table:table-cell>
          <table:table-cell office:value-type="float" office:value="0.91">
            <text:p>0.91</text:p>
          </table:table-cell>
          <table:table-cell office:value-type="float" office:value="44.25">
            <text:p>44.25</text:p>
          </table:table-cell>
          <table:table-cell office:value-type="float" office:value="45.16">
            <text:p>45.16</text:p>
          </table:table-cell>
          <table:table-cell office:value-type="float" office:value="2.71">
            <text:p>2.71</text:p>
          </table:table-cell>
        </table:table-row>
        <table:table-row table:style-name="ro1">
          <table:table-cell office:value-type="string">
            <text:p>additional_base_classes.TEXT_EVENT_PARSER.program_flow_sink</text:p>
          </table:table-cell>
          <table:table-cell office:value-type="float" office:value="42038769">
            <text:p>42038769</text:p>
          </table:table-cell>
          <table:table-cell office:value-type="float" office:value="16.76">
            <text:p>16.76</text:p>
          </table:table-cell>
          <table:table-cell office:value-type="float" office:value="0">
            <text:p>0</text:p>
          </table:table-cell>
          <table:table-cell office:value-type="float" office:value="16.76">
            <text:p>16.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dditional_base_classes.TEXT_EVENT_PARSER.set_handler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UNOBSERVED_SET.has_class_name</text:p>
          </table:table-cell>
          <table:table-cell office:value-type="float" office:value="1400263">
            <text:p>1400263</text:p>
          </table:table-cell>
          <table:table-cell office:value-type="float" office:value="36.54">
            <text:p>36.54</text:p>
          </table:table-cell>
          <table:table-cell office:value-type="float" office:value="173.75">
            <text:p>173.75</text:p>
          </table:table-cell>
          <table:table-cell office:value-type="float" office:value="210.29">
            <text:p>210.29</text:p>
          </table:table-cell>
          <table:table-cell office:value-type="float" office:value="12.61">
            <text:p>12.61</text:p>
          </table:table-cell>
        </table:table-row>
        <table:table-row table:style-name="ro1">
          <table:table-cell office:value-type="string">
            <text:p>additional_base_classes.UNOBSERVED_SET.has_object</text:p>
          </table:table-cell>
          <table:table-cell office:value-type="float" office:value="1400263">
            <text:p>1400263</text:p>
          </table:table-cell>
          <table:table-cell office:value-type="float" office:value="20.28">
            <text:p>20.28</text:p>
          </table:table-cell>
          <table:table-cell office:value-type="float" office:value="275.02">
            <text:p>275.02</text:p>
          </table:table-cell>
          <table:table-cell office:value-type="float" office:value="295.3">
            <text:p>295.3</text:p>
          </table:table-cell>
          <table:table-cell office:value-type="float" office:value="17.7">
            <text:p>17.7</text:p>
          </table:table-cell>
        </table:table-row>
        <table:table-row table:style-name="ro1">
          <table:table-cell office:value-type="string">
            <text:p>additional_base_classes.UNOBSERVED_SET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UNOBSERVED_SET.program_flow_sink</text:p>
          </table:table-cell>
          <table:table-cell office:value-type="float" office:value="8401581">
            <text:p>8401581</text:p>
          </table:table-cell>
          <table:table-cell office:value-type="float" office:value="3.62">
            <text:p>3.62</text:p>
          </table:table-cell>
          <table:table-cell office:value-type="float" office:value="0">
            <text:p>0</text:p>
          </table:table-cell>
          <table:table-cell office:value-type="float" office:value="3.62">
            <text:p>3.62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elks_overrides.FUNCTION.call_from_cr_management_code</text:p>
          </table:table-cell>
          <table:table-cell office:value-type="float" office:value="40007">
            <text:p>40007</text:p>
          </table:table-cell>
          <table:table-cell office:value-type="float" office:value="0.59">
            <text:p>0.59</text:p>
          </table:table-cell>
          <table:table-cell office:value-type="float" office:value="937.47">
            <text:p>937.47</text:p>
          </table:table-cell>
          <table:table-cell office:value-type="float" office:value="938.06">
            <text:p>938.06</text:p>
          </table:table-cell>
          <table:table-cell office:value-type="float" office:value="56.23">
            <text:p>56.23</text:p>
          </table:table-cell>
        </table:table-row>
        <table:table-row table:style-name="ro1">
          <table:table-cell office:value-type="string">
            <text:p>elks_overrides.FUNCTION.empty_operands</text:p>
          </table:table-cell>
          <table:table-cell office:value-type="float" office:value="40007">
            <text:p>40007</text:p>
          </table:table-cell>
          <table:table-cell office:value-type="float" office:value="0.36">
            <text:p>0.36</text:p>
          </table:table-cell>
          <table:table-cell office:value-type="float" office:value="0.04">
            <text:p>0.04</text:p>
          </table:table-cell>
          <table:table-cell office:value-type="float" office:value="0.4">
            <text:p>0.4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string">
            <text:p>elks_overrides.FUNCTION.fast_item</text:p>
          </table:table-cell>
          <table:table-cell office:value-type="float" office:value="40007">
            <text:p>40007</text:p>
          </table:table-cell>
          <table:table-cell office:value-type="float" office:value="0.17">
            <text:p>0.17</text:p>
          </table:table-cell>
          <table:table-cell office:value-type="float" office:value="937.19">
            <text:p>937.19</text:p>
          </table:table-cell>
          <table:table-cell office:value-type="float" office:value="937.36">
            <text:p>937.36</text:p>
          </table:table-cell>
          <table:table-cell office:value-type="float" office:value="56.19">
            <text:p>56.19</text:p>
          </table:table-cell>
        </table:table-row>
        <table:table-row table:style-name="ro1">
          <table:table-cell office:value-type="string">
            <text:p>elks_overrides.FUNCTION.program_flow_sink</text:p>
          </table:table-cell>
          <table:table-cell office:value-type="float" office:value="800140">
            <text:p>800140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string">
            <text:p>elks_overrides.FUNCTION.set_rout_disp</text:p>
          </table:table-cell>
          <table:table-cell office:value-type="float" office:value="80014">
            <text:p>80014</text:p>
          </table:table-cell>
          <table:table-cell office:value-type="float" office:value="0.82">
            <text:p>0.82</text:p>
          </table:table-cell>
          <table:table-cell office:value-type="float" office:value="0.92">
            <text:p>0.92</text:p>
          </table:table-cell>
          <table:table-cell office:value-type="float" office:value="1.74">
            <text:p>1.74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elks_overrides.FUNCTION.set_rout_disp_int</text:p>
          </table:table-cell>
          <table:table-cell office:value-type="float" office:value="80014">
            <text:p>80014</text:p>
          </table:table-cell>
          <table:table-cell office:value-type="float" office:value="0.72">
            <text:p>0.72</text:p>
          </table:table-cell>
          <table:table-cell office:value-type="float" office:value="0.1">
            <text:p>0.1</text:p>
          </table:table-cell>
          <table:table-cell office:value-type="float" office:value="0.82">
            <text:p>0.82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string">
            <text:p>elks_overrides.PROCEDURE.call</text:p>
          </table:table-cell>
          <table:table-cell office:value-type="float" office:value="160038">
            <text:p>160038</text:p>
          </table:table-cell>
          <table:table-cell office:value-type="float" office:value="1.85">
            <text:p>1.85</text:p>
          </table:table-cell>
          <table:table-cell office:value-type="float" office:value="4.49">
            <text:p>4.49</text:p>
          </table:table-cell>
          <table:table-cell office:value-type="float" office:value="6.34">
            <text:p>6.34</text:p>
          </table:table-cell>
          <table:table-cell office:value-type="float" office:value="0.38">
            <text:p>0.38</text:p>
          </table:table-cell>
        </table:table-row>
        <table:table-row table:style-name="ro1">
          <table:table-cell office:value-type="string">
            <text:p>elks_overrides.PROCEDURE.call_from_cr_management_code</text:p>
          </table:table-cell>
          <table:table-cell office:value-type="float" office:value="40011">
            <text:p>40011</text:p>
          </table:table-cell>
          <table:table-cell office:value-type="float" office:value="0.5">
            <text:p>0.5</text:p>
          </table:table-cell>
          <table:table-cell office:value-type="float" office:value="492.76">
            <text:p>492.76</text:p>
          </table:table-cell>
          <table:table-cell office:value-type="float" office:value="493.26">
            <text:p>493.26</text:p>
          </table:table-cell>
          <table:table-cell office:value-type="float" office:value="29.57">
            <text:p>29.57</text:p>
          </table:table-cell>
        </table:table-row>
        <table:table-row table:style-name="ro1">
          <table:table-cell office:value-type="string">
            <text:p>elks_overrides.PROCEDURE.empty_operands</text:p>
          </table:table-cell>
          <table:table-cell office:value-type="float" office:value="40011">
            <text:p>40011</text:p>
          </table:table-cell>
          <table:table-cell office:value-type="float" office:value="0.41">
            <text:p>0.41</text:p>
          </table:table-cell>
          <table:table-cell office:value-type="float" office:value="0.05">
            <text:p>0.05</text:p>
          </table:table-cell>
          <table:table-cell office:value-type="float" office:value="0.46">
            <text:p>0.46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string">
            <text:p>elks_overrides.PROCEDURE.fast_call</text:p>
          </table:table-cell>
          <table:table-cell office:value-type="float" office:value="200049">
            <text:p>200049</text:p>
          </table:table-cell>
          <table:table-cell office:value-type="float" office:value="0.73">
            <text:p>0.73</text:p>
          </table:table-cell>
          <table:table-cell office:value-type="float" office:value="496.18">
            <text:p>496.18</text:p>
          </table:table-cell>
          <table:table-cell office:value-type="float" office:value="496.91">
            <text:p>496.91</text:p>
          </table:table-cell>
          <table:table-cell office:value-type="float" office:value="29.79">
            <text:p>29.79</text:p>
          </table:table-cell>
        </table:table-row>
        <table:table-row table:style-name="ro1">
          <table:table-cell office:value-type="string">
            <text:p>elks_overrides.PROCEDURE.program_flow_sink</text:p>
          </table:table-cell>
          <table:table-cell office:value-type="float" office:value="2240562">
            <text:p>2240562</text:p>
          </table:table-cell>
          <table:table-cell office:value-type="float" office:value="0.97">
            <text:p>0.97</text:p>
          </table:table-cell>
          <table:table-cell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string">
            <text:p>elks_overrides.PROCEDURE.set_rout_disp</text:p>
          </table:table-cell>
          <table:table-cell office:value-type="float" office:value="240060">
            <text:p>240060</text:p>
          </table:table-cell>
          <table:table-cell office:value-type="float" office:value="2.58">
            <text:p>2.58</text:p>
          </table:table-cell>
          <table:table-cell office:value-type="float" office:value="2.49">
            <text:p>2.49</text:p>
          </table:table-cell>
          <table:table-cell office:value-type="float" office:value="5.07">
            <text:p>5.07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elks_overrides.PROCEDURE.set_rout_disp_int</text:p>
          </table:table-cell>
          <table:table-cell office:value-type="float" office:value="240060">
            <text:p>240060</text:p>
          </table:table-cell>
          <table:table-cell office:value-type="float" office:value="1.85">
            <text:p>1.85</text:p>
          </table:table-cell>
          <table:table-cell office:value-type="float" office:value="0.36">
            <text:p>0.36</text:p>
          </table:table-cell>
          <table:table-cell office:value-type="float" office:value="2.21">
            <text:p>2.21</text:p>
          </table:table-cell>
          <table:table-cell office:value-type="float" office:value="0.13">
            <text:p>0.13</text:p>
          </table:table-cell>
        </table:table-row>
        <table:table-row table:style-name="ro1">
          <table:table-cell office:value-type="string">
            <text:p>elks_overrides.SPECIAL.aliased_resized_area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PECIAL.aliased_resized_area</text:p>
          </table:table-cell>
          <table:table-cell office:value-type="float" office:value="500110">
            <text:p>500110</text:p>
          </table:table-cell>
          <table:table-cell office:value-type="float" office:value="0.43">
            <text:p>0.43</text:p>
          </table:table-cell>
          <table:table-cell office:value-type="float" office:value="0">
            <text:p>0</text:p>
          </table:table-cell>
          <table:table-cell office:value-type="float" office:value="0.43">
            <text:p>0.43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string">
            <text:p>elks_overrides.SPECIAL.c_set_object_i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PECIAL.copy</text:p>
          </table:table-cell>
          <table:table-cell office:value-type="float" office:value="500112">
            <text:p>500112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elks_overrides.SPECIAL.copy_data</text:p>
          </table:table-cell>
          <table:table-cell office:value-type="float" office:value="3690774">
            <text:p>3690774</text:p>
          </table:table-cell>
          <table:table-cell office:value-type="float" office:value="31.92">
            <text:p>31.92</text:p>
          </table:table-cell>
          <table:table-cell office:value-type="float" office:value="15.91">
            <text:p>15.91</text:p>
          </table:table-cell>
          <table:table-cell office:value-type="float" office:value="47.83">
            <text:p>47.83</text:p>
          </table:table-cell>
          <table:table-cell office:value-type="float" office:value="2.87">
            <text:p>2.87</text:p>
          </table:table-cell>
        </table:table-row>
        <table:table-row table:style-name="ro1">
          <table:table-cell office:value-type="string">
            <text:p>elks_overrides.SPECIAL.count</text:p>
          </table:table-cell>
          <table:table-cell office:value-type="float" office:value="500104">
            <text:p>500104</text:p>
          </table:table-cell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elks_overrides.SPECIAL.count</text:p>
          </table:table-cell>
          <table:table-cell office:value-type="float" office:value="9579852">
            <text:p>9579852</text:p>
          </table:table-cell>
          <table:table-cell office:value-type="float" office:value="4.24">
            <text:p>4.24</text:p>
          </table:table-cell>
          <table:table-cell office:value-type="float" office:value="0">
            <text:p>0</text:p>
          </table:table-cell>
          <table:table-cell office:value-type="float" office:value="4.24">
            <text:p>4.24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string">
            <text:p>elks_overrides.SPECIAL.count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PECIAL.cr_set_object_i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PECIAL.cr_unobserved_set</text:p>
          </table:table-cell>
          <table:table-cell office:value-type="float" office:value="40013">
            <text:p>40013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lks_overrides.SPECIAL.fill_with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PECIAL.generating_type</text:p>
          </table:table-cell>
          <table:table-cell office:value-type="float" office:value="40014">
            <text:p>40014</text:p>
          </table:table-cell>
          <table:table-cell office:value-type="float" office:value="0.19">
            <text:p>0.19</text:p>
          </table:table-cell>
          <table:table-cell office:value-type="float" office:value="1.09">
            <text:p>1.09</text:p>
          </table:table-cell>
          <table:table-cell office:value-type="float" office:value="1.28">
            <text:p>1.28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string">
            <text:p>elks_overrides.SPECIAL.generator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PECIAL.is_observed</text:p>
          </table:table-cell>
          <table:table-cell office:value-type="float" office:value="40013">
            <text:p>40013</text:p>
          </table:table-cell>
          <table:table-cell office:value-type="float" office:value="0.46">
            <text:p>0.46</text:p>
          </table:table-cell>
          <table:table-cell office:value-type="float" office:value="11.05">
            <text:p>11.05</text:p>
          </table:table-cell>
          <table:table-cell office:value-type="float" office:value="11.51">
            <text:p>11.51</text:p>
          </table:table-cell>
          <table:table-cell office:value-type="float" office:value="0.69">
            <text:p>0.69</text:p>
          </table:table-cell>
        </table:table-row>
        <table:table-row table:style-name="ro1">
          <table:table-cell office:value-type="string">
            <text:p>elks_overrides.SPECIAL.note_direct_manipulati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lks_overrides.SPECIAL.program_flow_sink</text:p>
          </table:table-cell>
          <table:table-cell office:value-type="float" office:value="11242378">
            <text:p>11242378</text:p>
          </table:table-cell>
          <table:table-cell office:value-type="float" office:value="4.39">
            <text:p>4.39</text:p>
          </table:table-cell>
          <table:table-cell office:value-type="float" office:value="0">
            <text:p>0</text:p>
          </table:table-cell>
          <table:table-cell office:value-type="float" office:value="4.39">
            <text:p>4.39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office:value-type="string">
            <text:p>elks_overrides.SPECIAL.program_flow_sink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PECIAL.Renamed feature `c_standard_clone'</text:p>
          </table:table-cell>
          <table:table-cell office:value-type="float" office:value="500112">
            <text:p>500112</text:p>
          </table:table-cell>
          <table:table-cell office:value-type="float" office:value="0.31">
            <text:p>0.31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string">
            <text:p>elks_overrides.SPECIAL.Renamed feature `check_assert'</text:p>
          </table:table-cell>
          <table:table-cell office:value-type="float" office:value="1000224">
            <text:p>1000224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string">
            <text:p>elks_overrides.SPECIAL.twin</text:p>
          </table:table-cell>
          <table:table-cell office:value-type="float" office:value="500112">
            <text:p>500112</text:p>
          </table:table-cell>
          <table:table-cell office:value-type="float" office:value="4.78">
            <text:p>4.78</text:p>
          </table:table-cell>
          <table:table-cell office:value-type="float" office:value="0.96">
            <text:p>0.96</text:p>
          </table:table-cell>
          <table:table-cell office:value-type="float" office:value="5.74">
            <text:p>5.74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office:value-type="string">
            <text:p>elks_overrides.STRING_8.additional_space</text:p>
          </table:table-cell>
          <table:table-cell office:value-type="float" office:value="500110">
            <text:p>500110</text:p>
          </table:table-cell>
          <table:table-cell office:value-type="float" office:value="4.92">
            <text:p>4.92</text:p>
          </table:table-cell>
          <table:table-cell office:value-type="float" office:value="5.9">
            <text:p>5.9</text:p>
          </table:table-cell>
          <table:table-cell office:value-type="float" office:value="10.82">
            <text:p>10.82</text:p>
          </table:table-cell>
          <table:table-cell office:value-type="float" office:value="0.65">
            <text:p>0.65</text:p>
          </table:table-cell>
        </table:table-row>
        <table:table-row table:style-name="ro1">
          <table:table-cell office:value-type="string">
            <text:p>elks_overrides.STRING_8.append</text:p>
          </table:table-cell>
          <table:table-cell office:value-type="float" office:value="510116">
            <text:p>510116</text:p>
          </table:table-cell>
          <table:table-cell office:value-type="float" office:value="9.65">
            <text:p>9.65</text:p>
          </table:table-cell>
          <table:table-cell office:value-type="float" office:value="60.76">
            <text:p>60.76</text:p>
          </table:table-cell>
          <table:table-cell office:value-type="float" office:value="70.41">
            <text:p>70.41</text:p>
          </table:table-cell>
          <table:table-cell office:value-type="float" office:value="4.22">
            <text:p>4.22</text:p>
          </table:table-cell>
        </table:table-row>
        <table:table-row table:style-name="ro1">
          <table:table-cell office:value-type="string">
            <text:p>elks_overrides.STRING_8.append_character</text:p>
          </table:table-cell>
          <table:table-cell office:value-type="float" office:value="8069515">
            <text:p>8069515</text:p>
          </table:table-cell>
          <table:table-cell office:value-type="float" office:value="134.65">
            <text:p>134.65</text:p>
          </table:table-cell>
          <table:table-cell office:value-type="float" office:value="110.01">
            <text:p>110.01</text:p>
          </table:table-cell>
          <table:table-cell office:value-type="float" office:value="244.66">
            <text:p>244.66</text:p>
          </table:table-cell>
          <table:table-cell office:value-type="float" office:value="14.67">
            <text:p>14.67</text:p>
          </table:table-cell>
        </table:table-row>
        <table:table-row table:style-name="ro1">
          <table:table-cell office:value-type="string">
            <text:p>elks_overrides.STRING_8.append_string</text:p>
          </table:table-cell>
          <table:table-cell office:value-type="float" office:value="500104">
            <text:p>500104</text:p>
          </table:table-cell>
          <table:table-cell office:value-type="float" office:value="4.96">
            <text:p>4.96</text:p>
          </table:table-cell>
          <table:table-cell office:value-type="float" office:value="39.28">
            <text:p>39.28</text:p>
          </table:table-cell>
          <table:table-cell office:value-type="float" office:value="44.24">
            <text:p>44.24</text:p>
          </table:table-cell>
          <table:table-cell office:value-type="float" office:value="2.65">
            <text:p>2.65</text:p>
          </table:table-cell>
        </table:table-row>
        <table:table-row table:style-name="ro1">
          <table:table-cell office:value-type="string">
            <text:p>elks_overrides.STRING_8.c_object_id</text:p>
          </table:table-cell>
          <table:table-cell office:value-type="float" office:value="500104">
            <text:p>50010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elks_overrides.STRING_8.c_set_object_id</text:p>
          </table:table-cell>
          <table:table-cell office:value-type="float" office:value="1020213">
            <text:p>1020213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string">
            <text:p>elks_overrides.STRING_8.c_string_provider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capacity</text:p>
          </table:table-cell>
          <table:table-cell office:value-type="float" office:value="9079741">
            <text:p>9079741</text:p>
          </table:table-cell>
          <table:table-cell office:value-type="float" office:value="87.26">
            <text:p>87.26</text:p>
          </table:table-cell>
          <table:table-cell office:value-type="float" office:value="24.09">
            <text:p>24.09</text:p>
          </table:table-cell>
          <table:table-cell office:value-type="float" office:value="111.35">
            <text:p>111.35</text:p>
          </table:table-cell>
          <table:table-cell office:value-type="float" office:value="6.67">
            <text:p>6.67</text:p>
          </table:table-cell>
        </table:table-row>
        <table:table-row table:style-name="ro1">
          <table:table-cell office:value-type="string">
            <text:p>elks_overrides.STRING_8.clear_all</text:p>
          </table:table-cell>
          <table:table-cell office:value-type="float" office:value="1160246">
            <text:p>1160246</text:p>
          </table:table-cell>
          <table:table-cell office:value-type="float" office:value="8.86">
            <text:p>8.86</text:p>
          </table:table-cell>
          <table:table-cell office:value-type="float" office:value="1.38">
            <text:p>1.38</text:p>
          </table:table-cell>
          <table:table-cell office:value-type="float" office:value="10.24">
            <text:p>10.24</text:p>
          </table:table-cell>
          <table:table-cell office:value-type="float" office:value="0.61">
            <text:p>0.61</text:p>
          </table:table-cell>
        </table:table-row>
        <table:table-row table:style-name="ro1">
          <table:table-cell office:value-type="string">
            <text:p>elks_overrides.STRING_8.code</text:p>
          </table:table-cell>
          <table:table-cell office:value-type="float" office:value="438024">
            <text:p>438024</text:p>
          </table:table-cell>
          <table:table-cell office:value-type="float" office:value="3.21">
            <text:p>3.21</text:p>
          </table:table-cell>
          <table:table-cell office:value-type="float" office:value="0.56">
            <text:p>0.56</text:p>
          </table:table-cell>
          <table:table-cell office:value-type="float" office:value="3.77">
            <text:p>3.77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string">
            <text:p>elks_overrides.STRING_8.copy</text:p>
          </table:table-cell>
          <table:table-cell office:value-type="float" office:value="500104">
            <text:p>500104</text:p>
          </table:table-cell>
          <table:table-cell office:value-type="float" office:value="8.7">
            <text:p>8.7</text:p>
          </table:table-cell>
          <table:table-cell office:value-type="float" office:value="17.63">
            <text:p>17.63</text:p>
          </table:table-cell>
          <table:table-cell office:value-type="float" office:value="26.33">
            <text:p>26.33</text:p>
          </table:table-cell>
          <table:table-cell office:value-type="float" office:value="1.58">
            <text:p>1.58</text:p>
          </table:table-cell>
        </table:table-row>
        <table:table-row table:style-name="ro1">
          <table:table-cell office:value-type="string">
            <text:p>elks_overrides.STRING_8.cr_global_object_id</text:p>
          </table:table-cell>
          <table:table-cell office:value-type="float" office:value="1500312">
            <text:p>1500312</text:p>
          </table:table-cell>
          <table:table-cell office:value-type="float" office:value="0.61">
            <text:p>0.61</text:p>
          </table:table-cell>
          <table:table-cell office:value-type="float" office:value="0">
            <text:p>0</text:p>
          </table:table-cell>
          <table:table-cell office:value-type="float" office:value="0.61">
            <text:p>0.61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string">
            <text:p>elks_overrides.STRING_8.cr_object_id</text:p>
          </table:table-cell>
          <table:table-cell office:value-type="float" office:value="500104">
            <text:p>500104</text:p>
          </table:table-cell>
          <table:table-cell office:value-type="float" office:value="6.85">
            <text:p>6.85</text:p>
          </table:table-cell>
          <table:table-cell office:value-type="float" office:value="2.47">
            <text:p>2.47</text:p>
          </table:table-cell>
          <table:table-cell office:value-type="float" office:value="9.32">
            <text:p>9.32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string">
            <text:p>elks_overrides.STRING_8.cr_set_object_id</text:p>
          </table:table-cell>
          <table:table-cell office:value-type="float" office:value="1020213">
            <text:p>1020213</text:p>
          </table:table-cell>
          <table:table-cell office:value-type="float" office:value="2.93">
            <text:p>2.93</text:p>
          </table:table-cell>
          <table:table-cell office:value-type="float" office:value="0.4">
            <text:p>0.4</text:p>
          </table:table-cell>
          <table:table-cell office:value-type="float" office:value="3.33">
            <text:p>3.33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elks_overrides.STRING_8.cr_unobserved_set</text:p>
          </table:table-cell>
          <table:table-cell office:value-type="float" office:value="980182">
            <text:p>980182</text:p>
          </table:table-cell>
          <table:table-cell office:value-type="float" office:value="0.36">
            <text:p>0.36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string">
            <text:p>elks_overrides.STRING_8.ctoi_convertor</text:p>
          </table:table-cell>
          <table:table-cell office:value-type="float" office:value="380076">
            <text:p>380076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elks_overrides.STRING_8.ctor_convertor</text:p>
          </table:table-cell>
          <table:table-cell office:value-type="float" office:value="40004">
            <text:p>4000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generating_type</text:p>
          </table:table-cell>
          <table:table-cell office:value-type="float" office:value="1020187">
            <text:p>1020187</text:p>
          </table:table-cell>
          <table:table-cell office:value-type="float" office:value="5.15">
            <text:p>5.15</text:p>
          </table:table-cell>
          <table:table-cell office:value-type="float" office:value="29.09">
            <text:p>29.09</text:p>
          </table:table-cell>
          <table:table-cell office:value-type="float" office:value="34.24">
            <text:p>34.24</text:p>
          </table:table-cell>
          <table:table-cell office:value-type="float" office:value="2.05">
            <text:p>2.05</text:p>
          </table:table-cell>
        </table:table-row>
        <table:table-row table:style-name="ro1">
          <table:table-cell office:value-type="string">
            <text:p>elks_overrides.STRING_8.generator</text:p>
          </table:table-cell>
          <table:table-cell office:value-type="float" office:value="60018">
            <text:p>60018</text:p>
          </table:table-cell>
          <table:table-cell office:value-type="float" office:value="0.32">
            <text:p>0.32</text:p>
          </table:table-cell>
          <table:table-cell office:value-type="float" office:value="1.75">
            <text:p>1.75</text:p>
          </table:table-cell>
          <table:table-cell office:value-type="float" office:value="2.07">
            <text:p>2.07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string">
            <text:p>elks_overrides.STRING_8.get_are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hash_code</text:p>
          </table:table-cell>
          <table:table-cell office:value-type="float" office:value="1410284">
            <text:p>1410284</text:p>
          </table:table-cell>
          <table:table-cell office:value-type="float" office:value="11.57">
            <text:p>11.57</text:p>
          </table:table-cell>
          <table:table-cell office:value-type="float" office:value="1.72">
            <text:p>1.72</text:p>
          </table:table-cell>
          <table:table-cell office:value-type="float" office:value="13.29">
            <text:p>13.29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elks_overrides.STRING_8.index_of</text:p>
          </table:table-cell>
          <table:table-cell office:value-type="float" office:value="1400268">
            <text:p>1400268</text:p>
          </table:table-cell>
          <table:table-cell office:value-type="float" office:value="11.3">
            <text:p>11.3</text:p>
          </table:table-cell>
          <table:table-cell office:value-type="float" office:value="1.9">
            <text:p>1.9</text:p>
          </table:table-cell>
          <table:table-cell office:value-type="float" office:value="13.2">
            <text:p>13.2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office:value-type="string">
            <text:p>elks_overrides.STRING_8.is_case_insensitive_equal</text:p>
          </table:table-cell>
          <table:table-cell office:value-type="float" office:value="700153">
            <text:p>700153</text:p>
          </table:table-cell>
          <table:table-cell office:value-type="float" office:value="6.24">
            <text:p>6.24</text:p>
          </table:table-cell>
          <table:table-cell office:value-type="float" office:value="0.74">
            <text:p>0.74</text:p>
          </table:table-cell>
          <table:table-cell office:value-type="float" office:value="6.98">
            <text:p>6.98</text:p>
          </table:table-cell>
          <table:table-cell office:value-type="float" office:value="0.42">
            <text:p>0.42</text:p>
          </table:table-cell>
        </table:table-row>
        <table:table-row table:style-name="ro1">
          <table:table-cell office:value-type="string">
            <text:p>elks_overrides.STRING_8.is_equal</text:p>
          </table:table-cell>
          <table:table-cell office:value-type="float" office:value="1790345">
            <text:p>1790345</text:p>
          </table:table-cell>
          <table:table-cell office:value-type="float" office:value="18.95">
            <text:p>18.95</text:p>
          </table:table-cell>
          <table:table-cell office:value-type="float" office:value="73.32">
            <text:p>73.32</text:p>
          </table:table-cell>
          <table:table-cell office:value-type="float" office:value="92.27">
            <text:p>92.27</text:p>
          </table:table-cell>
          <table:table-cell office:value-type="float" office:value="5.53">
            <text:p>5.53</text:p>
          </table:table-cell>
        </table:table-row>
        <table:table-row table:style-name="ro1">
          <table:table-cell office:value-type="string">
            <text:p>elks_overrides.STRING_8.is_observed</text:p>
          </table:table-cell>
          <table:table-cell office:value-type="float" office:value="980182">
            <text:p>980182</text:p>
          </table:table-cell>
          <table:table-cell office:value-type="float" office:value="12.7">
            <text:p>12.7</text:p>
          </table:table-cell>
          <table:table-cell office:value-type="float" office:value="205.88">
            <text:p>205.88</text:p>
          </table:table-cell>
          <table:table-cell office:value-type="float" office:value="218.58">
            <text:p>218.58</text:p>
          </table:table-cell>
          <table:table-cell office:value-type="float" office:value="13.1">
            <text:p>13.1</text:p>
          </table:table-cell>
        </table:table-row>
        <table:table-row table:style-name="ro1">
          <table:table-cell office:value-type="string">
            <text:p>elks_overrides.STRING_8.item</text:p>
          </table:table-cell>
          <table:table-cell office:value-type="float" office:value="16943846">
            <text:p>16943846</text:p>
          </table:table-cell>
          <table:table-cell office:value-type="float" office:value="125.58">
            <text:p>125.58</text:p>
          </table:table-cell>
          <table:table-cell office:value-type="float" office:value="20.31">
            <text:p>20.31</text:p>
          </table:table-cell>
          <table:table-cell office:value-type="float" office:value="145.89">
            <text:p>145.89</text:p>
          </table:table-cell>
          <table:table-cell office:value-type="float" office:value="8.74">
            <text:p>8.74</text:p>
          </table:table-cell>
        </table:table-row>
        <table:table-row table:style-name="ro1">
          <table:table-cell office:value-type="string">
            <text:p>elks_overrides.STRING_8.item_code</text:p>
          </table:table-cell>
          <table:table-cell office:value-type="float" office:value="10730152">
            <text:p>10730152</text:p>
          </table:table-cell>
          <table:table-cell office:value-type="float" office:value="80.31">
            <text:p>80.31</text:p>
          </table:table-cell>
          <table:table-cell office:value-type="float" office:value="13.03">
            <text:p>13.03</text:p>
          </table:table-cell>
          <table:table-cell office:value-type="float" office:value="93.34">
            <text:p>93.34</text:p>
          </table:table-cell>
          <table:table-cell office:value-type="float" office:value="5.59">
            <text:p>5.59</text:p>
          </table:table-cell>
        </table:table-row>
        <table:table-row table:style-name="ro1">
          <table:table-cell office:value-type="string">
            <text:p>elks_overrides.STRING_8.make</text:p>
          </table:table-cell>
          <table:table-cell office:value-type="float" office:value="8361756">
            <text:p>8361756</text:p>
          </table:table-cell>
          <table:table-cell office:value-type="float" office:value="84.96">
            <text:p>84.96</text:p>
          </table:table-cell>
          <table:table-cell office:value-type="float" office:value="295.3">
            <text:p>295.3</text:p>
          </table:table-cell>
          <table:table-cell office:value-type="float" office:value="380.26">
            <text:p>380.26</text:p>
          </table:table-cell>
          <table:table-cell office:value-type="float" office:value="22.79">
            <text:p>22.79</text:p>
          </table:table-cell>
        </table:table-row>
        <table:table-row table:style-name="ro1">
          <table:table-cell office:value-type="string">
            <text:p>elks_overrides.STRING_8.make_area</text:p>
          </table:table-cell>
          <table:table-cell office:value-type="float" office:value="8361757">
            <text:p>8361757</text:p>
          </table:table-cell>
          <table:table-cell office:value-type="float" office:value="68.83">
            <text:p>68.83</text:p>
          </table:table-cell>
          <table:table-cell office:value-type="float" office:value="54.77">
            <text:p>54.77</text:p>
          </table:table-cell>
          <table:table-cell office:value-type="float" office:value="123.6">
            <text:p>123.6</text:p>
          </table:table-cell>
          <table:table-cell office:value-type="float" office:value="7.41">
            <text:p>7.41</text:p>
          </table:table-cell>
        </table:table-row>
        <table:table-row table:style-name="ro1">
          <table:table-cell office:value-type="string">
            <text:p>elks_overrides.STRING_8.make_from_c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make_from_string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new_string</text:p>
          </table:table-cell>
          <table:table-cell office:value-type="float" office:value="3180657">
            <text:p>3180657</text:p>
          </table:table-cell>
          <table:table-cell office:value-type="float" office:value="31.6">
            <text:p>31.6</text:p>
          </table:table-cell>
          <table:table-cell office:value-type="float" office:value="68.46">
            <text:p>68.46</text:p>
          </table:table-cell>
          <table:table-cell office:value-type="float" office:value="100.06">
            <text:p>100.0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elks_overrides.STRING_8.occurrences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out</text:p>
          </table:table-cell>
          <table:table-cell office:value-type="float" office:value="10003">
            <text:p>10003</text:p>
          </table:table-cell>
          <table:table-cell office:value-type="float" office:value="0.81">
            <text:p>0.81</text:p>
          </table:table-cell>
          <table:table-cell office:value-type="float" office:value="217.7">
            <text:p>217.7</text:p>
          </table:table-cell>
          <table:table-cell office:value-type="float" office:value="218.51">
            <text:p>218.51</text:p>
          </table:table-cell>
          <table:table-cell office:value-type="float" office:value="13.1">
            <text:p>13.1</text:p>
          </table:table-cell>
        </table:table-row>
        <table:table-row table:style-name="ro1">
          <table:table-cell office:value-type="string">
            <text:p>elks_overrides.STRING_8.program_flow_sink</text:p>
          </table:table-cell>
          <table:table-cell office:value-type="float" office:value="291679659">
            <text:p>291679659</text:p>
          </table:table-cell>
          <table:table-cell office:value-type="float" office:value="115.74">
            <text:p>115.74</text:p>
          </table:table-cell>
          <table:table-cell office:value-type="float" office:value="0">
            <text:p>0</text:p>
          </table:table-cell>
          <table:table-cell office:value-type="float" office:value="115.74">
            <text:p>115.74</text:p>
          </table:table-cell>
          <table:table-cell office:value-type="float" office:value="6.94">
            <text:p>6.94</text:p>
          </table:table-cell>
        </table:table-row>
        <table:table-row table:style-name="ro1">
          <table:table-cell office:value-type="string">
            <text:p>elks_overrides.STRING_8.put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put_code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Renamed feature `c_standard_clone'</text:p>
          </table:table-cell>
          <table:table-cell office:value-type="float" office:value="500104">
            <text:p>500104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office:value-type="float" office:value="0.32">
            <text:p>0.32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string">
            <text:p>elks_overrides.STRING_8.Renamed feature `check_assert'</text:p>
          </table:table-cell>
          <table:table-cell office:value-type="float" office:value="1000208">
            <text:p>1000208</text:p>
          </table:table-cell>
          <table:table-cell office:value-type="float" office:value="0.58">
            <text:p>0.58</text:p>
          </table:table-cell>
          <table:table-cell office:value-type="float" office:value="0">
            <text:p>0</text:p>
          </table:table-cell>
          <table:table-cell office:value-type="float" office:value="0.58">
            <text:p>0.58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string">
            <text:p>elks_overrides.STRING_8.resize</text:p>
          </table:table-cell>
          <table:table-cell office:value-type="float" office:value="500110">
            <text:p>500110</text:p>
          </table:table-cell>
          <table:table-cell office:value-type="float" office:value="6.06">
            <text:p>6.06</text:p>
          </table:table-cell>
          <table:table-cell office:value-type="float" office:value="1.24">
            <text:p>1.24</text:p>
          </table:table-cell>
          <table:table-cell office:value-type="float" office:value="7.3">
            <text:p>7.3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string">
            <text:p>elks_overrides.STRING_8.same_typ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set_count</text:p>
          </table:table-cell>
          <table:table-cell office:value-type="float" office:value="8351752">
            <text:p>8351752</text:p>
          </table:table-cell>
          <table:table-cell office:value-type="float" office:value="63.93">
            <text:p>63.93</text:p>
          </table:table-cell>
          <table:table-cell office:value-type="float" office:value="121.06">
            <text:p>121.06</text:p>
          </table:table-cell>
          <table:table-cell office:value-type="float" office:value="184.99">
            <text:p>184.99</text:p>
          </table:table-cell>
          <table:table-cell office:value-type="float" office:value="11.09">
            <text:p>11.09</text:p>
          </table:table-cell>
        </table:table-row>
        <table:table-row table:style-name="ro1">
          <table:table-cell office:value-type="string">
            <text:p>elks_overrides.STRING_8.standard_copy</text:p>
          </table:table-cell>
          <table:table-cell office:value-type="float" office:value="500104">
            <text:p>500104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0.38">
            <text:p>0.38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string">
            <text:p>elks_overrides.STRING_8.str_strict_cmp</text:p>
          </table:table-cell>
          <table:table-cell office:value-type="float" office:value="1690317">
            <text:p>1690317</text:p>
          </table:table-cell>
          <table:table-cell office:value-type="float" office:value="14.73">
            <text:p>14.73</text:p>
          </table:table-cell>
          <table:table-cell office:value-type="float" office:value="29.27">
            <text:p>29.27</text:p>
          </table:table-cell>
          <table:table-cell office:value-type="float" office:value="44">
            <text:p>44</text:p>
          </table:table-cell>
          <table:table-cell office:value-type="float" office:value="2.64">
            <text:p>2.64</text:p>
          </table:table-cell>
        </table:table-row>
        <table:table-row table:style-name="ro1">
          <table:table-cell office:value-type="string">
            <text:p>elks_overrides.STRING_8.string_searcher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substring</text:p>
          </table:table-cell>
          <table:table-cell office:value-type="float" office:value="3180657">
            <text:p>3180657</text:p>
          </table:table-cell>
          <table:table-cell office:value-type="float" office:value="46.01">
            <text:p>46.01</text:p>
          </table:table-cell>
          <table:table-cell office:value-type="float" office:value="161.93">
            <text:p>161.93</text:p>
          </table:table-cell>
          <table:table-cell office:value-type="float" office:value="207.94">
            <text:p>207.94</text:p>
          </table:table-cell>
          <table:table-cell office:value-type="float" office:value="12.46">
            <text:p>12.46</text:p>
          </table:table-cell>
        </table:table-row>
        <table:table-row table:style-name="ro1">
          <table:table-cell office:value-type="string">
            <text:p>elks_overrides.STRING_8.substring_index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to_c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to_double</text:p>
          </table:table-cell>
          <table:table-cell office:value-type="float" office:value="20002">
            <text:p>20002</text:p>
          </table:table-cell>
          <table:table-cell office:value-type="float" office:value="0.92">
            <text:p>0.92</text:p>
          </table:table-cell>
          <table:table-cell office:value-type="float" office:value="0.53">
            <text:p>0.53</text:p>
          </table:table-cell>
          <table:table-cell office:value-type="float" office:value="1.45">
            <text:p>1.45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string">
            <text:p>elks_overrides.STRING_8.to_integer</text:p>
          </table:table-cell>
          <table:table-cell office:value-type="float" office:value="190038">
            <text:p>190038</text:p>
          </table:table-cell>
          <table:table-cell office:value-type="float" office:value="8.13">
            <text:p>8.13</text:p>
          </table:table-cell>
          <table:table-cell office:value-type="float" office:value="3.86">
            <text:p>3.86</text:p>
          </table:table-cell>
          <table:table-cell office:value-type="float" office:value="11.99">
            <text:p>11.99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string">
            <text:p>elks_overrides.STRING_8.to_real</text:p>
          </table:table-cell>
          <table:table-cell office:value-type="float" office:value="20002">
            <text:p>20002</text:p>
          </table:table-cell>
          <table:table-cell office:value-type="float" office:value="0.21">
            <text:p>0.21</text:p>
          </table:table-cell>
          <table:table-cell office:value-type="float" office:value="1.48">
            <text:p>1.48</text:p>
          </table:table-cell>
          <table:table-cell office:value-type="float" office:value="1.69">
            <text:p>1.69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elks_overrides.STRING_8.twin</text:p>
          </table:table-cell>
          <table:table-cell office:value-type="float" office:value="500104">
            <text:p>500104</text:p>
          </table:table-cell>
          <table:table-cell office:value-type="float" office:value="5.12">
            <text:p>5.12</text:p>
          </table:table-cell>
          <table:table-cell office:value-type="float" office:value="27.23">
            <text:p>27.23</text:p>
          </table:table-cell>
          <table:table-cell office:value-type="float" office:value="32.35">
            <text:p>32.35</text:p>
          </table:table-cell>
          <table:table-cell office:value-type="float" office:value="1.94">
            <text:p>1.94</text:p>
          </table:table-cell>
        </table:table-row>
        <table:table-row table:style-name="ro1">
          <table:table-cell office:value-type="string">
            <text:p>root_cluster.ATM_JOURNAL.c_set_object_i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_JOURNAL.cr_set_object_i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_JOURNAL.cr_unobserved_set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_JOURNAL.generating_type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_JOURNAL.generator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_JOURNAL.is_observed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_JOURNAL.mak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ATM_JOURNAL.program_flow_sink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.c_set_object_i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.cr_set_object_i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.generating_typ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.mak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ATM.program_flow_sink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BANK_ACCOUNT.c_set_object_i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BANK_ACCOUNT.cr_set_object_i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BANK_ACCOUNT.cr_unobserved_set</text:p>
          </table:table-cell>
          <table:table-cell office:value-type="float" office:value="80012">
            <text:p>80012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BANK_ACCOUNT.deposit</text:p>
          </table:table-cell>
          <table:table-cell office:value-type="float" office:value="10001">
            <text:p>10001</text:p>
          </table:table-cell>
          <table:table-cell office:value-type="float" office:value="0.62">
            <text:p>0.62</text:p>
          </table:table-cell>
          <table:table-cell office:value-type="float" office:value="8.98">
            <text:p>8.98</text:p>
          </table:table-cell>
          <table:table-cell office:value-type="float" office:value="9.6">
            <text:p>9.6</text:p>
          </table:table-cell>
          <table:table-cell office:value-type="float" office:value="0.58">
            <text:p>0.58</text:p>
          </table:table-cell>
        </table:table-row>
        <table:table-row table:style-name="ro1">
          <table:table-cell office:value-type="string">
            <text:p>root_cluster.BANK_ACCOUNT.generating_type</text:p>
          </table:table-cell>
          <table:table-cell office:value-type="float" office:value="130017">
            <text:p>130017</text:p>
          </table:table-cell>
          <table:table-cell office:value-type="float" office:value="0.63">
            <text:p>0.63</text:p>
          </table:table-cell>
          <table:table-cell office:value-type="float" office:value="3.62">
            <text:p>3.62</text:p>
          </table:table-cell>
          <table:table-cell office:value-type="float" office:value="4.25">
            <text:p>4.25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string">
            <text:p>root_cluster.BANK_ACCOUNT.is_observed</text:p>
          </table:table-cell>
          <table:table-cell office:value-type="float" office:value="80012">
            <text:p>80012</text:p>
          </table:table-cell>
          <table:table-cell office:value-type="float" office:value="1.05">
            <text:p>1.05</text:p>
          </table:table-cell>
          <table:table-cell office:value-type="float" office:value="16.87">
            <text:p>16.87</text:p>
          </table:table-cell>
          <table:table-cell office:value-type="float" office:value="17.92">
            <text:p>17.92</text:p>
          </table:table-cell>
          <table:table-cell office:value-type="float" office:value="1.07">
            <text:p>1.07</text:p>
          </table:table-cell>
        </table:table-row>
        <table:table-row table:style-name="ro1">
          <table:table-cell office:value-type="string">
            <text:p>root_cluster.BANK_ACCOUNT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BANK_ACCOUNT.program_flow_sink</text:p>
          </table:table-cell>
          <table:table-cell office:value-type="float" office:value="400060">
            <text:p>400060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root_cluster.BANK_ACCOUNT.withdraw</text:p>
          </table:table-cell>
          <table:table-cell office:value-type="float" office:value="10001">
            <text:p>10001</text:p>
          </table:table-cell>
          <table:table-cell office:value-type="float" office:value="0.6">
            <text:p>0.6</text:p>
          </table:table-cell>
          <table:table-cell office:value-type="float" office:value="9.24">
            <text:p>9.24</text:p>
          </table:table-cell>
          <table:table-cell office:value-type="float" office:value="9.84">
            <text:p>9.84</text:p>
          </table:table-cell>
          <table:table-cell office:value-type="float" office:value="0.59">
            <text:p>0.59</text:p>
          </table:table-cell>
        </table:table-row>
        <table:table-row table:style-name="ro1">
          <table:table-cell office:value-type="string">
            <text:p>root_cluster.BANK.account_for_name</text:p>
          </table:table-cell>
          <table:table-cell office:value-type="float" office:value="30003">
            <text:p>30003</text:p>
          </table:table-cell>
          <table:table-cell office:value-type="float" office:value="2.55">
            <text:p>2.55</text:p>
          </table:table-cell>
          <table:table-cell office:value-type="float" office:value="716.08">
            <text:p>716.08</text:p>
          </table:table-cell>
          <table:table-cell office:value-type="float" office:value="718.63">
            <text:p>718.63</text:p>
          </table:table-cell>
          <table:table-cell office:value-type="float" office:value="43.08">
            <text:p>43.08</text:p>
          </table:table-cell>
        </table:table-row>
        <table:table-row table:style-name="ro1">
          <table:table-cell office:value-type="string">
            <text:p>root_cluster.BANK.at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BANK.c_set_object_i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BANK.cr_set_object_i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BANK.cr_unobserved_set</text:p>
          </table:table-cell>
          <table:table-cell office:value-type="float" office:value="300042">
            <text:p>300042</text:p>
          </table:table-cell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root_cluster.BANK.deposit</text:p>
          </table:table-cell>
          <table:table-cell office:value-type="float" office:value="10001">
            <text:p>10001</text:p>
          </table:table-cell>
          <table:table-cell office:value-type="float" office:value="0.76">
            <text:p>0.76</text:p>
          </table:table-cell>
          <table:table-cell office:value-type="float" office:value="135.07">
            <text:p>135.07</text:p>
          </table:table-cell>
          <table:table-cell office:value-type="float" office:value="135.83">
            <text:p>135.83</text:p>
          </table:table-cell>
          <table:table-cell office:value-type="float" office:value="8.14">
            <text:p>8.14</text:p>
          </table:table-cell>
        </table:table-row>
        <table:table-row table:style-name="ro1">
          <table:table-cell office:value-type="string">
            <text:p>root_cluster.BANK.generating_type</text:p>
          </table:table-cell>
          <table:table-cell office:value-type="float" office:value="300043">
            <text:p>300043</text:p>
          </table:table-cell>
          <table:table-cell office:value-type="float" office:value="1.63">
            <text:p>1.63</text:p>
          </table:table-cell>
          <table:table-cell office:value-type="float" office:value="8.74">
            <text:p>8.74</text:p>
          </table:table-cell>
          <table:table-cell office:value-type="float" office:value="10.37">
            <text:p>10.37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 office:value-type="string">
            <text:p>root_cluster.BANK.generator</text:p>
          </table:table-cell>
          <table:table-cell office:value-type="float" office:value="100014">
            <text:p>100014</text:p>
          </table:table-cell>
          <table:table-cell office:value-type="float" office:value="0.45">
            <text:p>0.45</text:p>
          </table:table-cell>
          <table:table-cell office:value-type="float" office:value="2.9">
            <text:p>2.9</text:p>
          </table:table-cell>
          <table:table-cell office:value-type="float" office:value="3.35">
            <text:p>3.35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root_cluster.BANK.is_observed</text:p>
          </table:table-cell>
          <table:table-cell office:value-type="float" office:value="300042">
            <text:p>300042</text:p>
          </table:table-cell>
          <table:table-cell office:value-type="float" office:value="3.96">
            <text:p>3.96</text:p>
          </table:table-cell>
          <table:table-cell office:value-type="float" office:value="64.09">
            <text:p>64.09</text:p>
          </table:table-cell>
          <table:table-cell office:value-type="float" office:value="68.05">
            <text:p>68.05</text:p>
          </table:table-cell>
          <table:table-cell office:value-type="float" office:value="4.08">
            <text:p>4.08</text:p>
          </table:table-cell>
        </table:table-row>
        <table:table-row table:style-name="ro1">
          <table:table-cell office:value-type="string">
            <text:p>root_cluster.BANK.mak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BANK.program_flow_sink</text:p>
          </table:table-cell>
          <table:table-cell office:value-type="float" office:value="1330186">
            <text:p>1330186</text:p>
          </table:table-cell>
          <table:table-cell office:value-type="float" office:value="0.62">
            <text:p>0.62</text:p>
          </table:table-cell>
          <table:table-cell office:value-type="float" office:value="0">
            <text:p>0</text:p>
          </table:table-cell>
          <table:table-cell office:value-type="float" office:value="0.62">
            <text:p>0.62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string">
            <text:p>root_cluster.BANK.withdraw</text:p>
          </table:table-cell>
          <table:table-cell office:value-type="float" office:value="10001">
            <text:p>10001</text:p>
          </table:table-cell>
          <table:table-cell office:value-type="float" office:value="0.75">
            <text:p>0.75</text:p>
          </table:table-cell>
          <table:table-cell office:value-type="float" office:value="133.97">
            <text:p>133.97</text:p>
          </table:table-cell>
          <table:table-cell office:value-type="float" office:value="134.72">
            <text:p>134.72</text:p>
          </table:table-cell>
          <table:table-cell office:value-type="float" office:value="8.08">
            <text:p>8.08</text:p>
          </table:table-cell>
        </table:table-row>
        <table:table-row table:style-name="ro1">
          <table:table-cell office:value-type="string">
            <text:p>root_cluster.ERL_CLASS_IMP_ANY.feature_</text:p>
          </table:table-cell>
          <table:table-cell office:value-type="float" office:value="20004">
            <text:p>20004</text:p>
          </table:table-cell>
          <table:table-cell office:value-type="float" office:value="0.26">
            <text:p>0.26</text:p>
          </table:table-cell>
          <table:table-cell office:value-type="float" office:value="1.46">
            <text:p>1.46</text:p>
          </table:table-cell>
          <table:table-cell office:value-type="float" office:value="1.72">
            <text:p>1.72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root_cluster.ERL_CLASS_IMP_ANY.immediate_feature</text:p>
          </table:table-cell>
          <table:table-cell office:value-type="float" office:value="20004">
            <text:p>20004</text:p>
          </table:table-cell>
          <table:table-cell office:value-type="float" office:value="0.41">
            <text:p>0.41</text:p>
          </table:table-cell>
          <table:table-cell office:value-type="float" office:value="1.03">
            <text:p>1.03</text:p>
          </table:table-cell>
          <table:table-cell office:value-type="float" office:value="1.44">
            <text:p>1.44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string">
            <text:p>root_cluster.ERL_CLASS_IMP_ANY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ANY.program_flow_sink</text:p>
          </table:table-cell>
          <table:table-cell office:value-type="float" office:value="120027">
            <text:p>120027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ATM_JOURNAL.feature_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ATM_JOURNAL.immediate_feature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ATM_JOURNAL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ATM_JOURNAL.operands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ATM_JOURNAL.program_flow_sink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BANK.feature_</text:p>
          </table:table-cell>
          <table:table-cell office:value-type="float" office:value="100014">
            <text:p>100014</text:p>
          </table:table-cell>
          <table:table-cell office:value-type="float" office:value="0.87">
            <text:p>0.87</text:p>
          </table:table-cell>
          <table:table-cell office:value-type="float" office:value="17.48">
            <text:p>17.48</text:p>
          </table:table-cell>
          <table:table-cell office:value-type="float" office:value="18.35">
            <text:p>18.35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string">
            <text:p>root_cluster.ERL_CLASS_IMP_BANK.immediate_feature</text:p>
          </table:table-cell>
          <table:table-cell office:value-type="float" office:value="100014">
            <text:p>100014</text:p>
          </table:table-cell>
          <table:table-cell office:value-type="float" office:value="4.26">
            <text:p>4.26</text:p>
          </table:table-cell>
          <table:table-cell office:value-type="float" office:value="13.11">
            <text:p>13.11</text:p>
          </table:table-cell>
          <table:table-cell office:value-type="float" office:value="17.37">
            <text:p>17.37</text:p>
          </table:table-cell>
          <table:table-cell office:value-type="float" office:value="1.04">
            <text:p>1.04</text:p>
          </table:table-cell>
        </table:table-row>
        <table:table-row table:style-name="ro1">
          <table:table-cell office:value-type="string">
            <text:p>root_cluster.ERL_CLASS_IMP_BANK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BANK.operands</text:p>
          </table:table-cell>
          <table:table-cell office:value-type="float" office:value="50007">
            <text:p>50007</text:p>
          </table:table-cell>
          <table:table-cell office:value-type="float" office:value="2.39">
            <text:p>2.39</text:p>
          </table:table-cell>
          <table:table-cell office:value-type="float" office:value="9.91">
            <text:p>9.91</text:p>
          </table:table-cell>
          <table:table-cell office:value-type="float" office:value="12.3">
            <text:p>12.3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office:value-type="string">
            <text:p>root_cluster.ERL_CLASS_IMP_BANK.program_flow_sink</text:p>
          </table:table-cell>
          <table:table-cell office:value-type="float" office:value="750108">
            <text:p>750108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string">
            <text:p>root_cluster.ERL_CLASS_IMP_COMPARABLE.feature_</text:p>
          </table:table-cell>
          <table:table-cell office:value-type="float" office:value="20004">
            <text:p>20004</text:p>
          </table:table-cell>
          <table:table-cell office:value-type="float" office:value="0.54">
            <text:p>0.54</text:p>
          </table:table-cell>
          <table:table-cell office:value-type="float" office:value="21.94">
            <text:p>21.94</text:p>
          </table:table-cell>
          <table:table-cell office:value-type="float" office:value="22.48">
            <text:p>22.48</text:p>
          </table:table-cell>
          <table:table-cell office:value-type="float" office:value="1.35">
            <text:p>1.35</text:p>
          </table:table-cell>
        </table:table-row>
        <table:table-row table:style-name="ro1">
          <table:table-cell office:value-type="string">
            <text:p>root_cluster.ERL_CLASS_IMP_COMPARABLE.immediate_feature</text:p>
          </table:table-cell>
          <table:table-cell office:value-type="float" office:value="20004">
            <text:p>20004</text:p>
          </table:table-cell>
          <table:table-cell office:value-type="float" office:value="0.23">
            <text:p>0.23</text:p>
          </table:table-cell>
          <table:table-cell office:value-type="float" office:value="0.2">
            <text:p>0.2</text:p>
          </table:table-cell>
          <table:table-cell office:value-type="float" office:value="0.43">
            <text:p>0.43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string">
            <text:p>root_cluster.ERL_CLASS_IMP_COMPARABLE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COMPARABLE.parents</text:p>
          </table:table-cell>
          <table:table-cell office:value-type="float" office:value="60012">
            <text:p>60012</text:p>
          </table:table-cell>
          <table:table-cell office:value-type="float" office:value="1.21">
            <text:p>1.21</text:p>
          </table:table-cell>
          <table:table-cell office:value-type="float" office:value="12.31">
            <text:p>12.31</text:p>
          </table:table-cell>
          <table:table-cell office:value-type="float" office:value="13.52">
            <text:p>13.52</text:p>
          </table:table-cell>
          <table:table-cell office:value-type="float" office:value="0.81">
            <text:p>0.81</text:p>
          </table:table-cell>
        </table:table-row>
        <table:table-row table:style-name="ro1">
          <table:table-cell office:value-type="string">
            <text:p>root_cluster.ERL_CLASS_IMP_COMPARABLE.program_flow_sink</text:p>
          </table:table-cell>
          <table:table-cell office:value-type="float" office:value="300063">
            <text:p>300063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root_cluster.ERL_CLASS_IMP_COMPARABLE.universe</text:p>
          </table:table-cell>
          <table:table-cell office:value-type="float" office:value="60012">
            <text:p>60012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HASHABLE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HASHABLE.program_flow_sink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INDEXABLE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INDEXABLE.program_flow_sink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MISMATCH_CORRECTOR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MISMATCH_CORRECTOR.program_flow_sink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PART_COMPARABLE.feature_</text:p>
          </table:table-cell>
          <table:table-cell office:value-type="float" office:value="20004">
            <text:p>20004</text:p>
          </table:table-cell>
          <table:table-cell office:value-type="float" office:value="0.48">
            <text:p>0.48</text:p>
          </table:table-cell>
          <table:table-cell office:value-type="float" office:value="7.48">
            <text:p>7.48</text:p>
          </table:table-cell>
          <table:table-cell office:value-type="float" office:value="7.96">
            <text:p>7.96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string">
            <text:p>root_cluster.ERL_CLASS_IMP_PART_COMPARABLE.immediate_feature</text:p>
          </table:table-cell>
          <table:table-cell office:value-type="float" office:value="20004">
            <text:p>20004</text:p>
          </table:table-cell>
          <table:table-cell office:value-type="float" office:value="0.13">
            <text:p>0.13</text:p>
          </table:table-cell>
          <table:table-cell office:value-type="float" office:value="0.04">
            <text:p>0.04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root_cluster.ERL_CLASS_IMP_PART_COMPARABLE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PART_COMPARABLE.parents</text:p>
          </table:table-cell>
          <table:table-cell office:value-type="float" office:value="60012">
            <text:p>60012</text:p>
          </table:table-cell>
          <table:table-cell office:value-type="float" office:value="1.14">
            <text:p>1.14</text:p>
          </table:table-cell>
          <table:table-cell office:value-type="float" office:value="4.42">
            <text:p>4.42</text:p>
          </table:table-cell>
          <table:table-cell office:value-type="float" office:value="5.56">
            <text:p>5.56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string">
            <text:p>root_cluster.ERL_CLASS_IMP_PART_COMPARABLE.program_flow_sink</text:p>
          </table:table-cell>
          <table:table-cell office:value-type="float" office:value="300063">
            <text:p>300063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root_cluster.ERL_CLASS_IMP_PART_COMPARABLE.universe</text:p>
          </table:table-cell>
          <table:table-cell office:value-type="float" office:value="60012">
            <text:p>6001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RESIZABLE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RESIZABLE.program_flow_sink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SPECIAL.feature_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SPECIAL.immediate_feature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SPECIAL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SPECIAL.operands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SPECIAL.program_flow_sink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STRING_8.feature_</text:p>
          </table:table-cell>
          <table:table-cell office:value-type="float" office:value="60018">
            <text:p>60018</text:p>
          </table:table-cell>
          <table:table-cell office:value-type="float" office:value="1.15">
            <text:p>1.15</text:p>
          </table:table-cell>
          <table:table-cell office:value-type="float" office:value="169.71">
            <text:p>169.71</text:p>
          </table:table-cell>
          <table:table-cell office:value-type="float" office:value="170.86">
            <text:p>170.86</text:p>
          </table:table-cell>
          <table:table-cell office:value-type="float" office:value="10.24">
            <text:p>10.24</text:p>
          </table:table-cell>
        </table:table-row>
        <table:table-row table:style-name="ro1">
          <table:table-cell office:value-type="string">
            <text:p>root_cluster.ERL_CLASS_IMP_STRING_8.immediate_feature</text:p>
          </table:table-cell>
          <table:table-cell office:value-type="float" office:value="60018">
            <text:p>60018</text:p>
          </table:table-cell>
          <table:table-cell office:value-type="float" office:value="0.91">
            <text:p>0.91</text:p>
          </table:table-cell>
          <table:table-cell office:value-type="float" office:value="1.81">
            <text:p>1.81</text:p>
          </table:table-cell>
          <table:table-cell office:value-type="float" office:value="2.72">
            <text:p>2.72</text:p>
          </table:table-cell>
          <table:table-cell office:value-type="float" office:value="0.16">
            <text:p>0.16</text:p>
          </table:table-cell>
        </table:table-row>
        <table:table-row table:style-name="ro1">
          <table:table-cell office:value-type="string">
            <text:p>root_cluster.ERL_CLASS_IMP_STRING_8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STRING_8.operands</text:p>
          </table:table-cell>
          <table:table-cell office:value-type="float" office:value="30009">
            <text:p>30009</text:p>
          </table:table-cell>
          <table:table-cell office:value-type="float" office:value="1.09">
            <text:p>1.09</text:p>
          </table:table-cell>
          <table:table-cell office:value-type="float" office:value="85.29">
            <text:p>85.29</text:p>
          </table:table-cell>
          <table:table-cell office:value-type="float" office:value="86.38">
            <text:p>86.38</text:p>
          </table:table-cell>
          <table:table-cell office:value-type="float" office:value="5.18">
            <text:p>5.18</text:p>
          </table:table-cell>
        </table:table-row>
        <table:table-row table:style-name="ro1">
          <table:table-cell office:value-type="string">
            <text:p>root_cluster.ERL_CLASS_IMP_STRING_8.parents</text:p>
          </table:table-cell>
          <table:table-cell office:value-type="float" office:value="120030">
            <text:p>120030</text:p>
          </table:table-cell>
          <table:table-cell office:value-type="float" office:value="6.49">
            <text:p>6.49</text:p>
          </table:table-cell>
          <table:table-cell office:value-type="float" office:value="102.79">
            <text:p>102.79</text:p>
          </table:table-cell>
          <table:table-cell office:value-type="float" office:value="109.28">
            <text:p>109.28</text:p>
          </table:table-cell>
          <table:table-cell office:value-type="float" office:value="6.55">
            <text:p>6.55</text:p>
          </table:table-cell>
        </table:table-row>
        <table:table-row table:style-name="ro1">
          <table:table-cell office:value-type="string">
            <text:p>root_cluster.ERL_CLASS_IMP_STRING_8.program_flow_sink</text:p>
          </table:table-cell>
          <table:table-cell office:value-type="float" office:value="810228">
            <text:p>810228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office:value-type="float" office:value="0.32">
            <text:p>0.32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string">
            <text:p>root_cluster.ERL_CLASS_IMP_STRING_8.universe</text:p>
          </table:table-cell>
          <table:table-cell office:value-type="float" office:value="600150">
            <text:p>600150</text:p>
          </table:table-cell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root_cluster.ERL_CLASS_IMP_STRING_GENERAL.feature_</text:p>
          </table:table-cell>
          <table:table-cell office:value-type="float" office:value="40010">
            <text:p>40010</text:p>
          </table:table-cell>
          <table:table-cell office:value-type="float" office:value="0.7">
            <text:p>0.7</text:p>
          </table:table-cell>
          <table:table-cell office:value-type="float" office:value="56.94">
            <text:p>56.94</text:p>
          </table:table-cell>
          <table:table-cell office:value-type="float" office:value="57.64">
            <text:p>57.64</text:p>
          </table:table-cell>
          <table:table-cell office:value-type="float" office:value="3.46">
            <text:p>3.46</text:p>
          </table:table-cell>
        </table:table-row>
        <table:table-row table:style-name="ro1">
          <table:table-cell office:value-type="string">
            <text:p>root_cluster.ERL_CLASS_IMP_STRING_GENERAL.immediate_feature</text:p>
          </table:table-cell>
          <table:table-cell office:value-type="float" office:value="40010">
            <text:p>40010</text:p>
          </table:table-cell>
          <table:table-cell office:value-type="float" office:value="1.01">
            <text:p>1.01</text:p>
          </table:table-cell>
          <table:table-cell office:value-type="float" office:value="2.13">
            <text:p>2.13</text:p>
          </table:table-cell>
          <table:table-cell office:value-type="float" office:value="3.14">
            <text:p>3.14</text:p>
          </table:table-cell>
          <table:table-cell office:value-type="float" office:value="0.19">
            <text:p>0.19</text:p>
          </table:table-cell>
        </table:table-row>
        <table:table-row table:style-name="ro1">
          <table:table-cell office:value-type="string">
            <text:p>root_cluster.ERL_CLASS_IMP_STRING_GENERAL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STRING_GENERAL.parents</text:p>
          </table:table-cell>
          <table:table-cell office:value-type="float" office:value="60012">
            <text:p>60012</text:p>
          </table:table-cell>
          <table:table-cell office:value-type="float" office:value="2.38">
            <text:p>2.38</text:p>
          </table:table-cell>
          <table:table-cell office:value-type="float" office:value="28.91">
            <text:p>28.91</text:p>
          </table:table-cell>
          <table:table-cell office:value-type="float" office:value="31.29">
            <text:p>31.29</text:p>
          </table:table-cell>
          <table:table-cell office:value-type="float" office:value="1.88">
            <text:p>1.88</text:p>
          </table:table-cell>
        </table:table-row>
        <table:table-row table:style-name="ro1">
          <table:table-cell office:value-type="string">
            <text:p>root_cluster.ERL_CLASS_IMP_STRING_GENERAL.program_flow_sink</text:p>
          </table:table-cell>
          <table:table-cell office:value-type="float" office:value="420099">
            <text:p>420099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root_cluster.ERL_CLASS_IMP_STRING_GENERAL.universe</text:p>
          </table:table-cell>
          <table:table-cell office:value-type="float" office:value="180036">
            <text:p>180036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root_cluster.ERL_CLASS_IMP_STRING_HANDLER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STRING_HANDLER.program_flow_sink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TO_SPECIAL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CLASS_IMP_TO_SPECIAL.program_flow_sink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c_type_conforms_to</text:p>
          </table:table-cell>
          <table:table-cell office:value-type="float" office:value="80018">
            <text:p>80018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class_any</text:p>
          </table:table-cell>
          <table:table-cell office:value-type="float" office:value="60012">
            <text:p>600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class_atm_journal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class_bank</text:p>
          </table:table-cell>
          <table:table-cell office:value-type="float" office:value="50007">
            <text:p>500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class_by_name</text:p>
          </table:table-cell>
          <table:table-cell office:value-type="float" office:value="980228">
            <text:p>980228</text:p>
          </table:table-cell>
          <table:table-cell office:value-type="float" office:value="35.15">
            <text:p>35.15</text:p>
          </table:table-cell>
          <table:table-cell office:value-type="float" office:value="92.92">
            <text:p>92.92</text:p>
          </table:table-cell>
          <table:table-cell office:value-type="float" office:value="128.07">
            <text:p>128.07</text:p>
          </table:table-cell>
          <table:table-cell office:value-type="float" office:value="7.68">
            <text:p>7.68</text:p>
          </table:table-cell>
        </table:table-row>
        <table:table-row table:style-name="ro1">
          <table:table-cell office:value-type="string">
            <text:p>root_cluster.ERL_UNIVERSE_IMP.class_by_object</text:p>
          </table:table-cell>
          <table:table-cell office:value-type="float" office:value="80018">
            <text:p>80018</text:p>
          </table:table-cell>
          <table:table-cell office:value-type="float" office:value="1.42">
            <text:p>1.42</text:p>
          </table:table-cell>
          <table:table-cell office:value-type="float" office:value="17.37">
            <text:p>17.37</text:p>
          </table:table-cell>
          <table:table-cell office:value-type="float" office:value="18.79">
            <text:p>18.79</text:p>
          </table:table-cell>
          <table:table-cell office:value-type="float" office:value="1.13">
            <text:p>1.13</text:p>
          </table:table-cell>
        </table:table-row>
        <table:table-row table:style-name="ro1">
          <table:table-cell office:value-type="string">
            <text:p>root_cluster.ERL_UNIVERSE_IMP.class_comparable</text:p>
          </table:table-cell>
          <table:table-cell office:value-type="float" office:value="60012">
            <text:p>600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class_hashable</text:p>
          </table:table-cell>
          <table:table-cell office:value-type="float" office:value="60012">
            <text:p>600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class_indexable</text:p>
          </table:table-cell>
          <table:table-cell office:value-type="float" office:value="120030">
            <text:p>12003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class_mismatch_corrector</text:p>
          </table:table-cell>
          <table:table-cell office:value-type="float" office:value="120030">
            <text:p>12003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class_name</text:p>
          </table:table-cell>
          <table:table-cell office:value-type="float" office:value="160036">
            <text:p>160036</text:p>
          </table:table-cell>
          <table:table-cell office:value-type="float" office:value="1.63">
            <text:p>1.63</text:p>
          </table:table-cell>
          <table:table-cell office:value-type="float" office:value="5.6">
            <text:p>5.6</text:p>
          </table:table-cell>
          <table:table-cell office:value-type="float" office:value="7.23">
            <text:p>7.23</text:p>
          </table:table-cell>
          <table:table-cell office:value-type="float" office:value="0.43">
            <text:p>0.43</text:p>
          </table:table-cell>
        </table:table-row>
        <table:table-row table:style-name="ro1">
          <table:table-cell office:value-type="string">
            <text:p>root_cluster.ERL_UNIVERSE_IMP.class_part_comparable</text:p>
          </table:table-cell>
          <table:table-cell office:value-type="float" office:value="60012">
            <text:p>6001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class_resizable</text:p>
          </table:table-cell>
          <table:table-cell office:value-type="float" office:value="120030">
            <text:p>12003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class_special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class_string_8</text:p>
          </table:table-cell>
          <table:table-cell office:value-type="float" office:value="30009">
            <text:p>300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class_string_general</text:p>
          </table:table-cell>
          <table:table-cell office:value-type="float" office:value="120030">
            <text:p>12003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class_string_handler</text:p>
          </table:table-cell>
          <table:table-cell office:value-type="float" office:value="60012">
            <text:p>600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class_to_special</text:p>
          </table:table-cell>
          <table:table-cell office:value-type="float" office:value="120030">
            <text:p>120030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dynamic_type</text:p>
          </table:table-cell>
          <table:table-cell office:value-type="float" office:value="80018">
            <text:p>80018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dynamic_type_from_string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internal_dynamic_type_string_tabl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is_instance_of</text:p>
          </table:table-cell>
          <table:table-cell office:value-type="float" office:value="80018">
            <text:p>80018</text:p>
          </table:table-cell>
          <table:table-cell office:value-type="float" office:value="1.11">
            <text:p>1.11</text:p>
          </table:table-cell>
          <table:table-cell office:value-type="float" office:value="0.25">
            <text:p>0.25</text:p>
          </table:table-cell>
          <table:table-cell office:value-type="float" office:value="1.36">
            <text:p>1.36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string">
            <text:p>root_cluster.ERL_UNIVERSE_IMP.is_pre_ecma_mapping_disable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program_flow_sink</text:p>
          </table:table-cell>
          <table:table-cell office:value-type="float" office:value="3900909">
            <text:p>3900909</text:p>
          </table:table-cell>
          <table:table-cell office:value-type="float" office:value="1.62">
            <text:p>1.62</text:p>
          </table:table-cell>
          <table:table-cell office:value-type="float" office:value="0">
            <text:p>0</text:p>
          </table:table-cell>
          <table:table-cell office:value-type="float" office:value="1.62">
            <text:p>1.62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root_cluster.ERL_UNIVERSE_IMP.Renamed feature `pre_ecma_mapping_status'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Renamed feature `set_pre_ecma_mapping'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ERL_UNIVERSE_IMP.Renamed feature `type_id_from_name'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ROOT_CLASS.io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ROOT_CLASS.mak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668.27">
            <text:p>1668.2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root_cluster.ROOT_CLASS.print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ROOT_CLASS.program_flow_sink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</table:table-row>
      </table:table>
      <table:table table:name="cr_disabled" table:style-name="ta1" table:print="false">
        <office:forms form:automatic-focus="false" form:apply-design-mode="false"/>
        <table:table-column table:style-name="co10" table:default-cell-style-name="Default"/>
        <table:table-column table:style-name="co6" table:number-columns-repeated="5" table:default-cell-style-name="Default"/>
        <table:table-row table:style-name="ro1">
          <table:table-cell table:style-name="ce1" office:value-type="string">
            <text:p>Function</text:p>
          </table:table-cell>
          <table:table-cell table:style-name="ce1" office:value-type="string">
            <text:p>calls</text:p>
          </table:table-cell>
          <table:table-cell table:style-name="ce1" office:value-type="string">
            <text:p>self</text:p>
          </table:table-cell>
          <table:table-cell table:style-name="ce1" office:value-type="string">
            <text:p>descendant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ercentage</text:p>
          </table:table-cell>
        </table:table-row>
        <table:table-row table:style-name="ro1">
          <table:table-cell office:value-type="string">
            <text:p>root_cluster.ROOT_CLASS.mak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.87">
            <text:p>3.8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root_cluster.PERFORMANCE_TESTER_ATM_UI.run</text:p>
          </table:table-cell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3.72">
            <text:p>3.72</text:p>
          </table:table-cell>
          <table:table-cell office:value-type="float" office:value="3.87">
            <text:p>3.87</text:p>
          </table:table-cell>
          <table:table-cell office:value-type="float" office:value="99.9">
            <text:p>99.9</text:p>
          </table:table-cell>
        </table:table-row>
        <table:table-row table:style-name="ro1">
          <table:table-cell office:value-type="string">
            <text:p>root_cluster.BANK.account_for_name</text:p>
          </table:table-cell>
          <table:table-cell office:value-type="float" office:value="30003">
            <text:p>30003</text:p>
          </table:table-cell>
          <table:table-cell office:value-type="float" office:value="0.46">
            <text:p>0.46</text:p>
          </table:table-cell>
          <table:table-cell office:value-type="float" office:value="1.49">
            <text:p>1.49</text:p>
          </table:table-cell>
          <table:table-cell office:value-type="float" office:value="1.95">
            <text:p>1.95</text:p>
          </table:table-cell>
          <table:table-cell office:value-type="float" office:value="50.31">
            <text:p>50.31</text:p>
          </table:table-cell>
        </table:table-row>
        <table:table-row table:style-name="ro1">
          <table:table-cell office:value-type="string">
            <text:p>elks_overrides.STRING_8.make</text:p>
          </table:table-cell>
          <table:table-cell office:value-type="float" office:value="50018">
            <text:p>50018</text:p>
          </table:table-cell>
          <table:table-cell office:value-type="float" office:value="0.44">
            <text:p>0.44</text:p>
          </table:table-cell>
          <table:table-cell office:value-type="float" office:value="0.54">
            <text:p>0.54</text:p>
          </table:table-cell>
          <table:table-cell office:value-type="float" office:value="0.98">
            <text:p>0.98</text:p>
          </table:table-cell>
          <table:table-cell office:value-type="float" office:value="25.41">
            <text:p>25.41</text:p>
          </table:table-cell>
        </table:table-row>
        <table:table-row table:style-name="ro1">
          <table:table-cell office:value-type="string">
            <text:p>root_cluster.ATM.withdraw</text:p>
          </table:table-cell>
          <table:table-cell office:value-type="float" office:value="10001">
            <text:p>10001</text:p>
          </table:table-cell>
          <table:table-cell office:value-type="float" office:value="0.11">
            <text:p>0.11</text:p>
          </table:table-cell>
          <table:table-cell office:value-type="float" office:value="0.87">
            <text:p>0.87</text:p>
          </table:table-cell>
          <table:table-cell office:value-type="float" office:value="0.98">
            <text:p>0.98</text:p>
          </table:table-cell>
          <table:table-cell office:value-type="float" office:value="25.41">
            <text:p>25.41</text:p>
          </table:table-cell>
        </table:table-row>
        <table:table-row table:style-name="ro1">
          <table:table-cell office:value-type="string">
            <text:p>root_cluster.ATM.deposit</text:p>
          </table:table-cell>
          <table:table-cell office:value-type="float" office:value="10001">
            <text:p>10001</text:p>
          </table:table-cell>
          <table:table-cell office:value-type="float" office:value="0.08">
            <text:p>0.08</text:p>
          </table:table-cell>
          <table:table-cell office:value-type="float" office:value="0.86">
            <text:p>0.86</text:p>
          </table:table-cell>
          <table:table-cell office:value-type="float" office:value="0.94">
            <text:p>0.94</text:p>
          </table:table-cell>
          <table:table-cell office:value-type="float" office:value="24.38">
            <text:p>24.38</text:p>
          </table:table-cell>
        </table:table-row>
        <table:table-row table:style-name="ro1">
          <table:table-cell office:value-type="string">
            <text:p>root_cluster.PERFORMANCE_TESTER_ATM_UI.print</text:p>
          </table:table-cell>
          <table:table-cell office:value-type="float" office:value="10002">
            <text:p>10002</text:p>
          </table:table-cell>
          <table:table-cell office:value-type="float" office:value="0.12">
            <text:p>0.12</text:p>
          </table:table-cell>
          <table:table-cell office:value-type="float" office:value="0.65">
            <text:p>0.65</text:p>
          </table:table-cell>
          <table:table-cell office:value-type="float" office:value="0.77">
            <text:p>0.77</text:p>
          </table:table-cell>
          <table:table-cell office:value-type="float" office:value="19.94">
            <text:p>19.94</text:p>
          </table:table-cell>
        </table:table-row>
        <table:table-row table:style-name="ro1">
          <table:table-cell office:value-type="string">
            <text:p>root_cluster.ATM.account_exists</text:p>
          </table:table-cell>
          <table:table-cell office:value-type="float" office:value="10001">
            <text:p>10001</text:p>
          </table:table-cell>
          <table:table-cell office:value-type="float" office:value="0.1">
            <text:p>0.1</text:p>
          </table:table-cell>
          <table:table-cell office:value-type="float" office:value="0.62">
            <text:p>0.62</text:p>
          </table:table-cell>
          <table:table-cell office:value-type="float" office:value="0.72">
            <text:p>0.72</text:p>
          </table:table-cell>
          <table:table-cell office:value-type="float" office:value="18.7">
            <text:p>18.7</text:p>
          </table:table-cell>
        </table:table-row>
        <table:table-row table:style-name="ro1">
          <table:table-cell office:value-type="string">
            <text:p>elks_overrides.STRING_8.out</text:p>
          </table:table-cell>
          <table:table-cell office:value-type="float" office:value="10003">
            <text:p>10003</text:p>
          </table:table-cell>
          <table:table-cell office:value-type="float" office:value="0.09">
            <text:p>0.09</text:p>
          </table:table-cell>
          <table:table-cell office:value-type="float" office:value="0.56">
            <text:p>0.56</text:p>
          </table:table-cell>
          <table:table-cell office:value-type="float" office:value="0.65">
            <text:p>0.65</text:p>
          </table:table-cell>
          <table:table-cell office:value-type="float" office:value="16.74">
            <text:p>16.74</text:p>
          </table:table-cell>
        </table:table-row>
        <table:table-row table:style-name="ro1">
          <table:table-cell office:value-type="string">
            <text:p>elks_overrides.STRING_8.is_equal</text:p>
          </table:table-cell>
          <table:table-cell office:value-type="float" office:value="30004">
            <text:p>30004</text:p>
          </table:table-cell>
          <table:table-cell office:value-type="float" office:value="0.29">
            <text:p>0.29</text:p>
          </table:table-cell>
          <table:table-cell office:value-type="float" office:value="0.33">
            <text:p>0.33</text:p>
          </table:table-cell>
          <table:table-cell office:value-type="float" office:value="0.62">
            <text:p>0.62</text:p>
          </table:table-cell>
          <table:table-cell office:value-type="float" office:value="16.12">
            <text:p>16.12</text:p>
          </table:table-cell>
        </table:table-row>
        <table:table-row table:style-name="ro1">
          <table:table-cell office:value-type="string">
            <text:p>elks_overrides.STRING_8.make_area</text:p>
          </table:table-cell>
          <table:table-cell office:value-type="float" office:value="50019">
            <text:p>50019</text:p>
          </table:table-cell>
          <table:table-cell office:value-type="float" office:value="0.4">
            <text:p>0.4</text:p>
          </table:table-cell>
          <table:table-cell office:value-type="float" office:value="0.06">
            <text:p>0.06</text:p>
          </table:table-cell>
          <table:table-cell office:value-type="float" office:value="0.46">
            <text:p>0.46</text:p>
          </table:table-cell>
          <table:table-cell office:value-type="float" office:value="11.98">
            <text:p>11.98</text:p>
          </table:table-cell>
        </table:table-row>
        <table:table-row table:style-name="ro1">
          <table:table-cell office:value-type="string">
            <text:p>elks_overrides.STRING_8.append</text:p>
          </table:table-cell>
          <table:table-cell office:value-type="float" office:value="10003">
            <text:p>10003</text:p>
          </table:table-cell>
          <table:table-cell office:value-type="float" office:value="0.11">
            <text:p>0.11</text:p>
          </table:table-cell>
          <table:table-cell office:value-type="float" office:value="0.24">
            <text:p>0.24</text:p>
          </table:table-cell>
          <table:table-cell office:value-type="float" office:value="0.35">
            <text:p>0.35</text:p>
          </table:table-cell>
          <table:table-cell office:value-type="float" office:value="9.09">
            <text:p>9.09</text:p>
          </table:table-cell>
        </table:table-row>
        <table:table-row table:style-name="ro1">
          <table:table-cell office:value-type="string">
            <text:p>elks_overrides.STRING_8.str_strict_cmp</text:p>
          </table:table-cell>
          <table:table-cell office:value-type="float" office:value="30004">
            <text:p>30004</text:p>
          </table:table-cell>
          <table:table-cell office:value-type="float" office:value="0.29">
            <text:p>0.29</text:p>
          </table:table-cell>
          <table:table-cell office:value-type="float" office:value="0.02">
            <text:p>0.02</text:p>
          </table:table-cell>
          <table:table-cell office:value-type="float" office:value="0.31">
            <text:p>0.31</text:p>
          </table:table-cell>
          <table:table-cell office:value-type="float" office:value="8.06">
            <text:p>8.06</text:p>
          </table:table-cell>
        </table:table-row>
        <table:table-row table:style-name="ro1">
          <table:table-cell office:value-type="string">
            <text:p>elks_overrides.STRING_8.set_count</text:p>
          </table:table-cell>
          <table:table-cell office:value-type="float" office:value="40015">
            <text:p>40015</text:p>
          </table:table-cell>
          <table:table-cell office:value-type="float" office:value="0.25">
            <text:p>0.25</text:p>
          </table:table-cell>
          <table:table-cell office:value-type="float" office:value="0.05">
            <text:p>0.05</text:p>
          </table:table-cell>
          <table:table-cell office:value-type="float" office:value="0.3">
            <text:p>0.3</text:p>
          </table:table-cell>
          <table:table-cell office:value-type="float" office:value="7.85">
            <text:p>7.85</text:p>
          </table:table-cell>
        </table:table-row>
        <table:table-row table:style-name="ro1">
          <table:table-cell office:value-type="string">
            <text:p>elks_overrides.STRING_8.program_flow_sink</text:p>
          </table:table-cell>
          <table:table-cell office:value-type="float" office:value="690264">
            <text:p>690264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office:value-type="float" office:value="6.82">
            <text:p>6.82</text:p>
          </table:table-cell>
        </table:table-row>
        <table:table-row table:style-name="ro1">
          <table:table-cell office:value-type="string">
            <text:p>root_cluster.BANK.deposit</text:p>
          </table:table-cell>
          <table:table-cell office:value-type="float" office:value="10001">
            <text:p>10001</text:p>
          </table:table-cell>
          <table:table-cell office:value-type="float" office:value="0.11">
            <text:p>0.11</text:p>
          </table:table-cell>
          <table:table-cell office:value-type="float" office:value="0.09">
            <text:p>0.09</text:p>
          </table:table-cell>
          <table:table-cell office:value-type="float" office:value="0.2">
            <text:p>0.2</text:p>
          </table:table-cell>
          <table:table-cell office:value-type="float" office:value="5.06">
            <text:p>5.06</text:p>
          </table:table-cell>
        </table:table-row>
        <table:table-row table:style-name="ro1">
          <table:table-cell office:value-type="string">
            <text:p>root_cluster.BANK.withdraw</text:p>
          </table:table-cell>
          <table:table-cell office:value-type="float" office:value="10001">
            <text:p>10001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4.55">
            <text:p>4.55</text:p>
          </table:table-cell>
        </table:table-row>
        <table:table-row table:style-name="ro1">
          <table:table-cell office:value-type="string">
            <text:p>elks_overrides.SPECIAL.copy_data</text:p>
          </table:table-cell>
          <table:table-cell office:value-type="float" office:value="10003">
            <text:p>10003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0.12">
            <text:p>0.12</text:p>
          </table:table-cell>
          <table:table-cell office:value-type="float" office:value="3.1">
            <text:p>3.1</text:p>
          </table:table-cell>
        </table:table-row>
        <table:table-row table:style-name="ro1">
          <table:table-cell office:value-type="string">
            <text:p>elks_overrides.STRING_8.capacity</text:p>
          </table:table-cell>
          <table:table-cell office:value-type="float" office:value="10003">
            <text:p>10003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0.11">
            <text:p>0.11</text:p>
          </table:table-cell>
          <table:table-cell office:value-type="float" office:value="2.89">
            <text:p>2.89</text:p>
          </table:table-cell>
        </table:table-row>
        <table:table-row table:style-name="ro1">
          <table:table-cell office:value-type="string">
            <text:p>root_cluster.BANK_ACCOUNT.withdraw</text:p>
          </table:table-cell>
          <table:table-cell office:value-type="float" office:value="10001">
            <text:p>10001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2.17">
            <text:p>2.17</text:p>
          </table:table-cell>
        </table:table-row>
        <table:table-row table:style-name="ro1">
          <table:table-cell office:value-type="string">
            <text:p>root_cluster.BANK_ACCOUNT.deposit</text:p>
          </table:table-cell>
          <table:table-cell office:value-type="float" office:value="10001">
            <text:p>10001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1.86">
            <text:p>1.86</text:p>
          </table:table-cell>
        </table:table-row>
        <table:table-row table:style-name="ro1">
          <table:table-cell office:value-type="string">
            <text:p>root_cluster.BANK.program_flow_sink</text:p>
          </table:table-cell>
          <table:table-cell office:value-type="float" office:value="150021">
            <text:p>150021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1.76">
            <text:p>1.76</text:p>
          </table:table-cell>
        </table:table-row>
        <table:table-row table:style-name="ro1">
          <table:table-cell office:value-type="string">
            <text:p>root_cluster.ATM.program_flow_sink</text:p>
          </table:table-cell>
          <table:table-cell office:value-type="float" office:value="90015">
            <text:p>90015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93">
            <text:p>0.93</text:p>
          </table:table-cell>
        </table:table-row>
        <table:table-row table:style-name="ro1">
          <table:table-cell office:value-type="string">
            <text:p>elks_overrides.SPECIAL.program_flow_sink</text:p>
          </table:table-cell>
          <table:table-cell office:value-type="float" office:value="30011">
            <text:p>3001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string">
            <text:p>elks_overrides.STRING_8.make_from_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root_cluster.PERFORMANCE_TESTER_ATM_UI.io</text:p>
          </table:table-cell>
          <table:table-cell office:value-type="float" office:value="10002">
            <text:p>10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root_cluster.BANK_ACCOUNT.program_flow_sink</text:p>
          </table:table-cell>
          <table:table-cell office:value-type="float" office:value="60009">
            <text:p>60009</text:p>
          </table:table-cell>
          <table:table-cell table:number-columns-repeated="3" office:value-type="float" office:value="0">
            <text:p>0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elks_overrides.STRING_8.put_code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root_cluster.ROOT_CLASS.io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to_c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ROOT_CLASS.print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PERFORMANCE_TESTER_ATM_UI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PERFORMANCE_TESTER_ATM_UI.program_flow_sink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BANK.atm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_UI_TEXTUAL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_JOURNAL.program_flow_sink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_JOURNAL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.set_ui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ROOT_CLASS.program_flow_sink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_UI_TEXTUAL.program_flow_sink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BANK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CONFIGURATION_HELPER.visit_null_sink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CONFIGURATION_HELPER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c_string_provider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TRING_8.get_area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PECIAL.count</text:p>
          </table:table-cell>
          <table:table-cell office:value-type="float" office:value="10003">
            <text:p>1000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CONFIGURATION_HELPER.configure_program_flow_sink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NULL_PROGRAM_FLOW_SINK.enter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NULL_PROGRAM_FLOW_SINK.leav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BANK_ACCOUNT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dditional_base_classes.NULL_PROGRAM_FLOW_SINK.accept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lks_overrides.SPECIAL.note_direct_manipulation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</table:table>
      <table:table table:name="uninstrumented" table:style-name="ta1" table:print="false">
        <office:forms form:automatic-focus="false" form:apply-design-mode="false"/>
        <table:table-column table:style-name="co11" table:default-cell-style-name="Default"/>
        <table:table-column table:style-name="co6" table:number-columns-repeated="5" table:default-cell-style-name="Default"/>
        <table:table-row table:style-name="ro1">
          <table:table-cell table:style-name="ce1" office:value-type="string">
            <text:p>Function</text:p>
          </table:table-cell>
          <table:table-cell table:style-name="ce1" office:value-type="string">
            <text:p>calls</text:p>
          </table:table-cell>
          <table:table-cell table:style-name="ce1" office:value-type="string">
            <text:p>self</text:p>
          </table:table-cell>
          <table:table-cell table:style-name="ce1" office:value-type="string">
            <text:p>descendant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ercentage</text:p>
          </table:table-cell>
        </table:table-row>
        <table:table-row table:style-name="ro1">
          <table:table-cell office:value-type="string">
            <text:p>root_cluster.ATM.account_exists</text:p>
          </table:table-cell>
          <table:table-cell office:value-type="float" office:value="10001">
            <text:p>10001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14.05">
            <text:p>14.05</text:p>
          </table:table-cell>
        </table:table-row>
        <table:table-row table:style-name="ro1">
          <table:table-cell office:value-type="string">
            <text:p>root_cluster.ATM.deposit</text:p>
          </table:table-cell>
          <table:table-cell office:value-type="float" office:value="10001">
            <text:p>10001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9">
            <text:p>0.09</text:p>
          </table:table-cell>
          <table:table-cell office:value-type="float" office:value="19.01">
            <text:p>19.01</text:p>
          </table:table-cell>
        </table:table-row>
        <table:table-row table:style-name="ro1">
          <table:table-cell office:value-type="string">
            <text:p>root_cluster.ATM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.set_ui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.withdraw</text:p>
          </table:table-cell>
          <table:table-cell office:value-type="float" office:value="10001">
            <text:p>10001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20.66">
            <text:p>20.66</text:p>
          </table:table-cell>
        </table:table-row>
        <table:table-row table:style-name="ro1">
          <table:table-cell office:value-type="string">
            <text:p>root_cluster.ATM_JOURNAL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ATM_UI_TEXTUAL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BANK.account_for_name</text:p>
          </table:table-cell>
          <table:table-cell office:value-type="float" office:value="30003">
            <text:p>30003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17.36">
            <text:p>17.36</text:p>
          </table:table-cell>
        </table:table-row>
        <table:table-row table:style-name="ro1">
          <table:table-cell office:value-type="string">
            <text:p>root_cluster.BANK.atm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BANK.deposit</text:p>
          </table:table-cell>
          <table:table-cell office:value-type="float" office:value="10001">
            <text:p>1000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4.13">
            <text:p>4.13</text:p>
          </table:table-cell>
        </table:table-row>
        <table:table-row table:style-name="ro1">
          <table:table-cell office:value-type="string">
            <text:p>root_cluster.BANK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BANK.withdraw</text:p>
          </table:table-cell>
          <table:table-cell office:value-type="float" office:value="10001">
            <text:p>1000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9.92">
            <text:p>9.92</text:p>
          </table:table-cell>
        </table:table-row>
        <table:table-row table:style-name="ro1">
          <table:table-cell office:value-type="string">
            <text:p>root_cluster.BANK_ACCOUNT.deposit</text:p>
          </table:table-cell>
          <table:table-cell office:value-type="float" office:value="10001">
            <text:p>1000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65">
            <text:p>1.65</text:p>
          </table:table-cell>
        </table:table-row>
        <table:table-row table:style-name="ro1">
          <table:table-cell office:value-type="string">
            <text:p>root_cluster.BANK_ACCOUNT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BANK_ACCOUNT.withdraw</text:p>
          </table:table-cell>
          <table:table-cell office:value-type="float" office:value="10001">
            <text:p>1000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65">
            <text:p>1.65</text:p>
          </table:table-cell>
        </table:table-row>
        <table:table-row table:style-name="ro1">
          <table:table-cell office:value-type="string">
            <text:p>root_cluster.PERFORMANCE_TESTER_ATM_UI.io</text:p>
          </table:table-cell>
          <table:table-cell office:value-type="float" office:value="10002">
            <text:p>10002</text:p>
          </table:table-cell>
          <table:table-cell table:number-columns-repeated="3" office:value-type="float" office:value="0">
            <text:p>0</text:p>
          </table:table-cell>
          <table:table-cell office:value-type="float" office:value="0.83">
            <text:p>0.83</text:p>
          </table:table-cell>
        </table:table-row>
        <table:table-row table:style-name="ro1">
          <table:table-cell office:value-type="string">
            <text:p>root_cluster.PERFORMANCE_TESTER_ATM_UI.mak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oot_cluster.PERFORMANCE_TESTER_ATM_UI.print</text:p>
          </table:table-cell>
          <table:table-cell office:value-type="float" office:value="10002">
            <text:p>10002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22.31">
            <text:p>22.31</text:p>
          </table:table-cell>
        </table:table-row>
        <table:table-row table:style-name="ro1">
          <table:table-cell office:value-type="string">
            <text:p>root_cluster.PERFORMANCE_TESTER_ATM_UI.run</text:p>
          </table:table-cell>
          <table:table-cell office:value-type="float" office:value="1">
            <text:p>1</text:p>
          </table:table-cell>
          <table:table-cell office:value-type="float" office:value="0.11">
            <text:p>0.11</text:p>
          </table:table-cell>
          <table:table-cell office:value-type="float" office:value="0.37">
            <text:p>0.37</text:p>
          </table:table-cell>
          <table:table-cell office:value-type="float" office:value="0.48">
            <text:p>0.4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root_cluster.ROOT_CLASS.mak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48">
            <text:p>0.48</text:p>
          </table:table-cell>
          <table:table-cell office:value-type="float" office:value="100">
            <text:p>100</text:p>
          </table:table-cell>
        </table:table-row>
      </table:table>
      <table:database-ranges>
        <table:database-range table:target-range-address="capture_all_observed.A2:capture_all_observed.IV1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DejaVu Sans" fo:language="de" fo:country="CH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6">06.09.2007</text:date>, <text:time>12:4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tefan Sieber</meta:initial-creator>
    <meta:creation-date>2007-09-05T13:28:02</meta:creation-date>
    <dc:date>2007-09-06T12:41:45</dc:date>
    <dc:language>de-CH</dc:language>
    <meta:editing-cycles>11</meta:editing-cycles>
    <meta:editing-duration>PT8H48M44S</meta:editing-duration>
    <meta:user-defined meta:name="Info 1"/>
    <meta:user-defined meta:name="Info 2"/>
    <meta:user-defined meta:name="Info 3"/>
    <meta:user-defined meta:name="Info 4"/>
    <meta:document-statistic meta:table-count="6" meta:cell-count="3643"/>
  </office:meta>
</office:document-meta>
</file>